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ian SC" svg:font-family="'Libian SC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ian SC" fo:font-size="15pt" officeooo:rsid="0013eaf1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ladiantha calcarata<text:line-break/></text:p>
      <text:p text:style-name="P1">Anerincleistus vestitus<text:line-break/></text:p>
      <text:p text:style-name="P1">Euphorbia loandensis<text:line-break/></text:p>
      <text:p text:style-name="P1">Polyalthia mortehanii<text:line-break/></text:p>
      <text:p text:style-name="P1">Ouratea nervosa<text:line-break/></text:p>
      <text:p text:style-name="P1">Helicteres longepedunculata<text:line-break/></text:p>
      <text:p text:style-name="P1">Vernonia decaryana<text:line-break/></text:p>
      <text:p text:style-name="P1">Spartina laevigata<text:line-break/></text:p>
      <text:p text:style-name="P1">Hosackia strigosa<text:line-break/></text:p>
      <text:p text:style-name="P1">Marcellia villosa<text:line-break/></text:p>
      <text:p text:style-name="P1">Rubus × pajalensis<text:line-break/></text:p>
      <text:p text:style-name="P1">Pteris burtonii<text:line-break/></text:p>
      <text:p text:style-name="P1">Hohenbergia pabstii<text:line-break/></text:p>
      <text:p text:style-name="P1">Galatella deflexa<text:line-break/></text:p>
      <text:p text:style-name="P1">Cardiospermum dissectum<text:line-break/></text:p>
      <text:p text:style-name="P1">Berberis subpteroclada<text:line-break/></text:p>
      <text:p text:style-name="P1"><text:soft-page-break/>China, Xizang (Tibet)<text:line-break/></text:p>
      <text:p text:style-name="P1">China, Yunnan, Pingbian<text:line-break/></text:p>
      <text:p text:style-name="P1">Japan<text:line-break/></text:p>
      <text:p text:style-name="P1">Australia (Country), New South Wales<text:line-break/></text:p>
      <text:p text:style-name="P1">Philippines, Palawan<text:line-break/></text:p>
      <text:p text:style-name="P1">China, Sichuan<text:line-break/></text:p>
      <text:p text:style-name="P1">China, Yunnan<text:line-break/></text:p>
      <text:p text:style-name="P1">Japan, Kyoto<text:line-break/></text:p>
      <text:p text:style-name="P1">Papua New Guinea, Morobe<text:line-break/></text:p>
      <text:p text:style-name="P1">China, Qinghai, Gade<text:line-break/></text:p>
      <text:p text:style-name="P1">China, Sichuan, Emei<text:line-break/></text:p>
      <text:p text:style-name="P1">Philippines, Laguna Province<text:line-break/></text:p>
      <text:p text:style-name="P1">Afghanistan<text:line-break/></text:p>
      <text:p text:style-name="P1">Australia (Country), Queensland, Moreton<text:line-break/></text:p>
      <text:p text:style-name="P1">Thailand, Chiang Mai<text:line-break/></text:p>
      <text:p text:style-name="P1">Philippines<text:line-break/></text:p>
      <text:p text:style-name="P1"><text:soft-page-break/>Saussurea ladyginii<text:line-break/></text:p>
      <text:p text:style-name="P1">Spermacoce spinosa<text:line-break/></text:p>
      <text:p text:style-name="P1">Avena hirtifolia<text:line-break/></text:p>
      <text:p text:style-name="P1">Fuchsia inflata<text:line-break/></text:p>
      <text:p text:style-name="P1">Paepalanthus bongardii<text:line-break/></text:p>
      <text:p text:style-name="P1">Glomera ambuensis<text:line-break/></text:p>
      <text:p text:style-name="P1">Xyris pectinata<text:line-break/></text:p>
      <text:p text:style-name="P1">Persicaria purpurata<text:line-break/></text:p>
      <text:p text:style-name="P1">Patagonium aegiceras<text:line-break/></text:p>
      <text:p text:style-name="P1">Polystichum salwinense<text:line-break/></text:p>
      <text:p text:style-name="P1">Trineuria fuscescens<text:line-break/></text:p>
      <text:p text:style-name="P1">Gentianodes chinensis<text:line-break/></text:p>
      <text:p text:style-name="P1">Anadelphia liebigiana<text:line-break/></text:p>
      <text:p text:style-name="P1">Horsfieldia subglobosa<text:line-break/></text:p>
      <text:p text:style-name="P1">Pelargonium myrrhifolium<text:line-break/></text:p>
      <text:p text:style-name="P1">Clusia ternstroemioides<text:line-break/></text:p>
      <text:p text:style-name="P1"><text:soft-page-break/>China, Sichuan, Pingwu<text:line-break/></text:p>
      <text:p text:style-name="P1">Vanuatu, Tafea<text:line-break/></text:p>
      <text:p text:style-name="P1">Philippines, Benguet<text:line-break/></text:p>
      <text:p text:style-name="P1">Australia (Country)<text:line-break/></text:p>
      <text:p text:style-name="P1">China, Yunnan, Simao<text:line-break/></text:p>
      <text:p text:style-name="P1">China<text:line-break/></text:p>
      <text:p text:style-name="P1">China, Yunnan, Gongshan<text:line-break/></text:p>
      <text:p text:style-name="P1">China, Yunnan, Deqen<text:line-break/></text:p>
      <text:p text:style-name="P1">Australia (Country), Western Australia<text:line-break/></text:p>
      <text:p text:style-name="P1">China, Sichuan, Kangding<text:line-break/></text:p>
      <text:p text:style-name="P1">India, Meghalaya<text:line-break/></text:p>
      <text:p text:style-name="P1">China, Yunnan, Tengchong<text:line-break/></text:p>
      <text:p text:style-name="P1">Philippines, Agusan<text:line-break/></text:p>
      <text:p text:style-name="P1">Papua New Guinea, Morobe Province<text:line-break/></text:p>
      <text:p text:style-name="P1">China, Qinghai, Maqen<text:line-break/></text:p>
      <text:p text:style-name="P1">China, Sichuan, Songpan<text:line-break/></text:p>
      <text:p text:style-name="P1"><text:soft-page-break/>Erica velleriflora<text:line-break/></text:p>
      <text:p text:style-name="P1">Pleurothallis pisifera<text:line-break/></text:p>
      <text:p text:style-name="P1">Hieracium chamaeadenium<text:line-break/></text:p>
      <text:p text:style-name="P1">Uragoga spachiana<text:line-break/></text:p>
      <text:p text:style-name="P1">Microglossa salicifolia<text:line-break/></text:p>
      <text:p text:style-name="P1">Kentrophyllum elatum<text:line-break/></text:p>
      <text:p text:style-name="P1">Myrcia haenkeana<text:line-break/></text:p>
      <text:p text:style-name="P1">Adinandra plagiobasis<text:line-break/></text:p>
      <text:p text:style-name="P1">Agave neomexicana<text:line-break/></text:p>
      <text:p text:style-name="P1">Dalechampia microphylla<text:line-break/></text:p>
      <text:p text:style-name="P1">Eupatorium subcapitatum<text:line-break/></text:p>
      <text:p text:style-name="P1">Alopecurus × marssonii<text:line-break/></text:p>
      <text:p text:style-name="P1">Monnina macrocarpa<text:line-break/></text:p>
      <text:p text:style-name="P1">Baccaurea henii<text:line-break/></text:p>
      <text:p text:style-name="P1">Quercus glabrescens<text:line-break/></text:p>
      <text:p text:style-name="P1">Heliotropium cabulicum<text:line-break/></text:p>
      <text:p text:style-name="P1"><text:soft-page-break/>New Caledonia<text:line-break/></text:p>
      <text:p text:style-name="P1">China, Macau<text:line-break/></text:p>
      <text:p text:style-name="P1">China, Gansu<text:line-break/></text:p>
      <text:p text:style-name="P1">China, Yunnan, Jinghong<text:line-break/></text:p>
      <text:p text:style-name="P1">Indonesia, Papua Barat, Papua<text:line-break/></text:p>
      <text:p text:style-name="P1">China, Sichuan, Sertar<text:line-break/></text:p>
      <text:p text:style-name="P1">Papua New Guinea, North Solomons<text:line-break/></text:p>
      <text:p text:style-name="P1">Thailand, Nakhon Nayok, Mueang Nakhon Nayok<text:line-break/></text:p>
      <text:p text:style-name="P1">Nepal<text:line-break/></text:p>
      <text:p text:style-name="P1">Papua New Guinea, Milne Bay, Raba Raba<text:line-break/></text:p>
      <text:p text:style-name="P1">Japan, Nagasaki<text:line-break/></text:p>
      <text:p text:style-name="P1">Pakistan, Punjab<text:line-break/></text:p>
      <text:p text:style-name="P1">China, Yunnan, Zhongdian<text:line-break/></text:p>
      <text:p text:style-name="P1">Papua New Guinea<text:line-break/></text:p>
      <text:p text:style-name="P1">Malaysia, East Malaysia, Sabah, West Coast Division<text:line-break/></text:p>
      <text:p text:style-name="P1">China, Qinghai, Nangqen<text:line-break/></text:p>
      <text:p text:style-name="P1"><text:soft-page-break/>Eucapnos formosa<text:line-break/></text:p>
      <text:p text:style-name="P1">Salacia menglaensis<text:line-break/></text:p>
      <text:p text:style-name="P1">Arabis microsperma<text:line-break/></text:p>
      <text:p text:style-name="P1">Grammitis sprucei<text:line-break/></text:p>
      <text:p text:style-name="P1">Erysimum karelinianum<text:line-break/></text:p>
      <text:p text:style-name="P1">Cyclosorus immersus<text:line-break/></text:p>
      <text:p text:style-name="P1">Aconitum tricorne<text:line-break/></text:p>
      <text:p text:style-name="P1">Hemerocallis cordifolia<text:line-break/></text:p>
      <text:p text:style-name="P1">Taeniophyllum leeuwenii<text:line-break/></text:p>
      <text:p text:style-name="P1">Yucca treleasei<text:line-break/></text:p>
      <text:p text:style-name="P1">Galium rourkei<text:line-break/></text:p>
      <text:p text:style-name="P1">Nassella famatinensis<text:line-break/></text:p>
      <text:p text:style-name="P1">Neolitsea arfakensis<text:line-break/></text:p>
      <text:p text:style-name="P1">Bauhinia mucara<text:line-break/></text:p>
      <text:p text:style-name="P1">Garcinia hookeri<text:line-break/></text:p>
      <text:p text:style-name="P1">Platanthera foetida<text:line-break/></text:p>
      <text:p text:style-name="P1"><text:soft-page-break/>Malaysia, East Malaysia, Sarawak, Miri Division<text:line-break/></text:p>
      <text:p text:style-name="P1">Sri Lanka<text:line-break/></text:p>
      <text:p text:style-name="P1">China, Guizhou<text:line-break/></text:p>
      <text:p text:style-name="P1">Malaysia<text:line-break/></text:p>
      <text:p text:style-name="P1">China, Qinghai<text:line-break/></text:p>
      <text:p text:style-name="P1">China, Guangxi<text:line-break/></text:p>
      <text:p text:style-name="P1">Australia (Country), Queensland<text:line-break/></text:p>
      <text:p text:style-name="P1">China, Sichuan, Luding<text:line-break/></text:p>
      <text:p text:style-name="P1">China, Hainan<text:line-break/></text:p>
      <text:p text:style-name="P1">China, Sichuan, Dujiangyan<text:line-break/></text:p>
      <text:p text:style-name="P1">Philippines, Luzon Island, Apayao<text:line-break/></text:p>
      <text:p text:style-name="P1">China, Anhui, Dongzhi<text:line-break/></text:p>
      <text:p text:style-name="P1">China, Hong Kong<text:line-break/></text:p>
      <text:p text:style-name="P1">China, Sichuan, Baoxing<text:line-break/></text:p>
      <text:p text:style-name="P1">China, Yunnan, Dali<text:line-break/></text:p>
      <text:p text:style-name="P1">Philippines, Leyte<text:line-break/></text:p>
      <text:p text:style-name="P1"><text:soft-page-break/>Glyceria rigida<text:line-break/></text:p>
      <text:p text:style-name="P1">Symplocos nivalis<text:line-break/></text:p>
      <text:p text:style-name="P1">Codiaeum stewartii<text:line-break/></text:p>
      <text:p text:style-name="P1">Cissampelos triloba<text:line-break/></text:p>
      <text:p text:style-name="P1">Carex elibates<text:line-break/></text:p>
      <text:p text:style-name="P1">Artocarpus chama<text:line-break/></text:p>
      <text:p text:style-name="P1">Rubus adspersus<text:line-break/></text:p>
      <text:p text:style-name="P1">Amylotheca apodotrias<text:line-break/></text:p>
      <text:p text:style-name="P1">Dioscorea anchietae<text:line-break/></text:p>
      <text:p text:style-name="P1">Anapausia nicotianifolium<text:line-break/></text:p>
      <text:p text:style-name="P1">Delosperma grantiae<text:line-break/></text:p>
      <text:p text:style-name="P1">Diellia × laui<text:line-break/></text:p>
      <text:p text:style-name="P1">Fagopyrum chinense<text:line-break/></text:p>
      <text:p text:style-name="P1">Amaranthus chihuahuensis<text:line-break/></text:p>
      <text:p text:style-name="P1">Tillandsia pachyaxon<text:line-break/></text:p>
      <text:p text:style-name="P1">Vaccinium gualtheriifolium<text:line-break/></text:p>
      <text:p text:style-name="P1"><text:soft-page-break/>Indonesia, Jawa, Jawa Barat (W. Java)<text:line-break/></text:p>
      <text:p text:style-name="P1">China, Yunnan, Fugong<text:line-break/></text:p>
      <text:p text:style-name="P1">Tonga<text:line-break/></text:p>
      <text:p text:style-name="P1">New Zealand<text:line-break/></text:p>
      <text:p text:style-name="P1">China, Sichuan, Shimian<text:line-break/></text:p>
      <text:p text:style-name="P1">China, Fujian, Fuzhou<text:line-break/></text:p>
      <text:p text:style-name="P1">India, Sikkim<text:line-break/></text:p>
      <text:p text:style-name="P1">Malaysia, Peninsular Malaysia, Negeri Sembilan<text:line-break/></text:p>
      <text:p text:style-name="P1">China, Yunnan, Weixi<text:line-break/></text:p>
      <text:p text:style-name="P1">China, Taiwan, Miaoli<text:line-break/></text:p>
      <text:p text:style-name="P1">Indonesia, Lesser Sunda Islands, Nusa Tenggara Barat (W. Sunda Isl.)<text:line-break/></text:p>
      <text:p text:style-name="P1">Philippines, Luzon Island<text:line-break/></text:p>
      <text:p text:style-name="P1">Indonesia, Kalimantan, Kalimantan Barat (W. Kalimantan)<text:line-break/></text:p>
      <text:p text:style-name="P1">Australia (Country), Queensland, North Kennedy<text:line-break/></text:p>
      <text:p text:style-name="P1">China, Yunnan, Lijiang<text:line-break/></text:p>
      <text:p text:style-name="P1">Australia (Country), South Australia<text:line-break/></text:p>
      <text:p text:style-name="P1"><text:soft-page-break/>Alstonia theaeiformis<text:line-break/></text:p>
      <text:p text:style-name="P1">Euonymus theifolius<text:line-break/></text:p>
      <text:p text:style-name="P1">Malaxis radicicola<text:line-break/></text:p>
      <text:p text:style-name="P1">Acacia hypacantha<text:line-break/></text:p>
      <text:p text:style-name="P1">Cirrhopetalum capitatum<text:line-break/></text:p>
      <text:p text:style-name="P1">Salvia granatensis<text:line-break/></text:p>
      <text:p text:style-name="P1">Verbascum × sibyllinum<text:line-break/></text:p>
      <text:p text:style-name="P1">Miquelia thorelii<text:line-break/></text:p>
      <text:p text:style-name="P1">Rhynchospora lindeniana<text:line-break/></text:p>
      <text:p text:style-name="P1">Eucalyptus acervula<text:line-break/></text:p>
      <text:p text:style-name="P1">Thymus repens<text:line-break/></text:p>
      <text:p text:style-name="P1">Indigofera angustifolia<text:line-break/></text:p>
      <text:p text:style-name="P1">Erysimum torulosum<text:line-break/></text:p>
      <text:p text:style-name="P1">Calceolaria sparsiflora<text:line-break/></text:p>
      <text:p text:style-name="P1">Siphonychia erecta<text:line-break/></text:p>
      <text:p text:style-name="P1">Miconia cosangensis<text:line-break/></text:p>
      <text:p text:style-name="P1"><text:soft-page-break/>China, Sichuan, Wenchuan<text:line-break/></text:p>
      <text:p text:style-name="P1">Samoa, Savai'i<text:line-break/></text:p>
      <text:p text:style-name="P1">Vietnam<text:line-break/></text:p>
      <text:p text:style-name="P1">Micronesia, Federated States of<text:line-break/></text:p>
      <text:p text:style-name="P1">Philippines, Batangas<text:line-break/></text:p>
      <text:p text:style-name="P1">Thailand, Krabi<text:line-break/></text:p>
      <text:p text:style-name="P1">China, Yunnan, Malipo<text:line-break/></text:p>
      <text:p text:style-name="P1">China, Hubei<text:line-break/></text:p>
      <text:p text:style-name="P1">India<text:line-break/></text:p>
      <text:p text:style-name="P1">Philippines, Quezon Province<text:line-break/></text:p>
      <text:p text:style-name="P1">China, Xizang (Tibet), Zogang<text:line-break/></text:p>
      <text:p text:style-name="P1">China, Yunnan, Xishuangbanna<text:line-break/></text:p>
      <text:p text:style-name="P1">China, Sichuan, Chengdu<text:line-break/></text:p>
      <text:p text:style-name="P1">Papua New Guinea, Gulf<text:line-break/></text:p>
      <text:p text:style-name="P1">Malaysia, Peninsular Malaysia, Pahang<text:line-break/></text:p>
      <text:p text:style-name="P1">Fiji<text:line-break/></text:p>
      <text:p text:style-name="P1"><text:soft-page-break/>Bulbophyllum brienianum<text:line-break/></text:p>
      <text:p text:style-name="P1">Kennedia makoyana<text:line-break/></text:p>
      <text:p text:style-name="P1">Ranunculus tridens<text:line-break/></text:p>
      <text:p text:style-name="P1">Acidosasa longiligula<text:line-break/></text:p>
      <text:p text:style-name="P1">Plantago calabrica<text:line-break/></text:p>
      <text:p text:style-name="P1">Paspalum kora<text:line-break/></text:p>
      <text:p text:style-name="P1">Obione clivicola<text:line-break/></text:p>
      <text:p text:style-name="P1">Diodia villosa<text:line-break/></text:p>
      <text:p text:style-name="P1">Hyptidendron albidum<text:line-break/></text:p>
      <text:p text:style-name="P1">Tapura lanceolata<text:line-break/></text:p>
      <text:p text:style-name="P1">Triticum × soveticum<text:line-break/></text:p>
      <text:p text:style-name="P1">Miscanthus neocoreanus<text:line-break/></text:p>
      <text:p text:style-name="P1">Cyclosorus alanii<text:line-break/></text:p>
      <text:p text:style-name="P1">Malanea verticillata<text:line-break/></text:p>
      <text:p text:style-name="P1">Henriettella lawrancei<text:line-break/></text:p>
      <text:p text:style-name="P1">Delphinium wellbyi<text:line-break/></text:p>
      <text:p text:style-name="P1"><text:soft-page-break/>China, Yunnan, Xiaguan<text:line-break/></text:p>
      <text:p text:style-name="P1">Malaysia, Peninsular Malaysia, Malacca<text:line-break/></text:p>
      <text:p text:style-name="P1">Hawaii, Hawaii County<text:line-break/></text:p>
      <text:p text:style-name="P1">Myanmar<text:line-break/></text:p>
      <text:p text:style-name="P1">Papua New Guinea, Madang<text:line-break/></text:p>
      <text:p text:style-name="P1">Malaysia, East Malaysia, Sabah<text:line-break/></text:p>
      <text:p text:style-name="P1">China, Taiwan<text:line-break/></text:p>
      <text:p text:style-name="P1">Fiji, Eastern Division, Ovalau Island<text:line-break/></text:p>
      <text:p text:style-name="P1">China, Yunnan, Yongping<text:line-break/></text:p>
      <text:p text:style-name="P1">China, Xinjiang Uygur<text:line-break/></text:p>
      <text:p text:style-name="P1">Russia, Kamchatskiy Kray<text:line-break/></text:p>
      <text:p text:style-name="P1">China, Yunnan, Qiaojia<text:line-break/></text:p>
      <text:p text:style-name="P1">Papua New Guinea, Southern Highlands<text:line-break/></text:p>
      <text:p text:style-name="P1">Hawaii, Honolulu County<text:line-break/></text:p>
      <text:p text:style-name="P1">South Korea<text:line-break/></text:p>
      <text:p text:style-name="P1">Papua New Guinea, Northern<text:line-break/></text:p>
      <text:p text:style-name="P1"><text:soft-page-break/>Ornithoxanthum fistulosum<text:line-break/></text:p>
      <text:p text:style-name="P1">Dendrostylis microphylla<text:line-break/></text:p>
      <text:p text:style-name="P1">Plumbago lactea<text:line-break/></text:p>
      <text:p text:style-name="P1">Papaya chilensis<text:line-break/></text:p>
      <text:p text:style-name="P1">Dalea glabrescens<text:line-break/></text:p>
      <text:p text:style-name="P1">Isachne humicola<text:line-break/></text:p>
      <text:p text:style-name="P1">Memecylon kratense<text:line-break/></text:p>
      <text:p text:style-name="P1">Viola transsilvanica<text:line-break/></text:p>
      <text:p text:style-name="P1">Mikania bracteosa<text:line-break/></text:p>
      <text:p text:style-name="P1">Huperzia funicula<text:line-break/></text:p>
      <text:p text:style-name="P1">Bellevalia crassa<text:line-break/></text:p>
      <text:p text:style-name="P1">Bowlesia oppositifolia<text:line-break/></text:p>
      <text:p text:style-name="P1">Amelanchier botryapium<text:line-break/></text:p>
      <text:p text:style-name="P1">Atalantia littoralis<text:line-break/></text:p>
      <text:p text:style-name="P1">Ophrys minoa<text:line-break/></text:p>
      <text:p text:style-name="P1">Myrica octandra<text:line-break/></text:p>
      <text:p text:style-name="P1"><text:soft-page-break/>China, Fujian<text:line-break/></text:p>
      <text:p text:style-name="P1">Philippines, Cotabato Province<text:line-break/></text:p>
      <text:p text:style-name="P1">Philippines, Davao<text:line-break/></text:p>
      <text:p text:style-name="P1">Vietnam, Tay Ninh<text:line-break/></text:p>
      <text:p text:style-name="P1">China, Yunnan, Shuangjiang<text:line-break/></text:p>
      <text:p text:style-name="P1">China, Yunnan, Jianshui<text:line-break/></text:p>
      <text:p text:style-name="P1">Solomon Islands, Guadalcanal<text:line-break/></text:p>
      <text:p text:style-name="P1">China, Yunnan, Yangbi<text:line-break/></text:p>
      <text:p text:style-name="P1">China, Guangdong<text:line-break/></text:p>
      <text:p text:style-name="P1">Thailand<text:line-break/></text:p>
      <text:p text:style-name="P1">Indonesia<text:line-break/></text:p>
      <text:p text:style-name="P1">India, Tamil Nadu, Dharmapuri<text:line-break/></text:p>
      <text:p text:style-name="P1">Thailand, Chiang Mai, Chom Thong<text:line-break/></text:p>
      <text:p text:style-name="P1">China, Shandong<text:line-break/></text:p>
      <text:p text:style-name="P1">China, Sichuan, Lixian<text:line-break/></text:p>
      <text:p text:style-name="P1">Salacia sulfur<text:line-break/></text:p>
      <text:p text:style-name="P1"><text:soft-page-break/>Ehretia dicksonii<text:line-break/></text:p>
      <text:p text:style-name="P1">Octodon filifolius<text:line-break/></text:p>
      <text:p text:style-name="P1">Hesperis pinnatifida<text:line-break/></text:p>
      <text:p text:style-name="P1">Psephellus cabardensis<text:line-break/></text:p>
      <text:p text:style-name="P1">Piper uncatum<text:line-break/></text:p>
      <text:p text:style-name="P1">Xolemia shortiana<text:line-break/></text:p>
      <text:p text:style-name="P1">Serruria chlamydiflora<text:line-break/></text:p>
      <text:p text:style-name="P1">Opilia amentacea<text:line-break/></text:p>
      <text:p text:style-name="P1">Howellia valdiviana<text:line-break/></text:p>
      <text:p text:style-name="P1">Allophylus rufescens<text:line-break/></text:p>
      <text:p text:style-name="P1">Chaetogastra lanceolata<text:line-break/></text:p>
      <text:p text:style-name="P1">Celastrus schlechteri<text:line-break/></text:p>
      <text:p text:style-name="P1">Castilleja fissifolia<text:line-break/></text:p>
      <text:p text:style-name="P1">Heracleum rechingeri<text:line-break/></text:p>
      <text:p text:style-name="P1">Miconia antillana<text:line-break/></text:p>
      <text:p text:style-name="P1">China, Sichuan, Heishui<text:line-break/></text:p>
      <text:p text:style-name="P1"><text:soft-page-break/>Russia, Dagestan A.S.S.R.<text:line-break/></text:p>
      <text:p text:style-name="P1">Cambodia<text:line-break/></text:p>
      <text:p text:style-name="P1">Papua New Guinea, Milne Bay<text:line-break/></text:p>
      <text:p text:style-name="P1">Indonesia, Sulawesi, Sulawesi Selatan (S. Sulawesi)<text:line-break/></text:p>
      <text:p text:style-name="P1">Malaysia, East Malaysia, Sarawak<text:line-break/></text:p>
      <text:p text:style-name="P1">Japan, Fukushima<text:line-break/></text:p>
      <text:p text:style-name="P1">Philippines, Negros Oriental<text:line-break/></text:p>
      <text:p text:style-name="P1">China, Zhejiang<text:line-break/></text:p>
      <text:p text:style-name="P1">Thailand, Prachuap Khiri Khan, Hua Hin<text:line-break/></text:p>
      <text:p text:style-name="P1">Myanmar, Rangoon<text:line-break/></text:p>
      <text:p text:style-name="P1">China, Sichuan, Hongya<text:line-break/></text:p>
      <text:p text:style-name="P1">Malaysia, Peninsular Malaysia, Perak<text:line-break/></text:p>
      <text:p text:style-name="P1">Hawaii, Maui County<text:line-break/></text:p>
      <text:p text:style-name="P1">Philippines, Mindoro Island, Mindoro Oriental Province<text:line-break/></text:p>
      <text:p text:style-name="P1">China, Sichuan, Jiulong<text:line-break/></text:p>
      <text:p text:style-name="P1">Moerenhoutia commelynae<text:line-break/></text:p>
      <text:p text:style-name="P1"><text:soft-page-break/>Kohautia coccinea<text:line-break/></text:p>
      <text:p text:style-name="P1">Calandrinia sanfurgoi<text:line-break/></text:p>
      <text:p text:style-name="P1">Eugenia rodriguesii<text:line-break/></text:p>
      <text:p text:style-name="P1">Ayapana tovarensis<text:line-break/></text:p>
      <text:p text:style-name="P1">Astridia alba<text:line-break/></text:p>
      <text:p text:style-name="P1">Heliotropium erectum<text:line-break/></text:p>
      <text:p text:style-name="P1">Tricerma texana<text:line-break/></text:p>
      <text:p text:style-name="P1">Phyteuma persicifolium<text:line-break/></text:p>
      <text:p text:style-name="P1">Coprosma villosa<text:line-break/></text:p>
      <text:p text:style-name="P1">Carduus propinquus<text:line-break/></text:p>
      <text:p text:style-name="P1">Bergia glandulosa<text:line-break/></text:p>
      <text:p text:style-name="P1">Chamaepitys tridactylites<text:line-break/></text:p>
      <text:p text:style-name="P1">Phoradendron randiae<text:line-break/></text:p>
      <text:p text:style-name="P1">Rondeletia hypoleuca<text:line-break/></text:p>
      <text:p text:style-name="P1">Spergularia spruceana<text:line-break/></text:p>
      <text:p text:style-name="P1">Indonesia, Java<text:line-break/></text:p>
      <text:p text:style-name="P1"><text:soft-page-break/>Singapore<text:line-break/></text:p>
      <text:p text:style-name="P1">China, Hubei, Shennongjia<text:line-break/></text:p>
      <text:p text:style-name="P1">Philippines, Cagayan<text:line-break/></text:p>
      <text:p text:style-name="P1">Japan, Hyogo, Mino<text:line-break/></text:p>
      <text:p text:style-name="P1">China, Yunnan, Lincang<text:line-break/></text:p>
      <text:p text:style-name="P1">Australia (Country), Victoria<text:line-break/></text:p>
      <text:p text:style-name="P1">China, Sichuan, Muli<text:line-break/></text:p>
      <text:p text:style-name="P1">Japan, Tokyo<text:line-break/></text:p>
      <text:p text:style-name="P1">China, Qinghai, Chindu<text:line-break/></text:p>
      <text:p text:style-name="P1">China, Xizang (Tibet), Riwoqe<text:line-break/></text:p>
      <text:p text:style-name="P1">Papua New Guinea, Western<text:line-break/></text:p>
      <text:p text:style-name="P1">Papua New Guinea, Central<text:line-break/></text:p>
      <text:p text:style-name="P1">China, Yunnan, Kunming<text:line-break/></text:p>
      <text:p text:style-name="P1">China, Sichuan, Luhuo<text:line-break/></text:p>
      <text:p text:style-name="P1">China, Shandong, Feixian<text:line-break/></text:p>
      <text:p text:style-name="P1">Geracium cydoniifolium<text:line-break/></text:p>
      <text:p text:style-name="P1"><text:soft-page-break/>Pentacrypta atropurpurea<text:line-break/></text:p>
      <text:p text:style-name="P1">Erophila muscosa<text:line-break/></text:p>
      <text:p text:style-name="P1">Emilia libeniana<text:line-break/></text:p>
      <text:p text:style-name="P1">Limonium oristanum<text:line-break/></text:p>
      <text:p text:style-name="P1">Vernonia pseudocentauropsis<text:line-break/></text:p>
      <text:p text:style-name="P1">Ceropegia dinteri<text:line-break/></text:p>
      <text:p text:style-name="P1">Combretum meruense<text:line-break/></text:p>
      <text:p text:style-name="P1">Egletes floribunda<text:line-break/></text:p>
      <text:p text:style-name="P1">Piper lacunosum<text:line-break/></text:p>
      <text:p text:style-name="P1">Hemianemia glareosa<text:line-break/></text:p>
      <text:p text:style-name="P1">Romulea longifolia<text:line-break/></text:p>
      <text:p text:style-name="P1">Medinilla kandavuensis<text:line-break/></text:p>
      <text:p text:style-name="P1">Chenopodium americanum<text:line-break/></text:p>
      <text:p text:style-name="P1">Stemona curtisii<text:line-break/></text:p>
      <text:p text:style-name="P1">Crotalaria lupinifolia<text:line-break/></text:p>
      <text:p text:style-name="P1">American Samoa<text:line-break/></text:p>
      <text:p text:style-name="P1"><text:soft-page-break/>Bhutan<text:line-break/></text:p>
      <text:p text:style-name="P1">Russia, Khakass A. Oblast<text:line-break/></text:p>
      <text:p text:style-name="P1">China, Sichuan, Guanxian<text:line-break/></text:p>
      <text:p text:style-name="P1">Papua New Guinea, Central, Goilala<text:line-break/></text:p>
      <text:p text:style-name="P1">China, Hainan, Qiongzhong Li and Miao<text:line-break/></text:p>
      <text:p text:style-name="P1">China, Yunnan, Mengzi<text:line-break/></text:p>
      <text:p text:style-name="P1">Hawaii, Kauai County<text:line-break/></text:p>
      <text:p text:style-name="P1">China, Sichuan, Mabian<text:line-break/></text:p>
      <text:p text:style-name="P1">Indonesia, Sumatera<text:line-break/></text:p>
      <text:p text:style-name="P1">China, Sichuan, Leshan<text:line-break/></text:p>
      <text:p text:style-name="P1">Indonesia, Sulawesi, Sulawesi Tengah (C. Sulawesi)<text:line-break/></text:p>
      <text:p text:style-name="P1">Sri Lanka, Kegalle, Kegalle<text:line-break/></text:p>
      <text:p text:style-name="P1">China, Yunnan, Xichou<text:line-break/></text:p>
      <text:p text:style-name="P1">China, Yunnan, Lanping<text:line-break/></text:p>
      <text:p text:style-name="P1">Philippines, Mindanao<text:line-break/></text:p>
      <text:p text:style-name="P1">Tinantia modesta<text:line-break/></text:p>
      <text:p text:style-name="P1"><text:soft-page-break/>Aquilegia champagnatii<text:line-break/></text:p>
      <text:p text:style-name="P1">Amphidasya bullata<text:line-break/></text:p>
      <text:p text:style-name="P1">Urochloa ovalis<text:line-break/></text:p>
      <text:p text:style-name="P1">Asplenium nigricans<text:line-break/></text:p>
      <text:p text:style-name="P1">Plinia oblongata<text:line-break/></text:p>
      <text:p text:style-name="P1">Physurus paleaceus<text:line-break/></text:p>
      <text:p text:style-name="P1">Lactuca birjandica<text:line-break/></text:p>
      <text:p text:style-name="P1">Ficus ovalifolia<text:line-break/></text:p>
      <text:p text:style-name="P1">Araucaria excelsa<text:line-break/></text:p>
      <text:p text:style-name="P1">Curcuma latifolia<text:line-break/></text:p>
      <text:p text:style-name="P1">Josemania asplundii<text:line-break/></text:p>
      <text:p text:style-name="P1">Brunia thomae<text:line-break/></text:p>
      <text:p text:style-name="P1">Hieracium subpanduratum<text:line-break/></text:p>
      <text:p text:style-name="P1">Juniperus przewalskii<text:line-break/></text:p>
      <text:p text:style-name="P1">Psychotria maxonii<text:line-break/></text:p>
      <text:p text:style-name="P1">Thailand, Mukdahan<text:line-break/></text:p>
      <text:p text:style-name="P1"><text:soft-page-break/>China, Jilin, Changbai Chaoxian<text:line-break/></text:p>
      <text:p text:style-name="P1">India, Jammu and Kashmir<text:line-break/></text:p>
      <text:p text:style-name="P1">Vanuatu<text:line-break/></text:p>
      <text:p text:style-name="P1">Malaysia, East Malaysia, Sabah, Tawau Division<text:line-break/></text:p>
      <text:p text:style-name="P1">China, Guangxi, Shangsi<text:line-break/></text:p>
      <text:p text:style-name="P1">China, Hunan<text:line-break/></text:p>
      <text:p text:style-name="P1">Palau<text:line-break/></text:p>
      <text:p text:style-name="P1">China, Anhui<text:line-break/></text:p>
      <text:p text:style-name="P1">China, Yunnan, Weishan<text:line-break/></text:p>
      <text:p text:style-name="P1">India, Assam<text:line-break/></text:p>
      <text:p text:style-name="P1">Japan, Hokkaido<text:line-break/></text:p>
      <text:p text:style-name="P1">Fiji, Viti Levu<text:line-break/></text:p>
      <text:p text:style-name="P1">Russia<text:line-break/></text:p>
      <text:p text:style-name="P1">China, Taiwan, Taipei<text:line-break/></text:p>
      <text:p text:style-name="P1">Sipanea rupicola<text:line-break/></text:p>
      <text:p text:style-name="P1">Podostemum scaturiginum<text:line-break/></text:p>
      <text:p text:style-name="P1"><text:soft-page-break/>Nematoceras orbiculatum<text:line-break/></text:p>
      <text:p text:style-name="P1">Isoglossa ventricosa<text:line-break/></text:p>
      <text:p text:style-name="P1">Eremophila paisleyi<text:line-break/></text:p>
      <text:p text:style-name="P1">Goniophlebium thyssanolepis<text:line-break/></text:p>
      <text:p text:style-name="P1">Coelogyne dentata<text:line-break/></text:p>
      <text:p text:style-name="P1">Setaria streptobotrys<text:line-break/></text:p>
      <text:p text:style-name="P1">Diastema pcitum<text:line-break/></text:p>
      <text:p text:style-name="P1">Monogynella tiricensis<text:line-break/></text:p>
      <text:p text:style-name="P1">Barkhausia chaetocephala<text:line-break/></text:p>
      <text:p text:style-name="P1">Trifolium aciculare<text:line-break/></text:p>
      <text:p text:style-name="P1">Calea ferruginea<text:line-break/></text:p>
      <text:p text:style-name="P1">Pleurothallis questionis<text:line-break/></text:p>
      <text:p text:style-name="P1">Allium orientale<text:line-break/></text:p>
      <text:p text:style-name="P1">Koelreuteria edulis<text:line-break/></text:p>
      <text:p text:style-name="P1">Philippines, Lanao del Sur<text:line-break/></text:p>
      <text:p text:style-name="P1">Thailand, Lamphun, Mae Tha<text:line-break/></text:p>
      <text:p text:style-name="P1"><text:soft-page-break/>Thailand, Lop Buri, Phatthana Nikhom<text:line-break/></text:p>
      <text:p text:style-name="P1">China, Yunnan, Lushui<text:line-break/></text:p>
      <text:p text:style-name="P1">Philippines, Bohol<text:line-break/></text:p>
      <text:p text:style-name="P1">Papua New Guinea, Simbu<text:line-break/></text:p>
      <text:p text:style-name="P1">Papua New Guinea, Morobe, Lae<text:line-break/></text:p>
      <text:p text:style-name="P1">Malaysia, East Malaysia, Sabah, Sandakan Division<text:line-break/></text:p>
      <text:p text:style-name="P1">Philippines, Mountain Province<text:line-break/></text:p>
      <text:p text:style-name="P1">China, Sichuan, Xichang<text:line-break/></text:p>
      <text:p text:style-name="P1">Indonesia, Kalimantan, Kalimantan Timur (E. Kalimantan)<text:line-break/></text:p>
      <text:p text:style-name="P1">Indonesia, Sulawesi, Sulawesi Tenggara (S.E. Sulawesi)<text:line-break/></text:p>
      <text:p text:style-name="P1">Japan, Ryukyu Islands<text:line-break/></text:p>
      <text:p text:style-name="P1">Philippines, Romblon<text:line-break/></text:p>
      <text:p text:style-name="P1">China, Yunnan, Jiangchuan<text:line-break/></text:p>
      <text:p text:style-name="P1">China, Yunnan, Wenshan<text:line-break/></text:p>
      <text:p text:style-name="P1">Tephrosia lamprolobioides<text:line-break/></text:p>
      <text:p text:style-name="P1">Myrmecostylum clavatum<text:line-break/></text:p>
      <text:p text:style-name="P1"><text:soft-page-break/>Trifolium × jankae<text:line-break/></text:p>
      <text:p text:style-name="P1">Xyris strobilifera<text:line-break/></text:p>
      <text:p text:style-name="P1">× Serapicamptis tommasinii<text:line-break/></text:p>
      <text:p text:style-name="P1">Cyperus digitatus<text:line-break/></text:p>
      <text:p text:style-name="P1">Cyphostemma pseudonjegerre<text:line-break/></text:p>
      <text:p text:style-name="P1">Dupatya decussa<text:line-break/></text:p>
      <text:p text:style-name="P1">Huperzia ovatifolia<text:line-break/></text:p>
      <text:p text:style-name="P1">Consolea microcarpa<text:line-break/></text:p>
      <text:p text:style-name="P1">Appendicula wenzelii<text:line-break/></text:p>
      <text:p text:style-name="P1">Geboscon carneum<text:line-break/></text:p>
      <text:p text:style-name="P1">Rourea vulcanicola<text:line-break/></text:p>
      <text:p text:style-name="P1">Podochilus unciferus<text:line-break/></text:p>
      <text:p text:style-name="P1">Tupacamaria hysterantha<text:line-break/></text:p>
      <text:p text:style-name="P1">Anthanotis procumbens<text:line-break/></text:p>
      <text:p text:style-name="P1">China, Yunnan, Mengla<text:line-break/></text:p>
      <text:p text:style-name="P1">Philippines, Bataan<text:line-break/></text:p>
      <text:p text:style-name="P1"><text:soft-page-break/>Nepal, Eastern, Solukhumba<text:line-break/></text:p>
      <text:p text:style-name="P1">Malaysia, East Malaysia, Sabah, Interior Division<text:line-break/></text:p>
      <text:p text:style-name="P1">Papua New Guinea, Eastern Highlands, Goroka<text:line-break/></text:p>
      <text:p text:style-name="P1">China, Yunnan, Menghai<text:line-break/></text:p>
      <text:p text:style-name="P1">Papua New Guinea, Eastern Highlands<text:line-break/></text:p>
      <text:p text:style-name="P1">China, Sichuan, Xiaojin<text:line-break/></text:p>
      <text:p text:style-name="P1">Malaysia, Borneo<text:line-break/></text:p>
      <text:p text:style-name="P1">China, Yunnan, Dongchuan<text:line-break/></text:p>
      <text:p text:style-name="P1">French Polynesia<text:line-break/></text:p>
      <text:p text:style-name="P1">Australia (Country), Tasmania<text:line-break/></text:p>
      <text:p text:style-name="P1">China, Sichuan, Baiyu<text:line-break/></text:p>
      <text:p text:style-name="P1">China, Shanxi<text:line-break/></text:p>
      <text:p text:style-name="P1">India, Tamil Nadu, Chennai<text:line-break/></text:p>
      <text:p text:style-name="P1">China, Xizang (Tibet), Nyingchi<text:line-break/></text:p>
      <text:p text:style-name="P1">Salacia coronata<text:line-break/></text:p>
      <text:p text:style-name="P1">Alchemilla ellenbergiana<text:line-break/></text:p>
      <text:p text:style-name="P1"><text:soft-page-break/>Moraea fugax<text:line-break/></text:p>
      <text:p text:style-name="P1">Embelia hillebrandii<text:line-break/></text:p>
      <text:p text:style-name="P1">Phymatopsis oblongifolia<text:line-break/></text:p>
      <text:p text:style-name="P1">Leptodermis pulchella<text:line-break/></text:p>
      <text:p text:style-name="P1">Macrosiphonia lanuginosa<text:line-break/></text:p>
      <text:p text:style-name="P1">Psychotria mekongensis<text:line-break/></text:p>
      <text:p text:style-name="P1">Anthospermum lanceolatum<text:line-break/></text:p>
      <text:p text:style-name="P1">Ophioglossum thomasii<text:line-break/></text:p>
      <text:p text:style-name="P1">Rudbeckia intermedia<text:line-break/></text:p>
      <text:p text:style-name="P1">Asperula collina<text:line-break/></text:p>
      <text:p text:style-name="P1">Kardomia prominens<text:line-break/></text:p>
      <text:p text:style-name="P1">Uvaria goezeana<text:line-break/></text:p>
      <text:p text:style-name="P1">Peltostegia parviflora<text:line-break/></text:p>
      <text:p text:style-name="P1">Polypodium martii<text:line-break/></text:p>
      <text:p text:style-name="P1">China, Yunnan, Zhenkang<text:line-break/></text:p>
      <text:p text:style-name="P1">Philippines, Catanduanes<text:line-break/></text:p>
      <text:p text:style-name="P1"><text:soft-page-break/>Indonesia, Jawa<text:line-break/></text:p>
      <text:p text:style-name="P1">Pakistan<text:line-break/></text:p>
      <text:p text:style-name="P1">Bangladesh, Sylhet Division<text:line-break/></text:p>
      <text:p text:style-name="P1">China, Sichuan, Barkam<text:line-break/></text:p>
      <text:p text:style-name="P1">Solomon Islands<text:line-break/></text:p>
      <text:p text:style-name="P1">China, Guizhou, Yinjiang<text:line-break/></text:p>
      <text:p text:style-name="P1">China, Sichuan, Yajiang<text:line-break/></text:p>
      <text:p text:style-name="P1">Australia (Country), Queensland, Warrego<text:line-break/></text:p>
      <text:p text:style-name="P1">Japan, Yamagata<text:line-break/></text:p>
      <text:p text:style-name="P1">Hawaii<text:line-break/></text:p>
      <text:p text:style-name="P1">China, Shaanxi<text:line-break/></text:p>
      <text:p text:style-name="P1">China, Sichuan, Nanchuan<text:line-break/></text:p>
      <text:p text:style-name="P1">Philippines, Sorsogon Province<text:line-break/></text:p>
      <text:p text:style-name="P1">China, Sichuan, Pingshan<text:line-break/></text:p>
      <text:p text:style-name="P1">Narcissus hesperidis<text:line-break/></text:p>
      <text:p text:style-name="P1">Phyllanthus × fluminis-zambesi<text:line-break/></text:p>
      <text:p text:style-name="P1"><text:soft-page-break/>Nectandra producta<text:line-break/></text:p>
      <text:p text:style-name="P1">Aplectrum hyemale<text:line-break/></text:p>
      <text:p text:style-name="P1">Campylospermum amplectens<text:line-break/></text:p>
      <text:p text:style-name="P1">Trifolium flavulum<text:line-break/></text:p>
      <text:p text:style-name="P1">Aesculus sinensis<text:line-break/></text:p>
      <text:p text:style-name="P1">Garcinia lanceifolia<text:line-break/></text:p>
      <text:p text:style-name="P1">Roupala bleasdalei<text:line-break/></text:p>
      <text:p text:style-name="P1">Bonafousia silvae<text:line-break/></text:p>
      <text:p text:style-name="P1">Lefebvrea serrata<text:line-break/></text:p>
      <text:p text:style-name="P1">Ponthieva ventricosa<text:line-break/></text:p>
      <text:p text:style-name="P1">Dalbergaria crassa<text:line-break/></text:p>
      <text:p text:style-name="P1">Schedonorus altissimus<text:line-break/></text:p>
      <text:p text:style-name="P1">Schoepfia arborescens<text:line-break/></text:p>
      <text:p text:style-name="P1">Doronicum × excelsum<text:line-break/></text:p>
      <text:p text:style-name="P1">Indonesia, Sumatera, Sumatera Utara (N. Sumatra), Asahan<text:line-break/></text:p>
      <text:p text:style-name="P1">Mongolia<text:line-break/></text:p>
      <text:p text:style-name="P1"><text:soft-page-break/>Solomon Islands, Isabel<text:line-break/></text:p>
      <text:p text:style-name="P1">China, Qinghai, Jigzhi<text:line-break/></text:p>
      <text:p text:style-name="P1">Philippines, Mindoro Island, Oriental Mindoro<text:line-break/></text:p>
      <text:p text:style-name="P1">China, Henan, Luoning<text:line-break/></text:p>
      <text:p text:style-name="P1">China, Sichuan, Xiangcheng<text:line-break/></text:p>
      <text:p text:style-name="P1">Japan, Gifu<text:line-break/></text:p>
      <text:p text:style-name="P1">Philippines, Bulacan<text:line-break/></text:p>
      <text:p text:style-name="P1">Vietnam, Dac Lac<text:line-break/></text:p>
      <text:p text:style-name="P1">Japan, Miyagi<text:line-break/></text:p>
      <text:p text:style-name="P1">Papua New Guinea, West Sepik, Aitape<text:line-break/></text:p>
      <text:p text:style-name="P1">China, Yunnan, Heqing<text:line-break/></text:p>
      <text:p text:style-name="P1">China, Qinghai, Darlag<text:line-break/></text:p>
      <text:p text:style-name="P1">China, Xizang (Tibet), Markam<text:line-break/></text:p>
      <text:p text:style-name="P1">Micronesia, Federated States of, Chuuk<text:line-break/></text:p>
      <text:p text:style-name="P1">Pithecellobium littorale<text:line-break/></text:p>
      <text:p text:style-name="P1">Primula cuneifolia<text:line-break/></text:p>
      <text:p text:style-name="P1"><text:soft-page-break/>Homalomena yohorensis<text:line-break/></text:p>
      <text:p text:style-name="P1">Senecio ampliflorus<text:line-break/></text:p>
      <text:p text:style-name="P1">Sericanthe pellegrinii<text:line-break/></text:p>
      <text:p text:style-name="P1">Passiflora watsoniana<text:line-break/></text:p>
      <text:p text:style-name="P1">Achillea decipiens<text:line-break/></text:p>
      <text:p text:style-name="P1">Rhododendron blackii<text:line-break/></text:p>
      <text:p text:style-name="P1">Croton dentosus<text:line-break/></text:p>
      <text:p text:style-name="P1">Sisyrinchium filiforme<text:line-break/></text:p>
      <text:p text:style-name="P1">Aerangis ugandensis<text:line-break/></text:p>
      <text:p text:style-name="P1">Trichocline nummularia<text:line-break/></text:p>
      <text:p text:style-name="P1">Thomasia salviifolia<text:line-break/></text:p>
      <text:p text:style-name="P1">Bernardia corensis<text:line-break/></text:p>
      <text:p text:style-name="P1">Caltha major<text:line-break/></text:p>
      <text:p text:style-name="P1">Comparettia granizoi<text:line-break/></text:p>
      <text:p text:style-name="P1">China, Guizhou, Jiangkou<text:line-break/></text:p>
      <text:p text:style-name="P1">Indonesia, Sumatera, Sumatera Barat (W. Sumatra)<text:line-break/></text:p>
      <text:p text:style-name="P1"><text:soft-page-break/>Philippines, Ilocos Norte<text:line-break/></text:p>
      <text:p text:style-name="P1">Malaysia, Peninsular Malaysia<text:line-break/></text:p>
      <text:p text:style-name="P1">Indonesia, Sulawesi<text:line-break/></text:p>
      <text:p text:style-name="P1">Micronesia, Federated States of, Yap<text:line-break/></text:p>
      <text:p text:style-name="P1">China, Guangdong, Wengyuan<text:line-break/></text:p>
      <text:p text:style-name="P1">Papua New Guinea, Milne Bay, Kiriwina<text:line-break/></text:p>
      <text:p text:style-name="P1">China, Fukien<text:line-break/></text:p>
      <text:p text:style-name="P1">Japan, Yamanashi<text:line-break/></text:p>
      <text:p text:style-name="P1">Philippines, Rizal<text:line-break/></text:p>
      <text:p text:style-name="P1">Indonesia, Sulawesi, Sulawesi Utara (N. Sulawesi)<text:line-break/></text:p>
      <text:p text:style-name="P1">China, Sichuan, Daocheng<text:line-break/></text:p>
      <text:p text:style-name="P1">Papua New Guinea, West Sepik, Telefomin<text:line-break/></text:p>
      <text:p text:style-name="P1">Philippines, Agusan del Norte<text:line-break/></text:p>
      <text:p text:style-name="P1">Fiji, Northern Division<text:line-break/></text:p>
      <text:p text:style-name="P1">Ardisia catharinensis<text:line-break/></text:p>
      <text:p text:style-name="P1">Aizopsis rhodocarpa<text:line-break/></text:p>
      <text:p text:style-name="P1"><text:soft-page-break/>Ammannia quadriciliata<text:line-break/></text:p>
      <text:p text:style-name="P1">Hieracium optimum<text:line-break/></text:p>
      <text:p text:style-name="P1">Verbesina barrancae<text:line-break/></text:p>
      <text:p text:style-name="P1">Paramitranthes regnelliana<text:line-break/></text:p>
      <text:p text:style-name="P1">Bracteocarpus steupii<text:line-break/></text:p>
      <text:p text:style-name="P1">Syringodea saxatilis<text:line-break/></text:p>
      <text:p text:style-name="P1">Acronia adelphe<text:line-break/></text:p>
      <text:p text:style-name="P1">Hippocratea urceolus<text:line-break/></text:p>
      <text:p text:style-name="P1">Matthiola tianschanica<text:line-break/></text:p>
      <text:p text:style-name="P1">Daviesia quoquoversus<text:line-break/></text:p>
      <text:p text:style-name="P1">Sameraria canaliculata<text:line-break/></text:p>
      <text:p text:style-name="P1">Cereus chrysostele<text:line-break/></text:p>
      <text:p text:style-name="P1">Begonia cunhambebei<text:line-break/></text:p>
      <text:p text:style-name="P1">Narcissus infundibularis<text:line-break/></text:p>
      <text:p text:style-name="P1">China, Jiangxi<text:line-break/></text:p>
      <text:p text:style-name="P1">Indonesia, Kepulauan Maluku, Maluku<text:line-break/></text:p>
      <text:p text:style-name="P1"><text:soft-page-break/>Russia, Irkutsk Oblast<text:line-break/></text:p>
      <text:p text:style-name="P1">China, Yunnan, Jianchuan<text:line-break/></text:p>
      <text:p text:style-name="P1">Thailand, Satun<text:line-break/></text:p>
      <text:p text:style-name="P1">China, Yunnan, Wuding<text:line-break/></text:p>
      <text:p text:style-name="P1">Russia, Amur Oblast<text:line-break/></text:p>
      <text:p text:style-name="P1">China, Yunnan, Longling<text:line-break/></text:p>
      <text:p text:style-name="P1">China, Qinghai, Tongde<text:line-break/></text:p>
      <text:p text:style-name="P1">Brunei<text:line-break/></text:p>
      <text:p text:style-name="P1">China, Taiwan, Ilan<text:line-break/></text:p>
      <text:p text:style-name="P1">China, Yunnan, Ninglang<text:line-break/></text:p>
      <text:p text:style-name="P1">China, Henan<text:line-break/></text:p>
      <text:p text:style-name="P1">Philippines, Luzon Island, Pampanga<text:line-break/></text:p>
      <text:p text:style-name="P1">Philippines, Basilan<text:line-break/></text:p>
      <text:p text:style-name="P1">Thailand, Nakhon Si Thammarat<text:line-break/></text:p>
      <text:p text:style-name="P1">Memecylon sessilifolium<text:line-break/></text:p>
      <text:p text:style-name="P1">Morrenia hassleriana<text:line-break/></text:p>
      <text:p text:style-name="P1"><text:soft-page-break/>Elizabetha paraensis<text:line-break/></text:p>
      <text:p text:style-name="P1">Oreogrammitis malayensis<text:line-break/></text:p>
      <text:p text:style-name="P1">Prestonia lutescens<text:line-break/></text:p>
      <text:p text:style-name="P1">Delissea lyonii<text:line-break/></text:p>
      <text:p text:style-name="P1">Hieracium alfenzinum<text:line-break/></text:p>
      <text:p text:style-name="P1">Widdringtonia glauca<text:line-break/></text:p>
      <text:p text:style-name="P1">Rhododendron rubrantherum<text:line-break/></text:p>
      <text:p text:style-name="P1">Pleurothallis stenosepala<text:line-break/></text:p>
      <text:p text:style-name="P1">Piper anguillaespicum<text:line-break/></text:p>
      <text:p text:style-name="P1">Cacalia misera<text:line-break/></text:p>
      <text:p text:style-name="P1">Podochilus robinsonii<text:line-break/></text:p>
      <text:p text:style-name="P1">Scorzonera subulata<text:line-break/></text:p>
      <text:p text:style-name="P1">Pyrola crypta<text:line-break/></text:p>
      <text:p text:style-name="P1">Ardisia racemosa<text:line-break/></text:p>
      <text:p text:style-name="P1">China, Sichuan, Aba<text:line-break/></text:p>
      <text:p text:style-name="P1">China, Xizang (Tibet), Baxoi<text:line-break/></text:p>
      <text:p text:style-name="P1"><text:soft-page-break/>China, Yunnan, Chengjiang<text:line-break/></text:p>
      <text:p text:style-name="P1">Papua New Guinea, Morobe, Wau<text:line-break/></text:p>
      <text:p text:style-name="P1">China, Sichuan, Huili<text:line-break/></text:p>
      <text:p text:style-name="P1">Papua New Guinea, East Sepik<text:line-break/></text:p>
      <text:p text:style-name="P1">New Zealand, North Island, Wellington<text:line-break/></text:p>
      <text:p text:style-name="P1">Papua New Guinea, Enga<text:line-break/></text:p>
      <text:p text:style-name="P1">Malaysia, East Malaysia, Sarawak, Limbang Division<text:line-break/></text:p>
      <text:p text:style-name="P1">China, Sichuan, Tianquan<text:line-break/></text:p>
      <text:p text:style-name="P1">Thailand, Chumphon<text:line-break/></text:p>
      <text:p text:style-name="P1">China, Hubei, Xingshan<text:line-break/></text:p>
      <text:p text:style-name="P1">Vietnam, Ninh Binh<text:line-break/></text:p>
      <text:p text:style-name="P1">Thailand, Sara Buri<text:line-break/></text:p>
      <text:p text:style-name="P1">China, Sichuan, Qijiang<text:line-break/></text:p>
      <text:p text:style-name="P1">Thailand, Chiang Rai, Mueang Chiang Rai<text:line-break/></text:p>
      <text:p text:style-name="P1">Anila diphylla<text:line-break/></text:p>
      <text:p text:style-name="P1">Canthium caudatum<text:line-break/></text:p>
      <text:p text:style-name="P1"><text:soft-page-break/>Buchanania ferruginea<text:line-break/></text:p>
      <text:p text:style-name="P1">Oeosporangium × insulare<text:line-break/></text:p>
      <text:p text:style-name="P1">Polygala pinifolia<text:line-break/></text:p>
      <text:p text:style-name="P1">Heteropterys portillana<text:line-break/></text:p>
      <text:p text:style-name="P1">Capnorchis americana<text:line-break/></text:p>
      <text:p text:style-name="P1">Lepidobolus drapetocoleus<text:line-break/></text:p>
      <text:p text:style-name="P1">Tambourissa sieberi<text:line-break/></text:p>
      <text:p text:style-name="P1">Polybotrya kunzei<text:line-break/></text:p>
      <text:p text:style-name="P1">Crocus sulphureus<text:line-break/></text:p>
      <text:p text:style-name="P1">Danthonia bachmannii<text:line-break/></text:p>
      <text:p text:style-name="P1">Dendrorkis minuta<text:line-break/></text:p>
      <text:p text:style-name="P1">Eria jagoriana<text:line-break/></text:p>
      <text:p text:style-name="P1">Erythrococca sanjensis<text:line-break/></text:p>
      <text:p text:style-name="P1">Geum rubrum<text:line-break/></text:p>
      <text:p text:style-name="P1">Papua New Guinea, Central, Abau<text:line-break/></text:p>
      <text:p text:style-name="P1">China, Yunnan, Gengma<text:line-break/></text:p>
      <text:p text:style-name="P1"><text:soft-page-break/>New Zealand, South Island<text:line-break/></text:p>
      <text:p text:style-name="P1">Nepal, Central, Rasuwa<text:line-break/></text:p>
      <text:p text:style-name="P1">Bangladesh, Chittagong<text:line-break/></text:p>
      <text:p text:style-name="P1">Papua New Guinea, Manus<text:line-break/></text:p>
      <text:p text:style-name="P1">Thailand, Yala<text:line-break/></text:p>
      <text:p text:style-name="P1">Australia (Country), Australian Capital Terr.<text:line-break/></text:p>
      <text:p text:style-name="P1">Bangladesh<text:line-break/></text:p>
      <text:p text:style-name="P1">Malaysia, East Malaysia, Sarawak, Kuching Division<text:line-break/></text:p>
      <text:p text:style-name="P1">Laos<text:line-break/></text:p>
      <text:p text:style-name="P1">China, Sichuan, Derong<text:line-break/></text:p>
      <text:p text:style-name="P1">Thailand, Nakorn Nayak<text:line-break/></text:p>
      <text:p text:style-name="P1">Vietnam, Quang Tri<text:line-break/></text:p>
      <text:p text:style-name="P1">China, Shandong, Tai'an<text:line-break/></text:p>
      <text:p text:style-name="P1">China, Sichuan, Serxu<text:line-break/></text:p>
      <text:p text:style-name="P1">Radermachera xylocarpa<text:line-break/></text:p>
      <text:p text:style-name="P1">Crataegus hystricina<text:line-break/></text:p>
      <text:p text:style-name="P1"><text:soft-page-break/>Juncus oliganthus<text:line-break/></text:p>
      <text:p text:style-name="P1">Hedyotis verticillata<text:line-break/></text:p>
      <text:p text:style-name="P1">Taraxacum multifidum<text:line-break/></text:p>
      <text:p text:style-name="P1">Koeleria trachyantha<text:line-break/></text:p>
      <text:p text:style-name="P1">Vernonia ondongensis<text:line-break/></text:p>
      <text:p text:style-name="P1">Pichisermollodes quasidivaricata<text:line-break/></text:p>
      <text:p text:style-name="P1">Hibiscus populneus<text:line-break/></text:p>
      <text:p text:style-name="P1">Dactylorhiza × estonica<text:line-break/></text:p>
      <text:p text:style-name="P1">Euphorbia willowmorensis<text:line-break/></text:p>
      <text:p text:style-name="P1">Coprosma nigricarpa<text:line-break/></text:p>
      <text:p text:style-name="P1">Aeschynomene guatemalensis<text:line-break/></text:p>
      <text:p text:style-name="P1">Crinum natans<text:line-break/></text:p>
      <text:p text:style-name="P1">Michelia rigida<text:line-break/></text:p>
      <text:p text:style-name="P1">Stemmadenia alfaroi<text:line-break/></text:p>
      <text:p text:style-name="P1">China, Guangdong, Shenzhen<text:line-break/></text:p>
      <text:p text:style-name="P1">Philippines, Cavite<text:line-break/></text:p>
      <text:p text:style-name="P1"><text:soft-page-break/>Russia, Chukot Aut. Okrug<text:line-break/></text:p>
      <text:p text:style-name="P1">Tonga, Tongatapu<text:line-break/></text:p>
      <text:p text:style-name="P1">Philippines, Davao del Sur<text:line-break/></text:p>
      <text:p text:style-name="P1">Solomon Islands, Makira<text:line-break/></text:p>
      <text:p text:style-name="P1">Thailand, Lamphun<text:line-break/></text:p>
      <text:p text:style-name="P1">China, Sichuan, Kaixian<text:line-break/></text:p>
      <text:p text:style-name="P1">Thailand, Prachuap Khiri Khan<text:line-break/></text:p>
      <text:p text:style-name="P1">China, Sichuan, Chongqing<text:line-break/></text:p>
      <text:p text:style-name="P1">China, Yunnan, Fengqing<text:line-break/></text:p>
      <text:p text:style-name="P1">Papua New Guinea, Western, Morehead<text:line-break/></text:p>
      <text:p text:style-name="P1">Japan, Niigata<text:line-break/></text:p>
      <text:p text:style-name="P1">India, Tamil Nadu, Salem<text:line-break/></text:p>
      <text:p text:style-name="P1">New Zealand, Auckland Islands<text:line-break/></text:p>
      <text:p text:style-name="P1">China, Zhejiang, Suichang<text:line-break/></text:p>
      <text:p text:style-name="P1">Strobilanthes cusia<text:line-break/></text:p>
      <text:p text:style-name="P1">Aspidopterys canarensis<text:line-break/></text:p>
      <text:p text:style-name="P1"><text:soft-page-break/>Senecio friesii<text:line-break/></text:p>
      <text:p text:style-name="P1">Diflugossa polybotrya<text:line-break/></text:p>
      <text:p text:style-name="P1">Triticum subulatum<text:line-break/></text:p>
      <text:p text:style-name="P1">Carex bisexualis<text:line-break/></text:p>
      <text:p text:style-name="P1">Pavetta longibrachiata<text:line-break/></text:p>
      <text:p text:style-name="P1">Romanschulzia guatemalensis<text:line-break/></text:p>
      <text:p text:style-name="P1">Poa koniensis<text:line-break/></text:p>
      <text:p text:style-name="P1">Muehlenbeckia florulenta<text:line-break/></text:p>
      <text:p text:style-name="P1">Chironia suffruticosa<text:line-break/></text:p>
      <text:p text:style-name="P1">Peperomia tahitensis<text:line-break/></text:p>
      <text:p text:style-name="P1">Serapias × halacsyana<text:line-break/></text:p>
      <text:p text:style-name="P1">Dresslerella hirsutissima<text:line-break/></text:p>
      <text:p text:style-name="P1">Agave magni<text:line-break/></text:p>
      <text:p text:style-name="P1">Euphorbia razafindratsirae<text:line-break/></text:p>
      <text:p text:style-name="P1">Thailand, Lampang<text:line-break/></text:p>
      <text:p text:style-name="P1">China, Sichuan, Dege<text:line-break/></text:p>
      <text:p text:style-name="P1"><text:soft-page-break/>China, Heilongjiang<text:line-break/></text:p>
      <text:p text:style-name="P1">India, West Bengal, Kolkata District<text:line-break/></text:p>
      <text:p text:style-name="P1">China, Sichuan, Mianning<text:line-break/></text:p>
      <text:p text:style-name="P1">Philippines, Samar Province<text:line-break/></text:p>
      <text:p text:style-name="P1">China, Guangdong, Guangzhou<text:line-break/></text:p>
      <text:p text:style-name="P1">Indonesia, Papua Barat, Irian Jaya Barat<text:line-break/></text:p>
      <text:p text:style-name="P1">Papua New Guinea, Western Highlands<text:line-break/></text:p>
      <text:p text:style-name="P1">Indonesia, Kalimantan<text:line-break/></text:p>
      <text:p text:style-name="P1">China, Yunnan, Zhaotong<text:line-break/></text:p>
      <text:p text:style-name="P1">Philippines, Mountain Province, Bontoc<text:line-break/></text:p>
      <text:p text:style-name="P1">China, Guangdong, Lechang<text:line-break/></text:p>
      <text:p text:style-name="P1">South Korea, Gangwon-do<text:line-break/></text:p>
      <text:p text:style-name="P1">Philippines, Nueva Ecija<text:line-break/></text:p>
      <text:p text:style-name="P1">Japan, Hokkaido, Oshima<text:line-break/></text:p>
      <text:p text:style-name="P1">Echinocactus submammulosus<text:line-break/></text:p>
      <text:p text:style-name="P1">Palmifolium debile<text:line-break/></text:p>
      <text:p text:style-name="P1"><text:soft-page-break/>Lindsaea brevipes<text:line-break/></text:p>
      <text:p text:style-name="P1">Ruellia herzogii<text:line-break/></text:p>
      <text:p text:style-name="P1">Dryopteris junlianensis<text:line-break/></text:p>
      <text:p text:style-name="P1">Trachelocarpus rhizocarpus<text:line-break/></text:p>
      <text:p text:style-name="P1">Heterospathe califrons<text:line-break/></text:p>
      <text:p text:style-name="P1">Apuleia heterophylla<text:line-break/></text:p>
      <text:p text:style-name="P1">Piptocarpha barrosoana<text:line-break/></text:p>
      <text:p text:style-name="P1">Cavaraea elegans<text:line-break/></text:p>
      <text:p text:style-name="P1">Mediocalcar monticola<text:line-break/></text:p>
      <text:p text:style-name="P1">Allium leucosphaerum<text:line-break/></text:p>
      <text:p text:style-name="P1">Melaleuca ornata<text:line-break/></text:p>
      <text:p text:style-name="P1">Cassine humilis<text:line-break/></text:p>
      <text:p text:style-name="P1">Catasetum coniforme<text:line-break/></text:p>
      <text:p text:style-name="P1">Brachistus diversifolius<text:line-break/></text:p>
      <text:p text:style-name="P1">Samoa<text:line-break/></text:p>
      <text:p text:style-name="P1">China, Qinghai, Yushu<text:line-break/></text:p>
      <text:p text:style-name="P1"><text:soft-page-break/>Thailand, Ranong<text:line-break/></text:p>
      <text:p text:style-name="P1">China, Sichuan, Dawu<text:line-break/></text:p>
      <text:p text:style-name="P1">China, Xizang (Tibet), Medog<text:line-break/></text:p>
      <text:p text:style-name="P1">Philippines, Zamboanga del Norte<text:line-break/></text:p>
      <text:p text:style-name="P1">Vietnam, Da Nang<text:line-break/></text:p>
      <text:p text:style-name="P1">China, Taiwan, Nantou<text:line-break/></text:p>
      <text:p text:style-name="P1">Thailand, Phangnga<text:line-break/></text:p>
      <text:p text:style-name="P1">Philippines, Capiz<text:line-break/></text:p>
      <text:p text:style-name="P1">India, Himachal Pradesh<text:line-break/></text:p>
      <text:p text:style-name="P1">Malaysia, Peninsular Malaysia, Johor<text:line-break/></text:p>
      <text:p text:style-name="P1">China, Yunnan, Songming<text:line-break/></text:p>
      <text:p text:style-name="P1">India, Himachal Pradesh, Chamba<text:line-break/></text:p>
      <text:p text:style-name="P1">New Zealand, South Island, Canterbury<text:line-break/></text:p>
      <text:p text:style-name="P1">Malaysia, East Malaysia<text:line-break/></text:p>
      <text:p text:style-name="P1">Mammillaria scheerii<text:line-break/></text:p>
      <text:p text:style-name="P1">Lissochilus grantii<text:line-break/></text:p>
      <text:p text:style-name="P1"><text:soft-page-break/>Assonia punctata<text:line-break/></text:p>
      <text:p text:style-name="P1">Hydrobryum ramosum<text:line-break/></text:p>
      <text:p text:style-name="P1">Psephellus sintenisii<text:line-break/></text:p>
      <text:p text:style-name="P1">Croton geraesensis<text:line-break/></text:p>
      <text:p text:style-name="P1">Paspalum xizangense<text:line-break/></text:p>
      <text:p text:style-name="P1">Alniphyllum hainanense<text:line-break/></text:p>
      <text:p text:style-name="P1">Seriphidium monogynum<text:line-break/></text:p>
      <text:p text:style-name="P1">Tupa columnaris<text:line-break/></text:p>
      <text:p text:style-name="P1">Ocimum ericoides<text:line-break/></text:p>
      <text:p text:style-name="P1">Banisteriopsis padifolia<text:line-break/></text:p>
      <text:p text:style-name="P1">Ajax capax<text:line-break/></text:p>
      <text:p text:style-name="P1">Renealmia guianensis<text:line-break/></text:p>
      <text:p text:style-name="P1">Schmaltzia ashei<text:line-break/></text:p>
      <text:p text:style-name="P1">Hippeastrum caupolicanense<text:line-break/></text:p>
      <text:p text:style-name="P1">Philippines, Nueva Vizcaya<text:line-break/></text:p>
      <text:p text:style-name="P1">Philippines, Batanes<text:line-break/></text:p>
      <text:p text:style-name="P1"><text:soft-page-break/>New Caledonia, Nouvelle-Caledonie<text:line-break/></text:p>
      <text:p text:style-name="P1">Indonesia, Sumatera, Riau<text:line-break/></text:p>
      <text:p text:style-name="P1">China, Yunnan, Lancang<text:line-break/></text:p>
      <text:p text:style-name="P1">India, Tamil Nadu<text:line-break/></text:p>
      <text:p text:style-name="P1">Indonesia, Jawa, Jawa Tengah (C. Java)<text:line-break/></text:p>
      <text:p text:style-name="P1">Malaysia, Peninsular Malaysia, Selangor<text:line-break/></text:p>
      <text:p text:style-name="P1">China, Hunan, Wugang<text:line-break/></text:p>
      <text:p text:style-name="P1">India, Uttarakhand<text:line-break/></text:p>
      <text:p text:style-name="P1">Thailand, Loei<text:line-break/></text:p>
      <text:p text:style-name="P1">China, Taiwan, Taitung<text:line-break/></text:p>
      <text:p text:style-name="P1">Indonesia, Kalimantan, Kalimantan Utara, Malinau<text:line-break/></text:p>
      <text:p text:style-name="P1">Philippines, Camarines Sur<text:line-break/></text:p>
      <text:p text:style-name="P1">China, Xizang (Tibet), Bomi<text:line-break/></text:p>
      <text:p text:style-name="P1">Sri Lanka, Ratnapura<text:line-break/></text:p>
      <text:p text:style-name="P1">Ctenitis obscura<text:line-break/></text:p>
      <text:p text:style-name="P1">Astragalus cephalonicus<text:line-break/></text:p>
      <text:p text:style-name="P1"><text:soft-page-break/>Symplocos penangiana<text:line-break/></text:p>
      <text:p text:style-name="P1">Nelumbium javanicum<text:line-break/></text:p>
      <text:p text:style-name="P1">Phebalium ellipticum<text:line-break/></text:p>
      <text:p text:style-name="P1">Angraecum thomsonii<text:line-break/></text:p>
      <text:p text:style-name="P1">Quercus cunisecta<text:line-break/></text:p>
      <text:p text:style-name="P1">Leiostegia vernicosa<text:line-break/></text:p>
      <text:p text:style-name="P1">Gardoquia multiflora<text:line-break/></text:p>
      <text:p text:style-name="P1">Gentiana wilsonii<text:line-break/></text:p>
      <text:p text:style-name="P1">Asclepias compressa<text:line-break/></text:p>
      <text:p text:style-name="P1">Acacia lancifolia<text:line-break/></text:p>
      <text:p text:style-name="P1">Phyllanthus crassinervius<text:line-break/></text:p>
      <text:p text:style-name="P1">Erigeron barcinonensis<text:line-break/></text:p>
      <text:p text:style-name="P1">Rorippa × oslawiensis<text:line-break/></text:p>
      <text:p text:style-name="P1">Millettia bequaertii<text:line-break/></text:p>
      <text:p text:style-name="P1">China, Yunnan, Jingdong<text:line-break/></text:p>
      <text:p text:style-name="P1">Japan, Okinawa<text:line-break/></text:p>
      <text:p text:style-name="P1"><text:soft-page-break/>China, Hebei<text:line-break/></text:p>
      <text:p text:style-name="P1">Fiji, Western, Ba<text:line-break/></text:p>
      <text:p text:style-name="P1">India, Uttar Pradesh<text:line-break/></text:p>
      <text:p text:style-name="P1">China, Xizang (Tibet), Jomda<text:line-break/></text:p>
      <text:p text:style-name="P1">Bangladesh, Cox's Bazar<text:line-break/></text:p>
      <text:p text:style-name="P1">Indonesia, Papua Barat, Papua, Mimika<text:line-break/></text:p>
      <text:p text:style-name="P1">China, Sichuan, Zamtang<text:line-break/></text:p>
      <text:p text:style-name="P1">Nepal, Eastern<text:line-break/></text:p>
      <text:p text:style-name="P1">Japan, Kagoshima, Izumi<text:line-break/></text:p>
      <text:p text:style-name="P1">China, Guangdong, Boluo<text:line-break/></text:p>
      <text:p text:style-name="P1">Micronesia, Federated States of, Pohnpei<text:line-break/></text:p>
      <text:p text:style-name="P1">Papua New Guinea, New Ireland<text:line-break/></text:p>
      <text:p text:style-name="P1">Papua New Guinea, West Sepik<text:line-break/></text:p>
      <text:p text:style-name="P1">Philippines, Albay<text:line-break/></text:p>
      <text:p text:style-name="P1">Anisophyllea grandis<text:line-break/></text:p>
      <text:p text:style-name="P1">Goodenia pygmaea<text:line-break/></text:p>
      <text:p text:style-name="P1"><text:soft-page-break/>Sinocrassula jiaozishanensis<text:line-break/></text:p>
      <text:p text:style-name="P1">Croton berberifolius<text:line-break/></text:p>
      <text:p text:style-name="P1">Dendrobium jocosum<text:line-break/></text:p>
      <text:p text:style-name="P1">Boscia reticulata<text:line-break/></text:p>
      <text:p text:style-name="P1">Solanum nematosepalum<text:line-break/></text:p>
      <text:p text:style-name="P1">Conyza holosericea<text:line-break/></text:p>
      <text:p text:style-name="P1">Crudia mansonii<text:line-break/></text:p>
      <text:p text:style-name="P1">Draba pulvinata<text:line-break/></text:p>
      <text:p text:style-name="P1">Dichaea benzingii<text:line-break/></text:p>
      <text:p text:style-name="P1">Schlegelia fastigiata<text:line-break/></text:p>
      <text:p text:style-name="P1">Epicampes leptoura<text:line-break/></text:p>
      <text:p text:style-name="P1">Xylopicrum pierrei<text:line-break/></text:p>
      <text:p text:style-name="P1">Satureja alpestris<text:line-break/></text:p>
      <text:p text:style-name="P1">Cucumis amarus<text:line-break/></text:p>
      <text:p text:style-name="P1">Indonesia, Jawa, Banten<text:line-break/></text:p>
      <text:p text:style-name="P1">China, Yunnan, Yongshan<text:line-break/></text:p>
      <text:p text:style-name="P1"><text:soft-page-break/>China, Sichuan, Ebian<text:line-break/></text:p>
      <text:p text:style-name="P1">China, Taiwan, Pingtung<text:line-break/></text:p>
      <text:p text:style-name="P1">Papua New Guinea, Western Highlands, Mount Hagen subdistrict<text:line-break/></text:p>
      <text:p text:style-name="P1">Papua New Guinea, Eastern Highlands, Chimbu<text:line-break/></text:p>
      <text:p text:style-name="P1">China, Jiangxi, Lushan<text:line-break/></text:p>
      <text:p text:style-name="P1">Indonesia, Sumatera, Aceh<text:line-break/></text:p>
      <text:p text:style-name="P1">China, Shandong, Qingdao<text:line-break/></text:p>
      <text:p text:style-name="P1">Russia, Bashkir A.S.S.R.<text:line-break/></text:p>
      <text:p text:style-name="P1">Malaysia, Peninsular Malaysia, Kelantan<text:line-break/></text:p>
      <text:p text:style-name="P1">China, Guangdong, Shixing<text:line-break/></text:p>
      <text:p text:style-name="P1">India, Maharashtra<text:line-break/></text:p>
      <text:p text:style-name="P1">Papua New Guinea, Southern Highlands, Tari<text:line-break/></text:p>
      <text:p text:style-name="P1">China, Guizhou, Zunyi<text:line-break/></text:p>
      <text:p text:style-name="P1">Malaysia, East Malaysia, Sarawak, Bintulu Division<text:line-break/></text:p>
      <text:p text:style-name="P1">Mila kubeana<text:line-break/></text:p>
      <text:p text:style-name="P1">Ranunculus obtusilobus<text:line-break/></text:p>
      <text:p text:style-name="P1"><text:soft-page-break/>Masdevallia ecallosa<text:line-break/></text:p>
      <text:p text:style-name="P1">Anthyllis langei<text:line-break/></text:p>
      <text:p text:style-name="P1">Helmontia trujilloi<text:line-break/></text:p>
      <text:p text:style-name="P1">Megastachya patula<text:line-break/></text:p>
      <text:p text:style-name="P1">Priestleya vestita<text:line-break/></text:p>
      <text:p text:style-name="P1">Astragalus albicaulis<text:line-break/></text:p>
      <text:p text:style-name="P1">Mahonia eurybracteata<text:line-break/></text:p>
      <text:p text:style-name="P1">Pseudognaphalium viscosum<text:line-break/></text:p>
      <text:p text:style-name="P1">Asplenium biscaynianum<text:line-break/></text:p>
      <text:p text:style-name="P1">Trillium albidum<text:line-break/></text:p>
      <text:p text:style-name="P1">Grammitis longeattenuata<text:line-break/></text:p>
      <text:p text:style-name="P1">Navia fluviatilis<text:line-break/></text:p>
      <text:p text:style-name="P1">Euryloma retorta<text:line-break/></text:p>
      <text:p text:style-name="P1">Pachynocarpus wallichii<text:line-break/></text:p>
      <text:p text:style-name="P1">China, Henan, Neixiang Xian<text:line-break/></text:p>
      <text:p text:style-name="P1">Philippines, Mindoro Island<text:line-break/></text:p>
      <text:p text:style-name="P1"><text:soft-page-break/>China, Shanxi, Yuanqu<text:line-break/></text:p>
      <text:p text:style-name="P1">Australia (Country), Coral Seas Island Territory, Norfolk Island<text:line-break/></text:p>
      <text:p text:style-name="P1">Japan, Chiba<text:line-break/></text:p>
      <text:p text:style-name="P1">Brunei, Belait<text:line-break/></text:p>
      <text:p text:style-name="P1">Pakistan, Gilgit-Baltistan<text:line-break/></text:p>
      <text:p text:style-name="P1">China, Yunnan, Binchuan<text:line-break/></text:p>
      <text:p text:style-name="P1">China, Sichuan, Muli Zangzu Zizhixian<text:line-break/></text:p>
      <text:p text:style-name="P1">China, Yunnan, Eshan<text:line-break/></text:p>
      <text:p text:style-name="P1">Samoa, Upolu<text:line-break/></text:p>
      <text:p text:style-name="P1">Papua New Guinea, Western Highlands, Hagen<text:line-break/></text:p>
      <text:p text:style-name="P1">Philippines, Metropolitan Manila<text:line-break/></text:p>
      <text:p text:style-name="P1">China, Guangdong, Hainan<text:line-break/></text:p>
      <text:p text:style-name="P1">Nepal, Mid-Western, Rukum<text:line-break/></text:p>
      <text:p text:style-name="P1">Papua New Guinea, Milne Bay, Baniara Subdistrict<text:line-break/></text:p>
      <text:p text:style-name="P1">Muhlenbergia mutica<text:line-break/></text:p>
      <text:p text:style-name="P1">Chaetanthera chilensis<text:line-break/></text:p>
      <text:p text:style-name="P1"><text:soft-page-break/>Eupatorium trixoides<text:line-break/></text:p>
      <text:p text:style-name="P1">Miconia rhodantha<text:line-break/></text:p>
      <text:p text:style-name="P1">Tragopogon xanthantherus<text:line-break/></text:p>
      <text:p text:style-name="P1">Cryptocarya nigra<text:line-break/></text:p>
      <text:p text:style-name="P1">Trichosalpinx pergrata<text:line-break/></text:p>
      <text:p text:style-name="P1">Elaphoglossum pallescens<text:line-break/></text:p>
      <text:p text:style-name="P1">Galium charoides<text:line-break/></text:p>
      <text:p text:style-name="P1">Ouratea sipaliwiniensis<text:line-break/></text:p>
      <text:p text:style-name="P1">Dryopteris subfalcinella<text:line-break/></text:p>
      <text:p text:style-name="P1">Ficus hunteri<text:line-break/></text:p>
      <text:p text:style-name="P1">Lepidagathis laguroidea<text:line-break/></text:p>
      <text:p text:style-name="P1">Synnema pinnatifidum<text:line-break/></text:p>
      <text:p text:style-name="P1">Witheringia candollei<text:line-break/></text:p>
      <text:p text:style-name="P1">Ficus xanthosyce<text:line-break/></text:p>
      <text:p text:style-name="P1">China, Yunnan, Xiangyun<text:line-break/></text:p>
      <text:p text:style-name="P1">Thailand, Surat Thani<text:line-break/></text:p>
      <text:p text:style-name="P1"><text:soft-page-break/>China, Yunnan, Maguan<text:line-break/></text:p>
      <text:p text:style-name="P1">Myanmar, Kachin<text:line-break/></text:p>
      <text:p text:style-name="P1">Indonesia, Lesser Sunda Islands, Nusa Tenggara Timur (E. Sunda Isl.)<text:line-break/></text:p>
      <text:p text:style-name="P1">Indonesia, Sumatera, Bangka Belitung Islands<text:line-break/></text:p>
      <text:p text:style-name="P1">Malaysia, Peninsular Malaysia, Penang<text:line-break/></text:p>
      <text:p text:style-name="P1">New Guinea<text:line-break/></text:p>
      <text:p text:style-name="P1">Australia (Country), Queensland, Cook<text:line-break/></text:p>
      <text:p text:style-name="P1">French Polynesia, Windward Islands, Faaa<text:line-break/></text:p>
      <text:p text:style-name="P1">Guam<text:line-break/></text:p>
      <text:p text:style-name="P1">China, Guangdong, Huliao<text:line-break/></text:p>
      <text:p text:style-name="P1">Papua New Guinea, National Capital<text:line-break/></text:p>
      <text:p text:style-name="P1">Indonesia, Lesser Sunda Islands, Bali<text:line-break/></text:p>
      <text:p text:style-name="P1">India, Maharashtra, Poona<text:line-break/></text:p>
      <text:p text:style-name="P1">China, Yunnan, Zhenxiong<text:line-break/></text:p>
      <text:p text:style-name="P1">Thyridolepis xerophila<text:line-break/></text:p>
      <text:p text:style-name="P1">Drymonia latisepala<text:line-break/></text:p>
      <text:p text:style-name="P1"><text:soft-page-break/>Memecylon candolleanum<text:line-break/></text:p>
      <text:p text:style-name="P1">Baccharis chubutensis<text:line-break/></text:p>
      <text:p text:style-name="P1">Senecio bahioides<text:line-break/></text:p>
      <text:p text:style-name="P1">Leptopus yunnanensis<text:line-break/></text:p>
      <text:p text:style-name="P1">Lepidagathis terminalis<text:line-break/></text:p>
      <text:p text:style-name="P1">Crepis andryaloides<text:line-break/></text:p>
      <text:p text:style-name="P1">Dracula lafleurii<text:line-break/></text:p>
      <text:p text:style-name="P1">Phthirusa microphylla<text:line-break/></text:p>
      <text:p text:style-name="P1">Sphaerostylis tulasneana<text:line-break/></text:p>
      <text:p text:style-name="P1">Dypsis gautieri<text:line-break/></text:p>
      <text:p text:style-name="P1">Stemodiacra serrata<text:line-break/></text:p>
      <text:p text:style-name="P1">Chassalia griffithii<text:line-break/></text:p>
      <text:p text:style-name="P1">Oenothera clelandii<text:line-break/></text:p>
      <text:p text:style-name="P1">Guzmania ferruginea<text:line-break/></text:p>
      <text:p text:style-name="P1">China, Sichuan, Yanyuan<text:line-break/></text:p>
      <text:p text:style-name="P1">Philippines, Bukidnon<text:line-break/></text:p>
      <text:p text:style-name="P1"><text:soft-page-break/>Indonesia, Papua Barat, Papua Barat, Raja Ampat<text:line-break/></text:p>
      <text:p text:style-name="P1">Papua New Guinea, East New Britain<text:line-break/></text:p>
      <text:p text:style-name="P1">China, Yunnan, Baoshan<text:line-break/></text:p>
      <text:p text:style-name="P1">Brunei, Tutong<text:line-break/></text:p>
      <text:p text:style-name="P1">China, Jilin, Jilin<text:line-break/></text:p>
      <text:p text:style-name="P1">China, Sichuan, Litang<text:line-break/></text:p>
      <text:p text:style-name="P1">Thailand, Trang<text:line-break/></text:p>
      <text:p text:style-name="P1">China, Yunnan, Zhanyi<text:line-break/></text:p>
      <text:p text:style-name="P1">Papua New Guinea, Western Highlands, Lake Kopiago<text:line-break/></text:p>
      <text:p text:style-name="P1">Indonesia, Sumatera, Bengkulu<text:line-break/></text:p>
      <text:p text:style-name="P1">Thailand, Phuket<text:line-break/></text:p>
      <text:p text:style-name="P1">New Zealand, North Island, Auckland<text:line-break/></text:p>
      <text:p text:style-name="P1">Japan, Nara<text:line-break/></text:p>
      <text:p text:style-name="P1">Indonesia, Sulawesi, Sulawesi Selatan (S. Sulawesi), North Luwu<text:line-break/></text:p>
      <text:p text:style-name="P1">Specklinia aristata<text:line-break/></text:p>
      <text:p text:style-name="P1">Daphne × savensis<text:line-break/></text:p>
      <text:p text:style-name="P1"><text:soft-page-break/>Brillantaisia oligantha<text:line-break/></text:p>
      <text:p text:style-name="P1">Rubus ithacanus<text:line-break/></text:p>
      <text:p text:style-name="P1">Hieracium aeolocephalum<text:line-break/></text:p>
      <text:p text:style-name="P1">Spermacoce lithospermoides<text:line-break/></text:p>
      <text:p text:style-name="P1">Xylopia sumatrana<text:line-break/></text:p>
      <text:p text:style-name="P1">Cacalia glazioviana<text:line-break/></text:p>
      <text:p text:style-name="P1">Elaeocarpus pubescens<text:line-break/></text:p>
      <text:p text:style-name="P1">Hieracium cincinnellum<text:line-break/></text:p>
      <text:p text:style-name="P1">Melicocca trijuga<text:line-break/></text:p>
      <text:p text:style-name="P1">Echinopsis manguinii<text:line-break/></text:p>
      <text:p text:style-name="P1">Angraecum panicifolium<text:line-break/></text:p>
      <text:p text:style-name="P1">Palisota hirsuta<text:line-break/></text:p>
      <text:p text:style-name="P1">Calothamnus superbus<text:line-break/></text:p>
      <text:p text:style-name="P1">Neottia microglottis<text:line-break/></text:p>
      <text:p text:style-name="P1">Indonesia, Lesser Sunda Islands, Timor Timur (E. Timor)<text:line-break/></text:p>
      <text:p text:style-name="P1">Japan, Kanagawa<text:line-break/></text:p>
      <text:p text:style-name="P1"><text:soft-page-break/>Japan, Shizuoka, Shimoda<text:line-break/></text:p>
      <text:p text:style-name="P1">China, Qinghai, Gonghe<text:line-break/></text:p>
      <text:p text:style-name="P1">Philippines, Surigao del Norte<text:line-break/></text:p>
      <text:p text:style-name="P1">China, Sichuan, Chengkou<text:line-break/></text:p>
      <text:p text:style-name="P1">Indonesia, Sumatera, Sumatera Utara (N. Sumatra)<text:line-break/></text:p>
      <text:p text:style-name="P1">China, Jilin<text:line-break/></text:p>
      <text:p text:style-name="P1">Thailand, Chiang Mai, San Kamphaeng<text:line-break/></text:p>
      <text:p text:style-name="P1">Cambodia, Kampot<text:line-break/></text:p>
      <text:p text:style-name="P1">Myanmar, Yangon Division<text:line-break/></text:p>
      <text:p text:style-name="P1">North Mariana Islands<text:line-break/></text:p>
      <text:p text:style-name="P1">China, Sichuan, Moupin<text:line-break/></text:p>
      <text:p text:style-name="P1">Russia, Saratov Oblast<text:line-break/></text:p>
      <text:p text:style-name="P1">Thailand, Lampang, Wang Nuea<text:line-break/></text:p>
      <text:p text:style-name="P1">Laos, Champasak, Khong<text:line-break/></text:p>
      <text:p text:style-name="P1">Phyla chinensis<text:line-break/></text:p>
      <text:p text:style-name="P1">Razisea ericae<text:line-break/></text:p>
      <text:p text:style-name="P1"><text:soft-page-break/>Pavetta annobonensis<text:line-break/></text:p>
      <text:p text:style-name="P1">Betula kweichowensis<text:line-break/></text:p>
      <text:p text:style-name="P1">Nephrodium gustavii<text:line-break/></text:p>
      <text:p text:style-name="P1">Elatostema tenuinerve<text:line-break/></text:p>
      <text:p text:style-name="P1">Potentilla × burduja<text:line-break/></text:p>
      <text:p text:style-name="P1">Diplospora sorsogonensis<text:line-break/></text:p>
      <text:p text:style-name="P1">Callicarpa plumosa<text:line-break/></text:p>
      <text:p text:style-name="P1">Keithia marifolia<text:line-break/></text:p>
      <text:p text:style-name="P1">Hymenophyllum perparvulum<text:line-break/></text:p>
      <text:p text:style-name="P1">Symplocos euryoides<text:line-break/></text:p>
      <text:p text:style-name="P1">Hieracium leptoclonum<text:line-break/></text:p>
      <text:p text:style-name="P1">Scilla numidica<text:line-break/></text:p>
      <text:p text:style-name="P1">Eurya systyla<text:line-break/></text:p>
      <text:p text:style-name="P1">Epicranthes cheiropetalum<text:line-break/></text:p>
      <text:p text:style-name="P1">Indonesia, Kepulauan Maluku, Maluku Utara, Halmahera Barat<text:line-break/></text:p>
      <text:p text:style-name="P1">Indonesia, Jawa, Jawa Timur (E. Java)<text:line-break/></text:p>
      <text:p text:style-name="P1"><text:soft-page-break/>China, Yunnan, Chuxiong<text:line-break/></text:p>
      <text:p text:style-name="P1">China, Xizang (Tibet), Gongbo'gyamda<text:line-break/></text:p>
      <text:p text:style-name="P1">China, Yunnan, Mile<text:line-break/></text:p>
      <text:p text:style-name="P1">Philippines, Zambales<text:line-break/></text:p>
      <text:p text:style-name="P1">China, Sichuan, Maoxian<text:line-break/></text:p>
      <text:p text:style-name="P1">South Korea, Jeju-do<text:line-break/></text:p>
      <text:p text:style-name="P1">Brunei, Temburong<text:line-break/></text:p>
      <text:p text:style-name="P1">India, Tamil Nadu, Madurai<text:line-break/></text:p>
      <text:p text:style-name="P1">Japan, Shiga<text:line-break/></text:p>
      <text:p text:style-name="P1">China, Heilongjiang, Harbin<text:line-break/></text:p>
      <text:p text:style-name="P1">Japan, Kochi<text:line-break/></text:p>
      <text:p text:style-name="P1">Thailand, Phetchaburi<text:line-break/></text:p>
      <text:p text:style-name="P1">Japan, Kagoshima<text:line-break/></text:p>
      <text:p text:style-name="P1">Tajikistan<text:line-break/></text:p>
      <text:p text:style-name="P1">Plesioneuron royenii<text:line-break/></text:p>
      <text:p text:style-name="P1">Lachenalia neilii<text:line-break/></text:p>
      <text:p text:style-name="P1"><text:soft-page-break/>Erica phacelanthera<text:line-break/></text:p>
      <text:p text:style-name="P1">Stelis stephanii<text:line-break/></text:p>
      <text:p text:style-name="P1">Micrandra heterophylla<text:line-break/></text:p>
      <text:p text:style-name="P1">Salvia marci<text:line-break/></text:p>
      <text:p text:style-name="P1">Rotala letouzeyana<text:line-break/></text:p>
      <text:p text:style-name="P1">Feliciadamia stenocarpa<text:line-break/></text:p>
      <text:p text:style-name="P1">Cristaria andicola<text:line-break/></text:p>
      <text:p text:style-name="P1">Leuconotis spec.eugeniifolia<text:line-break/></text:p>
      <text:p text:style-name="P1">Pavonia cabraliana<text:line-break/></text:p>
      <text:p text:style-name="P1">Pachira petropolitana<text:line-break/></text:p>
      <text:p text:style-name="P1">Vernonia valenzuelana<text:line-break/></text:p>
      <text:p text:style-name="P1">Scelochilus ottonis<text:line-break/></text:p>
      <text:p text:style-name="P1">Trichomanes latilabiatum<text:line-break/></text:p>
      <text:p text:style-name="P1">Lindsaea ambigens<text:line-break/></text:p>
      <text:p text:style-name="P1">China, Jiangsu<text:line-break/></text:p>
      <text:p text:style-name="P1">China, Xizang (Tibet), Qamdo<text:line-break/></text:p>
      <text:p text:style-name="P1"><text:soft-page-break/>China, Sichuan, Garze<text:line-break/></text:p>
      <text:p text:style-name="P1">Malaysia, East Malaysia, Sarawak, Serian Division<text:line-break/></text:p>
      <text:p text:style-name="P1">China, Sichuan, Hongyuan<text:line-break/></text:p>
      <text:p text:style-name="P1">Papua New Guinea, Central, Port Moresby<text:line-break/></text:p>
      <text:p text:style-name="P1">China, Jiangxi, Quannan<text:line-break/></text:p>
      <text:p text:style-name="P1">China, Qinghai, Madoi<text:line-break/></text:p>
      <text:p text:style-name="P1">Japan, Kochi, Tosa<text:line-break/></text:p>
      <text:p text:style-name="P1">Thailand, Chiang Mai, Sahngahmpang<text:line-break/></text:p>
      <text:p text:style-name="P1">Papua New Guinea, Central, Moresby<text:line-break/></text:p>
      <text:p text:style-name="P1">China, Hubei, Wuchang<text:line-break/></text:p>
      <text:p text:style-name="P1">China, Yunnan, Shangri-La (Yunnan, China)<text:line-break/></text:p>
      <text:p text:style-name="P1">Philippines, Mountain Province, Lepanto<text:line-break/></text:p>
      <text:p text:style-name="P1">Philippines, Luzon Island, Isabela Province<text:line-break/></text:p>
      <text:p text:style-name="P1">Pakistan, Azad Kashmir<text:line-break/></text:p>
      <text:p text:style-name="P1">Poa glabrata<text:line-break/></text:p>
      <text:p text:style-name="P1">Sphaerine distichophylla<text:line-break/></text:p>
      <text:p text:style-name="P1"><text:soft-page-break/>Oxyrhynchus volubilis<text:line-break/></text:p>
      <text:p text:style-name="P1">Dipladenia cuspidata<text:line-break/></text:p>
      <text:p text:style-name="P1">Hymenophyllum poolii<text:line-break/></text:p>
      <text:p text:style-name="P1">Bulbophyllum pallescens<text:line-break/></text:p>
      <text:p text:style-name="P1">Jacaranda micrantha<text:line-break/></text:p>
      <text:p text:style-name="P1">Sempervivum poculiforme<text:line-break/></text:p>
      <text:p text:style-name="P1">Gaylussacia paranaensis<text:line-break/></text:p>
      <text:p text:style-name="P1">Begonia jaliscana<text:line-break/></text:p>
      <text:p text:style-name="P1">Bunium carviforme<text:line-break/></text:p>
      <text:p text:style-name="P1">Dryopteris savaiiensis<text:line-break/></text:p>
      <text:p text:style-name="P1">Podocarpium williamsii<text:line-break/></text:p>
      <text:p text:style-name="P1">Lithocardium flavum<text:line-break/></text:p>
      <text:p text:style-name="P1">Zenkerella egregia<text:line-break/></text:p>
      <text:p text:style-name="P1">Campanula tschuktschorum<text:line-break/></text:p>
      <text:p text:style-name="P1">Turkmenistan<text:line-break/></text:p>
      <text:p text:style-name="P1">Thailand, Nakhon Ratchasima<text:line-break/></text:p>
      <text:p text:style-name="P1"><text:soft-page-break/>China, Sichuan, Ya'an<text:line-break/></text:p>
      <text:p text:style-name="P1">Russia, Astrakhan' Oblast<text:line-break/></text:p>
      <text:p text:style-name="P1">India, Uttarakhand, Dehra Dun<text:line-break/></text:p>
      <text:p text:style-name="P1">Indonesia, Kepulauan Maluku, Maluku Utara<text:line-break/></text:p>
      <text:p text:style-name="P1">Myanmar, Shan<text:line-break/></text:p>
      <text:p text:style-name="P1">China, Tianjin Municipality, Tanggu<text:line-break/></text:p>
      <text:p text:style-name="P1">Russia, Sakhalin Oblast<text:line-break/></text:p>
      <text:p text:style-name="P1">Russia, Kursk Oblast<text:line-break/></text:p>
      <text:p text:style-name="P1">Japan, Hyogo<text:line-break/></text:p>
      <text:p text:style-name="P1">Papua New Guinea, Western Highlands, Wabag<text:line-break/></text:p>
      <text:p text:style-name="P1">Thailand, Nan, Chalaem Phrakiat<text:line-break/></text:p>
      <text:p text:style-name="P1">Solomon Islands, Guadalcanal Island<text:line-break/></text:p>
      <text:p text:style-name="P1">Japan, Mie<text:line-break/></text:p>
      <text:p text:style-name="P1">Thailand, Chiang Rai<text:line-break/></text:p>
      <text:p text:style-name="P1">Acaciopsis conzattii<text:line-break/></text:p>
      <text:p text:style-name="P1">Oryctanthus andrieuxii<text:line-break/></text:p>
      <text:p text:style-name="P1"><text:soft-page-break/>Acrodiclidium wrightii<text:line-break/></text:p>
      <text:p text:style-name="P1">Cyrtandra parva<text:line-break/></text:p>
      <text:p text:style-name="P1">Peperomia subpulchella<text:line-break/></text:p>
      <text:p text:style-name="P1">Turnera guianensis<text:line-break/></text:p>
      <text:p text:style-name="P1">Tragacantha psoralodes<text:line-break/></text:p>
      <text:p text:style-name="P1">Siloxerus pusillus<text:line-break/></text:p>
      <text:p text:style-name="P1">Ficus acuminata<text:line-break/></text:p>
      <text:p text:style-name="P1">Anila macrocalyx<text:line-break/></text:p>
      <text:p text:style-name="P1">Cleome usambarica<text:line-break/></text:p>
      <text:p text:style-name="P1">Polygala nivea<text:line-break/></text:p>
      <text:p text:style-name="P1">Isoetes echinospora<text:line-break/></text:p>
      <text:p text:style-name="P1">Samyda canziala<text:line-break/></text:p>
      <text:p text:style-name="P1">Plicosepalus ogadenensis<text:line-break/></text:p>
      <text:p text:style-name="P1">Centropogon dombeyanus<text:line-break/></text:p>
      <text:p text:style-name="P1">China, Yunnan, Cangyuan<text:line-break/></text:p>
      <text:p text:style-name="P1">Thailand, Songkhla<text:line-break/></text:p>
      <text:p text:style-name="P1"><text:soft-page-break/>China, Sichuan, Danba<text:line-break/></text:p>
      <text:p text:style-name="P1">China, Guangxi, Xing'an<text:line-break/></text:p>
      <text:p text:style-name="P1">Indonesia, Papua Barat, Papua Barat<text:line-break/></text:p>
      <text:p text:style-name="P1">Philippines, Mindoro Island, Mindoro Occidental Province<text:line-break/></text:p>
      <text:p text:style-name="P1">Thailand, Nakhon Ratchasima, Pak Chong<text:line-break/></text:p>
      <text:p text:style-name="P1">Philippines, Masbate<text:line-break/></text:p>
      <text:p text:style-name="P1">China, Anhui, Qimen<text:line-break/></text:p>
      <text:p text:style-name="P1">China, Hunan, Xinhua<text:line-break/></text:p>
      <text:p text:style-name="P1">China, Chongqing, Wushan<text:line-break/></text:p>
      <text:p text:style-name="P1">China, Chongqing, Nanchuan<text:line-break/></text:p>
      <text:p text:style-name="P1">China, Hubei, Badong<text:line-break/></text:p>
      <text:p text:style-name="P1">China, Sichuan, Batang<text:line-break/></text:p>
      <text:p text:style-name="P1">Cambodia, Stoeng Treng, Thala Barivat<text:line-break/></text:p>
      <text:p text:style-name="P1">Russia, Orenburg Oblast<text:line-break/></text:p>
      <text:p text:style-name="P1">Cystea bulbifera<text:line-break/></text:p>
      <text:p text:style-name="P1">Lycium umbellatum<text:line-break/></text:p>
      <text:p text:style-name="P1"><text:soft-page-break/>Nephrodium immersum<text:line-break/></text:p>
      <text:p text:style-name="P1">Ditaxis sellowiana<text:line-break/></text:p>
      <text:p text:style-name="P1">Lythrum calcaratum<text:line-break/></text:p>
      <text:p text:style-name="P1">Vitex schunkei<text:line-break/></text:p>
      <text:p text:style-name="P1">Solanum biformifolium<text:line-break/></text:p>
      <text:p text:style-name="P1">Oreocharis curvituba<text:line-break/></text:p>
      <text:p text:style-name="P1">Melastoma homostegium<text:line-break/></text:p>
      <text:p text:style-name="P1">Senecio inconstans<text:line-break/></text:p>
      <text:p text:style-name="P1">Serjania lupulina<text:line-break/></text:p>
      <text:p text:style-name="P1">Hieracium brigantum<text:line-break/></text:p>
      <text:p text:style-name="P1">Tillandsia geissei<text:line-break/></text:p>
      <text:p text:style-name="P1">Obione halimoides<text:line-break/></text:p>
      <text:p text:style-name="P1">Festuca paupera<text:line-break/></text:p>
      <text:p text:style-name="P1">Centaurea pineticola<text:line-break/></text:p>
      <text:p text:style-name="P1">French Polynesia, Society Islands<text:line-break/></text:p>
      <text:p text:style-name="P1">China, Zhejiang, Tiantai<text:line-break/></text:p>
      <text:p text:style-name="P1"><text:soft-page-break/>China, Yunnan, Luchun<text:line-break/></text:p>
      <text:p text:style-name="P1">Russia, Pskov Oblast<text:line-break/></text:p>
      <text:p text:style-name="P1">New Zealand, North Island<text:line-break/></text:p>
      <text:p text:style-name="P1">China, Taiwan, Hualien<text:line-break/></text:p>
      <text:p text:style-name="P1">Kazakhstan<text:line-break/></text:p>
      <text:p text:style-name="P1">Japan, Hokkaido, Abashiri<text:line-break/></text:p>
      <text:p text:style-name="P1">New Zealand, Campbell Island<text:line-break/></text:p>
      <text:p text:style-name="P1">China, Hainan, Yaxian<text:line-break/></text:p>
      <text:p text:style-name="P1">Thailand, Mae Hong Son<text:line-break/></text:p>
      <text:p text:style-name="P1">China, Guangdong, Fengkai<text:line-break/></text:p>
      <text:p text:style-name="P1">Australia (Country), Queensland, Darling Downs<text:line-break/></text:p>
      <text:p text:style-name="P1">China, Yunnan, Yuanyang<text:line-break/></text:p>
      <text:p text:style-name="P1">Thailand, Nan<text:line-break/></text:p>
      <text:p text:style-name="P1">Laos, Savannakhet<text:line-break/></text:p>
      <text:p text:style-name="P1">Dioscorea bernoulliana<text:line-break/></text:p>
      <text:p text:style-name="P1">Psychotria potamogetonoides<text:line-break/></text:p>
      <text:p text:style-name="P1"><text:soft-page-break/>Podandrogyne cernua<text:line-break/></text:p>
      <text:p text:style-name="P1">Caprifolium acuminatum<text:line-break/></text:p>
      <text:p text:style-name="P1">Grastidium phaeanthum<text:line-break/></text:p>
      <text:p text:style-name="P1">Combretum niphophilum<text:line-break/></text:p>
      <text:p text:style-name="P1">Alchornea comoensis<text:line-break/></text:p>
      <text:p text:style-name="P1">Eriosema pumilum<text:line-break/></text:p>
      <text:p text:style-name="P1">Ranunculus latidens<text:line-break/></text:p>
      <text:p text:style-name="P1">Ozothamnus vagans<text:line-break/></text:p>
      <text:p text:style-name="P1">Celastrus tatarinowii<text:line-break/></text:p>
      <text:p text:style-name="P1">Kleinia vermicularis<text:line-break/></text:p>
      <text:p text:style-name="P1">Ipomoea gemella<text:line-break/></text:p>
      <text:p text:style-name="P1">Borreria aralioides<text:line-break/></text:p>
      <text:p text:style-name="P1">Nemopanthus canadensis<text:line-break/></text:p>
      <text:p text:style-name="P1">Anthemis anthemoides<text:line-break/></text:p>
      <text:p text:style-name="P1">Thailand, Lampang, Mueang Pan<text:line-break/></text:p>
      <text:p text:style-name="P1">Indonesia, Kalimantan, Kalimantan Tengah (C. Kalimantan)<text:line-break/></text:p>
      <text:p text:style-name="P1"><text:soft-page-break/>Australia (Country), Northern Territory<text:line-break/></text:p>
      <text:p text:style-name="P1">Indonesia, Papua Barat, Papua Barat, Manokwari<text:line-break/></text:p>
      <text:p text:style-name="P1">China, Fujian, Foochow<text:line-break/></text:p>
      <text:p text:style-name="P1">Indonesia, Sulawesi, Sulawesi Selatan (S. Sulawesi), Enrekang<text:line-break/></text:p>
      <text:p text:style-name="P1">China, Fujian, Xiamen<text:line-break/></text:p>
      <text:p text:style-name="P1">Thailand, Kanchanaburi<text:line-break/></text:p>
      <text:p text:style-name="P1">Malaysia, Peninsular Malaysia, Kedah<text:line-break/></text:p>
      <text:p text:style-name="P1">Philippines, Antique<text:line-break/></text:p>
      <text:p text:style-name="P1">India, Karnataka (Mysore), Mysore<text:line-break/></text:p>
      <text:p text:style-name="P1">Philippines, Zamboanga del Sur<text:line-break/></text:p>
      <text:p text:style-name="P1">Papua New Guinea, Eastern Highlands, Kainantu<text:line-break/></text:p>
      <text:p text:style-name="P1">New Zealand, South Island, Otago<text:line-break/></text:p>
      <text:p text:style-name="P1">India, Karnataka (Mysore)<text:line-break/></text:p>
      <text:p text:style-name="P1">Philippines, Aurora<text:line-break/></text:p>
      <text:p text:style-name="P1">Panopsis metcalfii<text:line-break/></text:p>
      <text:p text:style-name="P1">Stobaea cruciata<text:line-break/></text:p>
      <text:p text:style-name="P1"><text:soft-page-break/>Dalea botterii<text:line-break/></text:p>
      <text:p text:style-name="P1">Eryngium castrense<text:line-break/></text:p>
      <text:p text:style-name="P1">Croton sincorensis<text:line-break/></text:p>
      <text:p text:style-name="P1">Aylostera supthutiana<text:line-break/></text:p>
      <text:p text:style-name="P1">Leiachenis cordifolia<text:line-break/></text:p>
      <text:p text:style-name="P1">Camellia liberistyla<text:line-break/></text:p>
      <text:p text:style-name="P1">Aridaria bijliae<text:line-break/></text:p>
      <text:p text:style-name="P1">Eupatorium glomeratum<text:line-break/></text:p>
      <text:p text:style-name="P1">Dendrobium busuangense<text:line-break/></text:p>
      <text:p text:style-name="P1">Pleione kaatiae<text:line-break/></text:p>
      <text:p text:style-name="P1">Ebnerella plumosa<text:line-break/></text:p>
      <text:p text:style-name="P1">Arthraxon hohenackeri<text:line-break/></text:p>
      <text:p text:style-name="P1">Exochaenium grande<text:line-break/></text:p>
      <text:p text:style-name="P1">Hedaroma fimbriatum<text:line-break/></text:p>
      <text:p text:style-name="P1">Philippines, Pangasinan<text:line-break/></text:p>
      <text:p text:style-name="P1">Japan, Ishikawa<text:line-break/></text:p>
      <text:p text:style-name="P1"><text:soft-page-break/>Myanmar, Shan, Kengtung<text:line-break/></text:p>
      <text:p text:style-name="P1">Indonesia, Lesser Sunda Islands, Nusa Tenggara Timur (E. Sunda Isl.), Sumba Timur<text:line-break/></text:p>
      <text:p text:style-name="P1">Vietnam, Kon Tum<text:line-break/></text:p>
      <text:p text:style-name="P1">Japan, Nagano<text:line-break/></text:p>
      <text:p text:style-name="P1">India, Tamil Nadu, Nilgiri<text:line-break/></text:p>
      <text:p text:style-name="P1">China, Yunnan, Dayao<text:line-break/></text:p>
      <text:p text:style-name="P1">China, Yunnan, Luxi<text:line-break/></text:p>
      <text:p text:style-name="P1">Thailand, Buriram<text:line-break/></text:p>
      <text:p text:style-name="P1">Thailand, Chiang Mai, Mueang Chiang Mai<text:line-break/></text:p>
      <text:p text:style-name="P1">Papua New Guinea, East New Britain, Pomio<text:line-break/></text:p>
      <text:p text:style-name="P1">Japan, Aomori<text:line-break/></text:p>
      <text:p text:style-name="P1">French Polynesia, Societe, Iles de la, Tahiti<text:line-break/></text:p>
      <text:p text:style-name="P1">China, Yunnan, Hekou<text:line-break/></text:p>
      <text:p text:style-name="P1">Philippines, Davao Oriental<text:line-break/></text:p>
      <text:p text:style-name="P1">Acaciella angustissima<text:line-break/></text:p>
      <text:p text:style-name="P1">Echinops kebericho<text:line-break/></text:p>
      <text:p text:style-name="P1"><text:soft-page-break/>Calanthe × yarlungzangboensis<text:line-break/></text:p>
      <text:p text:style-name="P1">Hecatandra oxycedrus<text:line-break/></text:p>
      <text:p text:style-name="P1">Nuphar intermedia<text:line-break/></text:p>
      <text:p text:style-name="P1">Syringa steencruyssii<text:line-break/></text:p>
      <text:p text:style-name="P1">Cupania macropoda<text:line-break/></text:p>
      <text:p text:style-name="P1">Peperomia rupigaudens<text:line-break/></text:p>
      <text:p text:style-name="P1">Triumfetta dembianensis<text:line-break/></text:p>
      <text:p text:style-name="P1">Porophyllum brachypodum<text:line-break/></text:p>
      <text:p text:style-name="P1">Dendrobium alpestre<text:line-break/></text:p>
      <text:p text:style-name="P1">Cyphostemma flavicans<text:line-break/></text:p>
      <text:p text:style-name="P1">Yucca × luna<text:line-break/></text:p>
      <text:p text:style-name="P1">Phyllanthus capensis<text:line-break/></text:p>
      <text:p text:style-name="P1">Lemna javanica<text:line-break/></text:p>
      <text:p text:style-name="P1">Eriachne filiformis<text:line-break/></text:p>
      <text:p text:style-name="P1">China, Guangxi, Ling Yun Hsien<text:line-break/></text:p>
      <text:p text:style-name="P1">China, Henan, Qinyang<text:line-break/></text:p>
      <text:p text:style-name="P1"><text:soft-page-break/>China, Yunnan, Yunlong<text:line-break/></text:p>
      <text:p text:style-name="P1">Philippines, Ifugao<text:line-break/></text:p>
      <text:p text:style-name="P1">China, Sichuan, Leibo<text:line-break/></text:p>
      <text:p text:style-name="P1">Pakistan, Federally Administered Tribal Areas, Kurram Agency<text:line-break/></text:p>
      <text:p text:style-name="P1">India, Delhi<text:line-break/></text:p>
      <text:p text:style-name="P1">Pakistan, Khyber-Pakhtunkhwa, Hazara<text:line-break/></text:p>
      <text:p text:style-name="P1">China, Sichuan, Zhongxian<text:line-break/></text:p>
      <text:p text:style-name="P1">Papua New Guinea, West New Britain, Kandrian<text:line-break/></text:p>
      <text:p text:style-name="P1">China, Szechuan<text:line-break/></text:p>
      <text:p text:style-name="P1">China, Guangdong, Yunan<text:line-break/></text:p>
      <text:p text:style-name="P1">China, Taiwan, Kaohsiung<text:line-break/></text:p>
      <text:p text:style-name="P1">Malaysia, Peninsular Malaysia, Terengganu<text:line-break/></text:p>
      <text:p text:style-name="P1">Thailand, Nakhon Sawan<text:line-break/></text:p>
      <text:p text:style-name="P1">India, Arunachal Pradesh<text:line-break/></text:p>
      <text:p text:style-name="P1">Amauropelta pavoniana<text:line-break/></text:p>
      <text:p text:style-name="P1">Loranthus rendelii<text:line-break/></text:p>
      <text:p text:style-name="P1"><text:soft-page-break/>Primula densa<text:line-break/></text:p>
      <text:p text:style-name="P1">Mariscus rufus<text:line-break/></text:p>
      <text:p text:style-name="P1">Senecio exuberans<text:line-break/></text:p>
      <text:p text:style-name="P1">Gomphrena wrightii<text:line-break/></text:p>
      <text:p text:style-name="P1">Lonicera kingdonii<text:line-break/></text:p>
      <text:p text:style-name="P1">Panmorphia barbulata<text:line-break/></text:p>
      <text:p text:style-name="P1">Pelargonium goweri<text:line-break/></text:p>
      <text:p text:style-name="P1">Bremeria latisepala<text:line-break/></text:p>
      <text:p text:style-name="P1">Phegopteris latealata<text:line-break/></text:p>
      <text:p text:style-name="P1">Aspidium hartwegii<text:line-break/></text:p>
      <text:p text:style-name="P1">Rivea multiflora<text:line-break/></text:p>
      <text:p text:style-name="P1">Schwartzkopffia buettneriana<text:line-break/></text:p>
      <text:p text:style-name="P1">Bontia pantonii<text:line-break/></text:p>
      <text:p text:style-name="P1">Petasites intermedius<text:line-break/></text:p>
      <text:p text:style-name="P1">China, Sichuan, Fubian<text:line-break/></text:p>
      <text:p text:style-name="P1">China, Shanxi, Xinjiang<text:line-break/></text:p>
      <text:p text:style-name="P1"><text:soft-page-break/>China, Qinghai, Xinghai<text:line-break/></text:p>
      <text:p text:style-name="P1">Russia, Magadan Oblast<text:line-break/></text:p>
      <text:p text:style-name="P1">New Zealand, North Island, Northland<text:line-break/></text:p>
      <text:p text:style-name="P1">Thailand, Chiang Mai, Mae Rim<text:line-break/></text:p>
      <text:p text:style-name="P1">Nepal, Western, Kaski<text:line-break/></text:p>
      <text:p text:style-name="P1">French Polynesia, Gambier, Iles<text:line-break/></text:p>
      <text:p text:style-name="P1">Vanuatu, Efate<text:line-break/></text:p>
      <text:p text:style-name="P1">Thailand, Prachuap Khiri Khan, Kui Buri<text:line-break/></text:p>
      <text:p text:style-name="P1">China, Taiwan, Taichung<text:line-break/></text:p>
      <text:p text:style-name="P1">Kazakhstan, East Kazakhstan Oblast<text:line-break/></text:p>
      <text:p text:style-name="P1">Vietnam, Lao Cai, Sa Pa<text:line-break/></text:p>
      <text:p text:style-name="P1">Vietnam, Ha Tinh<text:line-break/></text:p>
      <text:p text:style-name="P1">Japan, Toyama<text:line-break/></text:p>
      <text:p text:style-name="P1">China, Guangdong, Renhua<text:line-break/></text:p>
      <text:p text:style-name="P1">Orophea rubra<text:line-break/></text:p>
      <text:p text:style-name="P1">Protium salvozae<text:line-break/></text:p>
      <text:p text:style-name="P1"><text:soft-page-break/>Fumaria lichtensteinii<text:line-break/></text:p>
      <text:p text:style-name="P1">Pseudoridolfia fennanei<text:line-break/></text:p>
      <text:p text:style-name="P1">Spiraea media<text:line-break/></text:p>
      <text:p text:style-name="P1">Lavatera tomentosa<text:line-break/></text:p>
      <text:p text:style-name="P1">Premna divaricata<text:line-break/></text:p>
      <text:p text:style-name="P1">Verbena tridactylites<text:line-break/></text:p>
      <text:p text:style-name="P1">Quercus laurina<text:line-break/></text:p>
      <text:p text:style-name="P1">Panmorphia iota<text:line-break/></text:p>
      <text:p text:style-name="P1">Coussarea veraguensis<text:line-break/></text:p>
      <text:p text:style-name="P1">Tillandsia inconspicua<text:line-break/></text:p>
      <text:p text:style-name="P1">Psychotria kamialii<text:line-break/></text:p>
      <text:p text:style-name="P1">Bambusa indigena<text:line-break/></text:p>
      <text:p text:style-name="P1">Leucas tsavoensis<text:line-break/></text:p>
      <text:p text:style-name="P1">Astripomoea lachnosperma<text:line-break/></text:p>
      <text:p text:style-name="P1">China, Sichuan, Jinchuan<text:line-break/></text:p>
      <text:p text:style-name="P1">Nepal, Mid-Western, Dolpa<text:line-break/></text:p>
      <text:p text:style-name="P1"><text:soft-page-break/>Thailand, Chiang Mai, Mae Taeng<text:line-break/></text:p>
      <text:p text:style-name="P1">China, Guangdong, Dongguan<text:line-break/></text:p>
      <text:p text:style-name="P1">Thailand, Songkla<text:line-break/></text:p>
      <text:p text:style-name="P1">China, Yunnan, Ruili<text:line-break/></text:p>
      <text:p text:style-name="P1">China, Guangxi, Nanning<text:line-break/></text:p>
      <text:p text:style-name="P1">India, West Bengal, Darjeeling<text:line-break/></text:p>
      <text:p text:style-name="P1">Papua New Guinea, Madang, Usino<text:line-break/></text:p>
      <text:p text:style-name="P1">Philippines, Eastern Samar<text:line-break/></text:p>
      <text:p text:style-name="P1">North Korea<text:line-break/></text:p>
      <text:p text:style-name="P1">Papua New Guinea, Northern, Tufi<text:line-break/></text:p>
      <text:p text:style-name="P1">Papua New Guinea, East Sepik, Ambunti<text:line-break/></text:p>
      <text:p text:style-name="P1">Thailand, Trat<text:line-break/></text:p>
      <text:p text:style-name="P1">Thailand, Nakhon Nayok<text:line-break/></text:p>
      <text:p text:style-name="P1">Sri Lanka, Kandy<text:line-break/></text:p>
      <text:p text:style-name="P1">Bulbostylis schimperiana<text:line-break/></text:p>
      <text:p text:style-name="P1">Sterculia madagascariensis<text:line-break/></text:p>
      <text:p text:style-name="P1"><text:soft-page-break/>Microseris bolanderi<text:line-break/></text:p>
      <text:p text:style-name="P1">Asclepias subverticillata<text:line-break/></text:p>
      <text:p text:style-name="P1">Cypripedium × johnsonianum<text:line-break/></text:p>
      <text:p text:style-name="P1">Salix phylicoides<text:line-break/></text:p>
      <text:p text:style-name="P1">Pedrosia porto-sanctana<text:line-break/></text:p>
      <text:p text:style-name="P1">Calamus bonianus<text:line-break/></text:p>
      <text:p text:style-name="P1">Ouratea darienensis<text:line-break/></text:p>
      <text:p text:style-name="P1">Securidaca cristata<text:line-break/></text:p>
      <text:p text:style-name="P1">Halimolobos pedicellatus<text:line-break/></text:p>
      <text:p text:style-name="P1">Pteris recurvata<text:line-break/></text:p>
      <text:p text:style-name="P1">Sisymbrium grandiflorum<text:line-break/></text:p>
      <text:p text:style-name="P1">Cereus flagriformis<text:line-break/></text:p>
      <text:p text:style-name="P1">Antirrhinum patens<text:line-break/></text:p>
      <text:p text:style-name="P1">Rhus ecklonis<text:line-break/></text:p>
      <text:p text:style-name="P1">China, Sichuan, Jiangyou<text:line-break/></text:p>
      <text:p text:style-name="P1">Philippines, Kalinga-Apayao<text:line-break/></text:p>
      <text:p text:style-name="P1"><text:soft-page-break/>China, Chongqing, Hechuan<text:line-break/></text:p>
      <text:p text:style-name="P1">Thailand, Songkhla, Hat Yai<text:line-break/></text:p>
      <text:p text:style-name="P1">Myanmar, Tenasserim<text:line-break/></text:p>
      <text:p text:style-name="P1">French Polynesia, Societe, Iles de la<text:line-break/></text:p>
      <text:p text:style-name="P1">China, Hainan, Changjiang<text:line-break/></text:p>
      <text:p text:style-name="P1">China, Sichuan, Wanxian<text:line-break/></text:p>
      <text:p text:style-name="P1">China, Yunnan, Yiliang<text:line-break/></text:p>
      <text:p text:style-name="P1">India, Rajasthan<text:line-break/></text:p>
      <text:p text:style-name="P1">India, Orissa<text:line-break/></text:p>
      <text:p text:style-name="P1">Papua New Guinea, West Sepik, Vanimo<text:line-break/></text:p>
      <text:p text:style-name="P1">Solomon Islands, Malaita<text:line-break/></text:p>
      <text:p text:style-name="P1">China, Yunnan, Anning<text:line-break/></text:p>
      <text:p text:style-name="P1">China, Guizhou, Guiyang<text:line-break/></text:p>
      <text:p text:style-name="P1">Philippines, Iloilo<text:line-break/></text:p>
      <text:p text:style-name="P1">Mollugo novo-hollandica<text:line-break/></text:p>
      <text:p text:style-name="P1">Cleomella lutea<text:line-break/></text:p>
      <text:p text:style-name="P1"><text:soft-page-break/>Ornithogalum pusillum<text:line-break/></text:p>
      <text:p text:style-name="P1">Buchenavia pterocarpa<text:line-break/></text:p>
      <text:p text:style-name="P1">Eugenia mangasiana<text:line-break/></text:p>
      <text:p text:style-name="P1">Pedicularis pseudoatra<text:line-break/></text:p>
      <text:p text:style-name="P1">Laurentia tenella<text:line-break/></text:p>
      <text:p text:style-name="P1">Prunus × kamiaranensis<text:line-break/></text:p>
      <text:p text:style-name="P1">Oreorchis foliosa<text:line-break/></text:p>
      <text:p text:style-name="P1">Binaria coronata<text:line-break/></text:p>
      <text:p text:style-name="P1">Chomelia amara<text:line-break/></text:p>
      <text:p text:style-name="P1">Smilax sumatrensis<text:line-break/></text:p>
      <text:p text:style-name="P1">Danais dauphinensis<text:line-break/></text:p>
      <text:p text:style-name="P1">Micromeria cristata<text:line-break/></text:p>
      <text:p text:style-name="P1">Ouratea macranthos<text:line-break/></text:p>
      <text:p text:style-name="P1">Olearia angulata<text:line-break/></text:p>
      <text:p text:style-name="P1">China, Sichuan, Hanyuan<text:line-break/></text:p>
      <text:p text:style-name="P1">China, Yunnan, Lufeng<text:line-break/></text:p>
      <text:p text:style-name="P1"><text:soft-page-break/>China, Fujian, Chong'an<text:line-break/></text:p>
      <text:p text:style-name="P1">Papua New Guinea, Southern Highlands, Ialibu<text:line-break/></text:p>
      <text:p text:style-name="P1">Russia, Altay Kray<text:line-break/></text:p>
      <text:p text:style-name="P1">China, Yunnan, Lunan<text:line-break/></text:p>
      <text:p text:style-name="P1">China, Sichuan, Quxian<text:line-break/></text:p>
      <text:p text:style-name="P1">Papua New Guinea, Western Highlands, Kopiago<text:line-break/></text:p>
      <text:p text:style-name="P1">Thailand, Phetchaburi, Kaeng Krachan<text:line-break/></text:p>
      <text:p text:style-name="P1">Indonesia, Lesser Sunda Islands, Nusa Tenggara Barat (W. Sunda Isl.), Sumbawa Barat<text:line-break/></text:p>
      <text:p text:style-name="P1">Nepal, Western, Mustang<text:line-break/></text:p>
      <text:p text:style-name="P1">Thailand, Pattani<text:line-break/></text:p>
      <text:p text:style-name="P1">Papua New Guinea, Western Highlands, Laiagam<text:line-break/></text:p>
      <text:p text:style-name="P1">China, Guangdong, Yingde<text:line-break/></text:p>
      <text:p text:style-name="P1">China, Xizang (Tibet), Zayu<text:line-break/></text:p>
      <text:p text:style-name="P1">Japan, Iwate<text:line-break/></text:p>
      <text:p text:style-name="P1">Parinari pilosa<text:line-break/></text:p>
      <text:p text:style-name="P1">Toxocarpus laevigatus<text:line-break/></text:p>
      <text:p text:style-name="P1"><text:soft-page-break/>Diasperus flavidus<text:line-break/></text:p>
      <text:p text:style-name="P1">Elaeagia alterniramosa<text:line-break/></text:p>
      <text:p text:style-name="P1">Racosperma heteroclitum<text:line-break/></text:p>
      <text:p text:style-name="P1">Lasianthus areolatus<text:line-break/></text:p>
      <text:p text:style-name="P1">Urtica quadristipulata<text:line-break/></text:p>
      <text:p text:style-name="P1">Cousinia ramosissima<text:line-break/></text:p>
      <text:p text:style-name="P1">Dysoxylum trichostylum<text:line-break/></text:p>
      <text:p text:style-name="P1">Passiflora cristalina<text:line-break/></text:p>
      <text:p text:style-name="P1">Crepis suffruticosa<text:line-break/></text:p>
      <text:p text:style-name="P1">Sitanion hystrix<text:line-break/></text:p>
      <text:p text:style-name="P1">Campanula stevenii<text:line-break/></text:p>
      <text:p text:style-name="P1">Halleorchis aspidogynoides<text:line-break/></text:p>
      <text:p text:style-name="P1">Carex scabrior<text:line-break/></text:p>
      <text:p text:style-name="P1">Luffa caledonica<text:line-break/></text:p>
      <text:p text:style-name="P1">Myanmar, Kachin, Sumprabum<text:line-break/></text:p>
      <text:p text:style-name="P1">Papua New Guinea, Morobe, Menyamya<text:line-break/></text:p>
      <text:p text:style-name="P1"><text:soft-page-break/>Thailand, Loei, Phu Kradueng<text:line-break/></text:p>
      <text:p text:style-name="P1">Vietnam, Phu Yen<text:line-break/></text:p>
      <text:p text:style-name="P1">China, Hubei, Fangxian<text:line-break/></text:p>
      <text:p text:style-name="P1">Nepal, Eastern, Sankhuwasabha<text:line-break/></text:p>
      <text:p text:style-name="P1">China, Sichuan, Yanbian<text:line-break/></text:p>
      <text:p text:style-name="P1">Papua New Guinea, Madang, Ramu<text:line-break/></text:p>
      <text:p text:style-name="P1">Thailand, Chon Buri<text:line-break/></text:p>
      <text:p text:style-name="P1">China, Sichuan, Xinlong<text:line-break/></text:p>
      <text:p text:style-name="P1">Russia, Kamchatskiy Kray, Aleutskiy<text:line-break/></text:p>
      <text:p text:style-name="P1">Thailand, Narathiwat, Waeng<text:line-break/></text:p>
      <text:p text:style-name="P1">Australia (Country), Australian Capital Terr., Cotter River<text:line-break/></text:p>
      <text:p text:style-name="P1">Myanmar, Kayin<text:line-break/></text:p>
      <text:p text:style-name="P1">Kiribati<text:line-break/></text:p>
      <text:p text:style-name="P1">Russia, Altay<text:line-break/></text:p>
      <text:p text:style-name="P1">Myrcia conduplicata<text:line-break/></text:p>
      <text:p text:style-name="P1">Hieracium hazslinszkyi<text:line-break/></text:p>
      <text:p text:style-name="P1"><text:soft-page-break/>Leonitis malacophylla<text:line-break/></text:p>
      <text:p text:style-name="P1">Nepeta kunlunshanica<text:line-break/></text:p>
      <text:p text:style-name="P1">Lasianthus cambodianus<text:line-break/></text:p>
      <text:p text:style-name="P1">Lysimachia paludosa<text:line-break/></text:p>
      <text:p text:style-name="P1">Rauvolfia lanceolata<text:line-break/></text:p>
      <text:p text:style-name="P1">Epidendrum macdougallii<text:line-break/></text:p>
      <text:p text:style-name="P1">Alsophila lamprocaulis<text:line-break/></text:p>
      <text:p text:style-name="P1">Lampranthus glaucus<text:line-break/></text:p>
      <text:p text:style-name="P1">Conium royenii<text:line-break/></text:p>
      <text:p text:style-name="P1">Acronychia vestita<text:line-break/></text:p>
      <text:p text:style-name="P1">Melica kotschyi<text:line-break/></text:p>
      <text:p text:style-name="P1">Synaedrys lanceaefolia<text:line-break/></text:p>
      <text:p text:style-name="P1">Solanum stauntonii<text:line-break/></text:p>
      <text:p text:style-name="P1">Quercus balsequillana<text:line-break/></text:p>
      <text:p text:style-name="P1">Japan, Shimane, Izumo<text:line-break/></text:p>
      <text:p text:style-name="P1">China, Yunnan, Huaning<text:line-break/></text:p>
      <text:p text:style-name="P1"><text:soft-page-break/>China, Beijing Municipality<text:line-break/></text:p>
      <text:p text:style-name="P1">Russia, Moscow Oblast<text:line-break/></text:p>
      <text:p text:style-name="P1">China, Yunnan, Shuangbai<text:line-break/></text:p>
      <text:p text:style-name="P1">China, Hainan, Lingshui<text:line-break/></text:p>
      <text:p text:style-name="P1">Vietnam, An Giang, Chau Doc<text:line-break/></text:p>
      <text:p text:style-name="P1">Fiji, Eastern Division<text:line-break/></text:p>
      <text:p text:style-name="P1">Australia (Country), Queensland, Wide Bay<text:line-break/></text:p>
      <text:p text:style-name="P1">Philippines, Sulu Province<text:line-break/></text:p>
      <text:p text:style-name="P1">Papua New Guinea, Western, Kiunga<text:line-break/></text:p>
      <text:p text:style-name="P1">Papua New Guinea, West Sepik, Lumi<text:line-break/></text:p>
      <text:p text:style-name="P1">Papua New Guinea, Madang, Madang<text:line-break/></text:p>
      <text:p text:style-name="P1">Papua New Guinea, Madang, Josephstaal<text:line-break/></text:p>
      <text:p text:style-name="P1">Indonesia, Celebes<text:line-break/></text:p>
      <text:p text:style-name="P1">China, Guizhou, Shibing<text:line-break/></text:p>
      <text:p text:style-name="P1">Anthericum ledermannii<text:line-break/></text:p>
      <text:p text:style-name="P1">Ceropegia nubica<text:line-break/></text:p>
      <text:p text:style-name="P1"><text:soft-page-break/>Stelis trinitatis<text:line-break/></text:p>
      <text:p text:style-name="P1">Casearia bicolor<text:line-break/></text:p>
      <text:p text:style-name="P1">Pyrus campanulata<text:line-break/></text:p>
      <text:p text:style-name="P1">Goodyera hispida<text:line-break/></text:p>
      <text:p text:style-name="P1">Ixora peruviana<text:line-break/></text:p>
      <text:p text:style-name="P1">Vellozia decidua<text:line-break/></text:p>
      <text:p text:style-name="P1">Parathelypteris chinensis<text:line-break/></text:p>
      <text:p text:style-name="P1">Glyptopetalum pallidifolium<text:line-break/></text:p>
      <text:p text:style-name="P1">Climacoptera maimanica<text:line-break/></text:p>
      <text:p text:style-name="P1">Antimima longipes<text:line-break/></text:p>
      <text:p text:style-name="P1">Stachys tenella<text:line-break/></text:p>
      <text:p text:style-name="P1">Crassula tysonii<text:line-break/></text:p>
      <text:p text:style-name="P1">Veratrum speciosum<text:line-break/></text:p>
      <text:p text:style-name="P1">Glaucium spurium<text:line-break/></text:p>
      <text:p text:style-name="P1">Japan, Miyazaki<text:line-break/></text:p>
      <text:p text:style-name="P1">China, Yunnan, Yongren<text:line-break/></text:p>
      <text:p text:style-name="P1"><text:soft-page-break/>Indonesia, Kalimantan, Kalimantan Tengah (C. Kalimantan), Kabupaten Kotawaringin Timur<text:line-break/></text:p>
      <text:p text:style-name="P1">India, Jharkhand, Hazaribagh<text:line-break/></text:p>
      <text:p text:style-name="P1">China, Sichuan, Hejiang<text:line-break/></text:p>
      <text:p text:style-name="P1">Russia, Vologda Oblast<text:line-break/></text:p>
      <text:p text:style-name="P1">Cambodia, Kampong Chhnang<text:line-break/></text:p>
      <text:p text:style-name="P1">China, Nei Mongol<text:line-break/></text:p>
      <text:p text:style-name="P1">China, Sichuan, Yuexi<text:line-break/></text:p>
      <text:p text:style-name="P1">Thailand, Rayong, Klaeng<text:line-break/></text:p>
      <text:p text:style-name="P1">China, Shanghai Municip., Shanghai<text:line-break/></text:p>
      <text:p text:style-name="P1">Australia (Country), Heard and McDonald Islands, Heard Island<text:line-break/></text:p>
      <text:p text:style-name="P1">Japan, Akita<text:line-break/></text:p>
      <text:p text:style-name="P1">Vietnam, Lang Son<text:line-break/></text:p>
      <text:p text:style-name="P1">China, Tibet<text:line-break/></text:p>
      <text:p text:style-name="P1">Ceylon<text:line-break/></text:p>
      <text:p text:style-name="P1">Pentopetia astephana<text:line-break/></text:p>
      <text:p text:style-name="P1">Lachnagrostis uda<text:line-break/></text:p>
      <text:p text:style-name="P1"><text:soft-page-break/>Epidendrum isthmoides<text:line-break/></text:p>
      <text:p text:style-name="P1">Deppea densiflora<text:line-break/></text:p>
      <text:p text:style-name="P1">Drosera anglica<text:line-break/></text:p>
      <text:p text:style-name="P1">Pleurothallis longissima<text:line-break/></text:p>
      <text:p text:style-name="P1">Asterostoma repens<text:line-break/></text:p>
      <text:p text:style-name="P1">Seseli mazzocchii-alemannii<text:line-break/></text:p>
      <text:p text:style-name="P1">Hydrocotyle glochidiata<text:line-break/></text:p>
      <text:p text:style-name="P1">Crupina morisii<text:line-break/></text:p>
      <text:p text:style-name="P1">Genoplesium cranei<text:line-break/></text:p>
      <text:p text:style-name="P1">Palicourea insignis<text:line-break/></text:p>
      <text:p text:style-name="P1">Tsuga chinensis<text:line-break/></text:p>
      <text:p text:style-name="P1">Bulbophyllum boudetianum<text:line-break/></text:p>
      <text:p text:style-name="P1">Eurya bifidostyla<text:line-break/></text:p>
      <text:p text:style-name="P1">Myristica macrophylla<text:line-break/></text:p>
      <text:p text:style-name="P1">Malaysia, Peninsular Malaysia, Kedah, Langkawi<text:line-break/></text:p>
      <text:p text:style-name="P1">Vietnam, Ha Giang<text:line-break/></text:p>
      <text:p text:style-name="P1"><text:soft-page-break/>Vietnam, Hoa Binh, Mai Chau<text:line-break/></text:p>
      <text:p text:style-name="P1">Philippines, Negros Occidental<text:line-break/></text:p>
      <text:p text:style-name="P1">Thailand, Prachuap Khiri Khan, Pran Buri<text:line-break/></text:p>
      <text:p text:style-name="P1">Malaysia, Peninsular Malaysia, Perlis<text:line-break/></text:p>
      <text:p text:style-name="P1">Nepal, Central, Kathmandu<text:line-break/></text:p>
      <text:p text:style-name="P1">China, Qinghai, Datong<text:line-break/></text:p>
      <text:p text:style-name="P1">Thailand, Chanthaburi<text:line-break/></text:p>
      <text:p text:style-name="P1">Northern Mariana Islands<text:line-break/></text:p>
      <text:p text:style-name="P1">China, Fujian, Yanping<text:line-break/></text:p>
      <text:p text:style-name="P1">Niue<text:line-break/></text:p>
      <text:p text:style-name="P1">Philippines, Abra<text:line-break/></text:p>
      <text:p text:style-name="P1">Pakistan, Khyber-Pakhtunkhwa<text:line-break/></text:p>
      <text:p text:style-name="P1">Japan, Saitama<text:line-break/></text:p>
      <text:p text:style-name="P1">Pakistan, Balochistan<text:line-break/></text:p>
      <text:p text:style-name="P1">Amaryllis laeta<text:line-break/></text:p>
      <text:p text:style-name="P1">Calathea chrysoleuca<text:line-break/></text:p>
      <text:p text:style-name="P1"><text:soft-page-break/>Scolymocephalus tenuifolius<text:line-break/></text:p>
      <text:p text:style-name="P1">Iresine reticulata<text:line-break/></text:p>
      <text:p text:style-name="P1">Loranthus musozensis<text:line-break/></text:p>
      <text:p text:style-name="P1">Senecio ambositrensis<text:line-break/></text:p>
      <text:p text:style-name="P1">Arenaria clandestina<text:line-break/></text:p>
      <text:p text:style-name="P1">Diphyes ciliolata<text:line-break/></text:p>
      <text:p text:style-name="P1">Tillandsia may-patii<text:line-break/></text:p>
      <text:p text:style-name="P1">Begonia rizalensis<text:line-break/></text:p>
      <text:p text:style-name="P1">Phyllanthus cataractarum<text:line-break/></text:p>
      <text:p text:style-name="P1">Fuchsia seleriana<text:line-break/></text:p>
      <text:p text:style-name="P1">Bulbophyllum tingabarinum<text:line-break/></text:p>
      <text:p text:style-name="P1">Vernonia dembocola<text:line-break/></text:p>
      <text:p text:style-name="P1">Calospatha scortechinii<text:line-break/></text:p>
      <text:p text:style-name="P1">Gaillardia suavis<text:line-break/></text:p>
      <text:p text:style-name="P1">Thailand, Phrae<text:line-break/></text:p>
      <text:p text:style-name="P1">Nepal, Eastern, Taplejung<text:line-break/></text:p>
      <text:p text:style-name="P1"><text:soft-page-break/>Vietnam, Nghe An<text:line-break/></text:p>
      <text:p text:style-name="P1">Indonesia, Sumatera, Lampung<text:line-break/></text:p>
      <text:p text:style-name="P1">Vanuatu, Banks/Torres<text:line-break/></text:p>
      <text:p text:style-name="P1">China, Hunan, Xinning<text:line-break/></text:p>
      <text:p text:style-name="P1">Philippines, Biliran<text:line-break/></text:p>
      <text:p text:style-name="P1">Papua New Guinea, West New Britain, Talasea<text:line-break/></text:p>
      <text:p text:style-name="P1">Japan, Hiroshima<text:line-break/></text:p>
      <text:p text:style-name="P1">Sri Lanka, Nuwara Eliya<text:line-break/></text:p>
      <text:p text:style-name="P1">India, Karnataka (Mysore), Kodagu (Coorg)<text:line-break/></text:p>
      <text:p text:style-name="P1">Vietnam, Kien Giang<text:line-break/></text:p>
      <text:p text:style-name="P1">China, Sichuan, Dechang<text:line-break/></text:p>
      <text:p text:style-name="P1">Papua New Guinea, Western Highlands, Minj subdistrict<text:line-break/></text:p>
      <text:p text:style-name="P1">China, Ningxia Hui, Zhongwei<text:line-break/></text:p>
      <text:p text:style-name="P1">Russia, Smolensk Oblast<text:line-break/></text:p>
      <text:p text:style-name="P1">Erythroxylum ambiguum<text:line-break/></text:p>
      <text:p text:style-name="P1">Pycnandra paucinervia<text:line-break/></text:p>
      <text:p text:style-name="P1"><text:soft-page-break/>Disa stairsii<text:line-break/></text:p>
      <text:p text:style-name="P1">Oncidium paranaense<text:line-break/></text:p>
      <text:p text:style-name="P1">Hesperis rosea<text:line-break/></text:p>
      <text:p text:style-name="P1">Scirpus lineatus<text:line-break/></text:p>
      <text:p text:style-name="P1">Oncidium leinigii<text:line-break/></text:p>
      <text:p text:style-name="P1">Physaria lateralis<text:line-break/></text:p>
      <text:p text:style-name="P1">Chloris morales-coelloi<text:line-break/></text:p>
      <text:p text:style-name="P1">Calyptrostegia suaveolens<text:line-break/></text:p>
      <text:p text:style-name="P1">Abelmoschus genevii<text:line-break/></text:p>
      <text:p text:style-name="P1">Dicalix kotoensis<text:line-break/></text:p>
      <text:p text:style-name="P1">Oxalis divergens<text:line-break/></text:p>
      <text:p text:style-name="P1">Tithymalus gedrosiacus<text:line-break/></text:p>
      <text:p text:style-name="P1">Notothixos schlechteri<text:line-break/></text:p>
      <text:p text:style-name="P1">Rubus omissus<text:line-break/></text:p>
      <text:p text:style-name="P1">China, Sichuan, Anxian<text:line-break/></text:p>
      <text:p text:style-name="P1">Japan, Hokkaido, Ishikari<text:line-break/></text:p>
      <text:p text:style-name="P1"><text:soft-page-break/>China, Taiwan, Chiayi<text:line-break/></text:p>
      <text:p text:style-name="P1">India, Uttarakhand, Almora<text:line-break/></text:p>
      <text:p text:style-name="P1">China, Sichuan, Pengxian<text:line-break/></text:p>
      <text:p text:style-name="P1">Russia, Khabarovsk Kray<text:line-break/></text:p>
      <text:p text:style-name="P1">China, Yunnan, Shiping<text:line-break/></text:p>
      <text:p text:style-name="P1">China, Hubei, Lichuan<text:line-break/></text:p>
      <text:p text:style-name="P1">China, Yunnan, Bijiang<text:line-break/></text:p>
      <text:p text:style-name="P1">China, Hupeh<text:line-break/></text:p>
      <text:p text:style-name="P1">Afghanistan, Badghis<text:line-break/></text:p>
      <text:p text:style-name="P1">Russia, Chita Oblast<text:line-break/></text:p>
      <text:p text:style-name="P1">China, Sichuan, Guangyuan<text:line-break/></text:p>
      <text:p text:style-name="P1">Thailand, Chiang Mai, Chiang Dao<text:line-break/></text:p>
      <text:p text:style-name="P1">Thailand, Songkhla, Rattaphum<text:line-break/></text:p>
      <text:p text:style-name="P1">China, Jiangxi, Longnan<text:line-break/></text:p>
      <text:p text:style-name="P1">Scorodonia solitaria<text:line-break/></text:p>
      <text:p text:style-name="P1">Licuala cabalionii<text:line-break/></text:p>
      <text:p text:style-name="P1"><text:soft-page-break/>Euphorbia bounophila<text:line-break/></text:p>
      <text:p text:style-name="P1">Strobocalyx mastersii<text:line-break/></text:p>
      <text:p text:style-name="P1">Agrostophyllum callosum<text:line-break/></text:p>
      <text:p text:style-name="P1">Huperzia campiana<text:line-break/></text:p>
      <text:p text:style-name="P1">Carludovica insularis<text:line-break/></text:p>
      <text:p text:style-name="P1">Andropogon montanus<text:line-break/></text:p>
      <text:p text:style-name="P1">Simaba insignis<text:line-break/></text:p>
      <text:p text:style-name="P1">Pyrus spectabilis<text:line-break/></text:p>
      <text:p text:style-name="P1">Piper ponesheense<text:line-break/></text:p>
      <text:p text:style-name="P1">Ornithidium rigidum<text:line-break/></text:p>
      <text:p text:style-name="P1">Matricaria nigrescens<text:line-break/></text:p>
      <text:p text:style-name="P1">Ceropegia thaithongiae<text:line-break/></text:p>
      <text:p text:style-name="P1">Tragopogon bombycinus<text:line-break/></text:p>
      <text:p text:style-name="P1">Psychotria astrellantha<text:line-break/></text:p>
      <text:p text:style-name="P1">Uzbekistan, Samarkand Province<text:line-break/></text:p>
      <text:p text:style-name="P1">India, Punjab<text:line-break/></text:p>
      <text:p text:style-name="P1"><text:soft-page-break/>Micronesia, Federated States of, Kosrae<text:line-break/></text:p>
      <text:p text:style-name="P1">Papua New Guinea, West New Britain<text:line-break/></text:p>
      <text:p text:style-name="P1">Philippines, Tarlac<text:line-break/></text:p>
      <text:p text:style-name="P1">China, Xizang (Tibet), Xainza<text:line-break/></text:p>
      <text:p text:style-name="P1">Thailand, Phitsanulok Province, Phitsanulok District<text:line-break/></text:p>
      <text:p text:style-name="P1">China, Kwangsi<text:line-break/></text:p>
      <text:p text:style-name="P1">India, Manipur, Ukhrul<text:line-break/></text:p>
      <text:p text:style-name="P1">Turkmenistan, Mary Oblast<text:line-break/></text:p>
      <text:p text:style-name="P1">Fiji, Rotuma Dependency<text:line-break/></text:p>
      <text:p text:style-name="P1">India, Pondicherry<text:line-break/></text:p>
      <text:p text:style-name="P1">Afghanistan, Kabul<text:line-break/></text:p>
      <text:p text:style-name="P1">China, Guangxi, Guilin<text:line-break/></text:p>
      <text:p text:style-name="P1">India, Tamil Nadu, Tirunelveli<text:line-break/></text:p>
      <text:p text:style-name="P1">Thailand, Chiang Mai, Fang<text:line-break/></text:p>
      <text:p text:style-name="P1">Deroemera montigena<text:line-break/></text:p>
      <text:p text:style-name="P1">Pseudopilocereus piauhyensis<text:line-break/></text:p>
      <text:p text:style-name="P1"><text:soft-page-break/>Linanthus maculatus<text:line-break/></text:p>
      <text:p text:style-name="P1">Schradera luxurians<text:line-break/></text:p>
      <text:p text:style-name="P1">Trigonella melilotus-corniculata<text:line-break/></text:p>
      <text:p text:style-name="P1">Minuartia moehringioides<text:line-break/></text:p>
      <text:p text:style-name="P1">Fagelia verticillata<text:line-break/></text:p>
      <text:p text:style-name="P1">Gasteranthus pilosus<text:line-break/></text:p>
      <text:p text:style-name="P1">Euodia vitiensis<text:line-break/></text:p>
      <text:p text:style-name="P1">Archibaccharis asperifolia<text:line-break/></text:p>
      <text:p text:style-name="P1">Trifolium grantianum<text:line-break/></text:p>
      <text:p text:style-name="P1">Lycopodium dalhousieanum<text:line-break/></text:p>
      <text:p text:style-name="P1">Gomesa silvana<text:line-break/></text:p>
      <text:p text:style-name="P1">Potentilla autumnalis<text:line-break/></text:p>
      <text:p text:style-name="P1">Pleocnemia membranifolia<text:line-break/></text:p>
      <text:p text:style-name="P1">Nerine × atrosanguinea<text:line-break/></text:p>
      <text:p text:style-name="P1">China, Gansu, Wenxian<text:line-break/></text:p>
      <text:p text:style-name="P1">Papua New Guinea, Central, Tapini<text:line-break/></text:p>
      <text:p text:style-name="P1"><text:soft-page-break/>Thailand, Chiang Rai, Phan<text:line-break/></text:p>
      <text:p text:style-name="P1">China, Yunnan, Qiubei<text:line-break/></text:p>
      <text:p text:style-name="P1">Japan, Akita, Yamamoto<text:line-break/></text:p>
      <text:p text:style-name="P1">Papua New Guinea, New Ireland, Namatanai<text:line-break/></text:p>
      <text:p text:style-name="P1">China, Sichuan, Yingjing<text:line-break/></text:p>
      <text:p text:style-name="P1">Russia, Kalinigrad Oblast<text:line-break/></text:p>
      <text:p text:style-name="P1">China, Kweichow<text:line-break/></text:p>
      <text:p text:style-name="P1">China, Hainan, Baoting<text:line-break/></text:p>
      <text:p text:style-name="P1">China, Taiwan, Tainan<text:line-break/></text:p>
      <text:p text:style-name="P1">India, Manipur<text:line-break/></text:p>
      <text:p text:style-name="P1">Sri Lanka, Hambantota<text:line-break/></text:p>
      <text:p text:style-name="P1">Philippines, Camiguin<text:line-break/></text:p>
      <text:p text:style-name="P1">Thailand, Prachin Buri<text:line-break/></text:p>
      <text:p text:style-name="P1">India, West Bengal<text:line-break/></text:p>
      <text:p text:style-name="P1">Knema rigidifolia<text:line-break/></text:p>
      <text:p text:style-name="P1">Polystichum rochaleanum<text:line-break/></text:p>
      <text:p text:style-name="P1"><text:soft-page-break/>Mimosopsis lemmonii<text:line-break/></text:p>
      <text:p text:style-name="P1">Mammillaria confusa<text:line-break/></text:p>
      <text:p text:style-name="P1">Brachiaria stapfiana<text:line-break/></text:p>
      <text:p text:style-name="P1">Justicia gilbertii<text:line-break/></text:p>
      <text:p text:style-name="P1">Ophiorrhiza microphylla<text:line-break/></text:p>
      <text:p text:style-name="P1">Licuala terengganuensis<text:line-break/></text:p>
      <text:p text:style-name="P1">Disocactus macranthus<text:line-break/></text:p>
      <text:p text:style-name="P1">Acinodendron verrucosum<text:line-break/></text:p>
      <text:p text:style-name="P1">Dendrobium stricklandianum<text:line-break/></text:p>
      <text:p text:style-name="P1">Carduus potosinus<text:line-break/></text:p>
      <text:p text:style-name="P1">Laurus incrassata<text:line-break/></text:p>
      <text:p text:style-name="P1">Tanacetum heptalobum<text:line-break/></text:p>
      <text:p text:style-name="P1">Fimbristylis stans<text:line-break/></text:p>
      <text:p text:style-name="P1">Dalechampia francisceana<text:line-break/></text:p>
      <text:p text:style-name="P1">Papua New Guinea, Milne Bay, Bolu Bolu<text:line-break/></text:p>
      <text:p text:style-name="P1">China, Chongqing<text:line-break/></text:p>
      <text:p text:style-name="P1"><text:soft-page-break/>French Polynesia, Windward Islands, Moorea-Maiao<text:line-break/></text:p>
      <text:p text:style-name="P1">Thailand, Chiang Mai, Hang Dong<text:line-break/></text:p>
      <text:p text:style-name="P1">Indonesia, Kepulauan Maluku, Maluku, Kabupaten Seram Bagian Barat<text:line-break/></text:p>
      <text:p text:style-name="P1">Japan, Tochigi<text:line-break/></text:p>
      <text:p text:style-name="P1">Russia, Krasnoyarsk Kray<text:line-break/></text:p>
      <text:p text:style-name="P1">Philippines, Agusan del Norte, Butuan City<text:line-break/></text:p>
      <text:p text:style-name="P1">China, Taiwan, Hsinchu<text:line-break/></text:p>
      <text:p text:style-name="P1">Philippines, Mindoro Island, Occidental Mindoro<text:line-break/></text:p>
      <text:p text:style-name="P1">Thailand, Chiang Mai, Omkoi<text:line-break/></text:p>
      <text:p text:style-name="P1">China, Yunnan, Daguan<text:line-break/></text:p>
      <text:p text:style-name="P1">Russia, Orel Oblast<text:line-break/></text:p>
      <text:p text:style-name="P1">China, Kiangsi<text:line-break/></text:p>
      <text:p text:style-name="P1">Malaysia, East Malaysia, Sabah, Kudat Division<text:line-break/></text:p>
      <text:p text:style-name="P1">Thailand, Narathiwat<text:line-break/></text:p>
      <text:p text:style-name="P1">Hieracium thingvellirense<text:line-break/></text:p>
      <text:p text:style-name="P1">Valeriana robertianifolia<text:line-break/></text:p>
      <text:p text:style-name="P1"><text:soft-page-break/>Pasania nymaniana<text:line-break/></text:p>
      <text:p text:style-name="P1">Arabis albida<text:line-break/></text:p>
      <text:p text:style-name="P1">Astragalus rene-mairei<text:line-break/></text:p>
      <text:p text:style-name="P1">Pisonia arborescens<text:line-break/></text:p>
      <text:p text:style-name="P1">Physaria aurea<text:line-break/></text:p>
      <text:p text:style-name="P1">Asplenium malayo-alpinum<text:line-break/></text:p>
      <text:p text:style-name="P1">Thryptomene aspera<text:line-break/></text:p>
      <text:p text:style-name="P1">Ephedra texana<text:line-break/></text:p>
      <text:p text:style-name="P1">Campanula prenanthoides<text:line-break/></text:p>
      <text:p text:style-name="P1">Palicourea ottonis<text:line-break/></text:p>
      <text:p text:style-name="P1">Phyllorkis falcipetala<text:line-break/></text:p>
      <text:p text:style-name="P1">Agropyron turuchanense<text:line-break/></text:p>
      <text:p text:style-name="P1">Syncolostemon densiflorus<text:line-break/></text:p>
      <text:p text:style-name="P1">Arrowsmithia glandulosa<text:line-break/></text:p>
      <text:p text:style-name="P1">China, Shanxi, Ningwu<text:line-break/></text:p>
      <text:p text:style-name="P1">Malaysia, East Malaysia, Sarawak, Kapit Division<text:line-break/></text:p>
      <text:p text:style-name="P1"><text:soft-page-break/>Bhutan, Samchi<text:line-break/></text:p>
      <text:p text:style-name="P1">China, Shanxi, Taiyuan<text:line-break/></text:p>
      <text:p text:style-name="P1">China, Gansu, Jone<text:line-break/></text:p>
      <text:p text:style-name="P1">China, Yunnan, Eryuan<text:line-break/></text:p>
      <text:p text:style-name="P1">Vietnam, Ha Tay, Ba Vi<text:line-break/></text:p>
      <text:p text:style-name="P1">Nepal, Central<text:line-break/></text:p>
      <text:p text:style-name="P1">China, Yunnan, Mojiang<text:line-break/></text:p>
      <text:p text:style-name="P1">Japan, Kyoto, Kyoto<text:line-break/></text:p>
      <text:p text:style-name="P1">India, Jharkhand, Garhwa<text:line-break/></text:p>
      <text:p text:style-name="P1">Afghanistan, Bamian<text:line-break/></text:p>
      <text:p text:style-name="P1">Vietnam, Binh Dinh<text:line-break/></text:p>
      <text:p text:style-name="P1">Pakistan, North-West Frontier<text:line-break/></text:p>
      <text:p text:style-name="P1">Myanmar, Shan, Taunggyi<text:line-break/></text:p>
      <text:p text:style-name="P1">Cook Islands<text:line-break/></text:p>
      <text:p text:style-name="P1">Amsinckia washingtonensis<text:line-break/></text:p>
      <text:p text:style-name="P1">Cynanchum bicampanulatum<text:line-break/></text:p>
      <text:p text:style-name="P1"><text:soft-page-break/>Palala iners<text:line-break/></text:p>
      <text:p text:style-name="P1">Harmala multifida<text:line-break/></text:p>
      <text:p text:style-name="P1">Euphorbia novomexicana<text:line-break/></text:p>
      <text:p text:style-name="P1">Nephrolepis pilosa<text:line-break/></text:p>
      <text:p text:style-name="P1">Melilotus linearifolius<text:line-break/></text:p>
      <text:p text:style-name="P1">Cirsium fuscotrichum<text:line-break/></text:p>
      <text:p text:style-name="P1">Hydrocotyle rivularis<text:line-break/></text:p>
      <text:p text:style-name="P1">Renealmia foliosa<text:line-break/></text:p>
      <text:p text:style-name="P1">Prockia orinocensis<text:line-break/></text:p>
      <text:p text:style-name="P1">Selinum aromaticum<text:line-break/></text:p>
      <text:p text:style-name="P1">Lepidaploa obtusifolia<text:line-break/></text:p>
      <text:p text:style-name="P1">Lantana tiliifolia<text:line-break/></text:p>
      <text:p text:style-name="P1">Piper gracillimum<text:line-break/></text:p>
      <text:p text:style-name="P1">Sarcocampsa silvestris<text:line-break/></text:p>
      <text:p text:style-name="P1">Japan, Shizuoka<text:line-break/></text:p>
      <text:p text:style-name="P1">Russia, Primor'ye Kray<text:line-break/></text:p>
      <text:p text:style-name="P1"><text:soft-page-break/>Japan, Tottori<text:line-break/></text:p>
      <text:p text:style-name="P1">China, Hubei, Dangyang<text:line-break/></text:p>
      <text:p text:style-name="P1">Thailand, Nakhon Si Thammarat, Lan Saka<text:line-break/></text:p>
      <text:p text:style-name="P1">China, Yunnan, Mouding<text:line-break/></text:p>
      <text:p text:style-name="P1">Vietnam, Thanh Hoa<text:line-break/></text:p>
      <text:p text:style-name="P1">Indonesia, Sumatera, Sumatera Barat (W. Sumatra), Kabupaten Pesisir Selatan<text:line-break/></text:p>
      <text:p text:style-name="P1">Pakistan, Federally Administered Tribal Areas<text:line-break/></text:p>
      <text:p text:style-name="P1">Kyrgyzstan<text:line-break/></text:p>
      <text:p text:style-name="P1">Nepal, Western, Myagdi<text:line-break/></text:p>
      <text:p text:style-name="P1">Laos, Champasak<text:line-break/></text:p>
      <text:p text:style-name="P1">Papua New Guinea, Northern, Kokoda<text:line-break/></text:p>
      <text:p text:style-name="P1">China, Yunnan, Gejiu<text:line-break/></text:p>
      <text:p text:style-name="P1">China, Guangxi, Luchuan<text:line-break/></text:p>
      <text:p text:style-name="P1">Australia (Country), Van Diemen's Land<text:line-break/></text:p>
      <text:p text:style-name="P1">Faurea recondita<text:line-break/></text:p>
      <text:p text:style-name="P1">Hypolepis brasiliana<text:line-break/></text:p>
      <text:p text:style-name="P1"><text:soft-page-break/>Anginon swellendamense<text:line-break/></text:p>
      <text:p text:style-name="P1">Strobilanthes helferi<text:line-break/></text:p>
      <text:p text:style-name="P1">Oxydectes paniculata<text:line-break/></text:p>
      <text:p text:style-name="P1">Carex interjecta<text:line-break/></text:p>
      <text:p text:style-name="P1">Bambusa nagalandiana<text:line-break/></text:p>
      <text:p text:style-name="P1">Cleisostoma aristatum<text:line-break/></text:p>
      <text:p text:style-name="P1">Socotria protopunica<text:line-break/></text:p>
      <text:p text:style-name="P1">Strobilanthes novomegapolitana<text:line-break/></text:p>
      <text:p text:style-name="P1">Ficaria ranunculiflora<text:line-break/></text:p>
      <text:p text:style-name="P1">Hemistemma lineare<text:line-break/></text:p>
      <text:p text:style-name="P1">Lomariocycas insularis<text:line-break/></text:p>
      <text:p text:style-name="P1">Poa borbonica<text:line-break/></text:p>
      <text:p text:style-name="P1">Diospyros clusiifolia<text:line-break/></text:p>
      <text:p text:style-name="P1">Diplopterygium laevissimum<text:line-break/></text:p>
      <text:p text:style-name="P1">China, Anhui, Xiuning<text:line-break/></text:p>
      <text:p text:style-name="P1">Japan, Ehime<text:line-break/></text:p>
      <text:p text:style-name="P1"><text:soft-page-break/>North Mariana Islands, Saipan<text:line-break/></text:p>
      <text:p text:style-name="P1">China, Liaoning<text:line-break/></text:p>
      <text:p text:style-name="P1">China, Shaanxi, Taibai<text:line-break/></text:p>
      <text:p text:style-name="P1">Russia, Voronezh Oblast<text:line-break/></text:p>
      <text:p text:style-name="P1">Papua New Guinea, West Sepik, Amanab<text:line-break/></text:p>
      <text:p text:style-name="P1">Thailand, Sa Kaeo<text:line-break/></text:p>
      <text:p text:style-name="P1">China, Guangdong, Zengcheng<text:line-break/></text:p>
      <text:p text:style-name="P1">China, Zhejiang, Hangzhou<text:line-break/></text:p>
      <text:p text:style-name="P1">Nepal, Western, Gorkha<text:line-break/></text:p>
      <text:p text:style-name="P1">China, Sichuan, Beichuan<text:line-break/></text:p>
      <text:p text:style-name="P1">China, Shantung<text:line-break/></text:p>
      <text:p text:style-name="P1">Papua New Guinea, Central, Kairuku<text:line-break/></text:p>
      <text:p text:style-name="P1">China, Shanxi, Yuncheng<text:line-break/></text:p>
      <text:p text:style-name="P1">Sri Lanka, Kalutara<text:line-break/></text:p>
      <text:p text:style-name="P1">Echites velutina<text:line-break/></text:p>
      <text:p text:style-name="P1">Spermadictyon azureum<text:line-break/></text:p>
      <text:p text:style-name="P1"><text:soft-page-break/>Conium tenuifolium<text:line-break/></text:p>
      <text:p text:style-name="P1">Ouratea ilicifolia<text:line-break/></text:p>
      <text:p text:style-name="P1">Philodendron delinksii<text:line-break/></text:p>
      <text:p text:style-name="P1">Thomsonia hookeri<text:line-break/></text:p>
      <text:p text:style-name="P1">Conocephalus microphyllus<text:line-break/></text:p>
      <text:p text:style-name="P1">Ammannia hyrcanica<text:line-break/></text:p>
      <text:p text:style-name="P1">Phyllanthus kerrii<text:line-break/></text:p>
      <text:p text:style-name="P1">Mapania moseleyi<text:line-break/></text:p>
      <text:p text:style-name="P1">Drepaphyla multinervis<text:line-break/></text:p>
      <text:p text:style-name="P1">Taraxacum atratum<text:line-break/></text:p>
      <text:p text:style-name="P1">Myrcia velloziana<text:line-break/></text:p>
      <text:p text:style-name="P1">Alismorchis pachystalyx<text:line-break/></text:p>
      <text:p text:style-name="P1">Gentiana caulescens<text:line-break/></text:p>
      <text:p text:style-name="P1">Hermannia torrei<text:line-break/></text:p>
      <text:p text:style-name="P1">India, Uttarakhand, Tehri Garhwal<text:line-break/></text:p>
      <text:p text:style-name="P1">Cambodia, Kampong Spoe<text:line-break/></text:p>
      <text:p text:style-name="P1"><text:soft-page-break/>Papua New Guinea, Gulf, Kerema<text:line-break/></text:p>
      <text:p text:style-name="P1">Vietnam, Dong Nai<text:line-break/></text:p>
      <text:p text:style-name="P1">Indonesia, Sumatera, Sumatera Selatan (S. Sumatra)<text:line-break/></text:p>
      <text:p text:style-name="P1">Thailand, Surat Thani, Phanom<text:line-break/></text:p>
      <text:p text:style-name="P1">Afghanistan, Kandahar<text:line-break/></text:p>
      <text:p text:style-name="P1">Japan, Tochigi, Kawachi<text:line-break/></text:p>
      <text:p text:style-name="P1">Thailand, Phrae, Song<text:line-break/></text:p>
      <text:p text:style-name="P1">Burma<text:line-break/></text:p>
      <text:p text:style-name="P1">China, Chekiang<text:line-break/></text:p>
      <text:p text:style-name="P1">Vietnam, Ha Tay, Son Tay<text:line-break/></text:p>
      <text:p text:style-name="P1">Nepal, Eastern, Dhankuta<text:line-break/></text:p>
      <text:p text:style-name="P1">India, Andhra Pradesh<text:line-break/></text:p>
      <text:p text:style-name="P1">China, Guangdong, Huangpu<text:line-break/></text:p>
      <text:p text:style-name="P1">Thailand, Songkhla, Sadao<text:line-break/></text:p>
      <text:p text:style-name="P1">Eupatorium crenaeum<text:line-break/></text:p>
      <text:p text:style-name="P1">Geonoma gracilipes<text:line-break/></text:p>
      <text:p text:style-name="P1"><text:soft-page-break/>Deinbollia pinnata<text:line-break/></text:p>
      <text:p text:style-name="P1">Pterocalymma paniculata<text:line-break/></text:p>
      <text:p text:style-name="P1">Sphaeroma berteroanum<text:line-break/></text:p>
      <text:p text:style-name="P1">Daphnidostaphylis hookeri<text:line-break/></text:p>
      <text:p text:style-name="P1">Chondrorhyncha chestertonii<text:line-break/></text:p>
      <text:p text:style-name="P1">Lithocardium grande<text:line-break/></text:p>
      <text:p text:style-name="P1">Disperis buchananii<text:line-break/></text:p>
      <text:p text:style-name="P1">Holboellia ovatifoliolata<text:line-break/></text:p>
      <text:p text:style-name="P1">Taraxacum catodontum<text:line-break/></text:p>
      <text:p text:style-name="P1">Elaphoglossum ipshookense<text:line-break/></text:p>
      <text:p text:style-name="P1">Clidemia saulensis<text:line-break/></text:p>
      <text:p text:style-name="P1">Pyrus ulleungensis<text:line-break/></text:p>
      <text:p text:style-name="P1">Polypleurum sisaketense<text:line-break/></text:p>
      <text:p text:style-name="P1">Tubella crucilabia<text:line-break/></text:p>
      <text:p text:style-name="P1">India, Kerala<text:line-break/></text:p>
      <text:p text:style-name="P1">French Polynesia, Mangareva<text:line-break/></text:p>
      <text:p text:style-name="P1"><text:soft-page-break/>Japan, Kyoto, Maidzuru<text:line-break/></text:p>
      <text:p text:style-name="P1">Pakistan, Khyber-Pakhtunkhwa, Malakand<text:line-break/></text:p>
      <text:p text:style-name="P1">Thailand, Kanchanaburi, Sangklaburi<text:line-break/></text:p>
      <text:p text:style-name="P1">China, Guizhou, Qianxi<text:line-break/></text:p>
      <text:p text:style-name="P1">Papua New Guinea, Southern Highlands, Mendi<text:line-break/></text:p>
      <text:p text:style-name="P1">Sri Lanka, Anuradhapura<text:line-break/></text:p>
      <text:p text:style-name="P1">China, Guizhou, Songtao<text:line-break/></text:p>
      <text:p text:style-name="P1">Myanmar, Sagaing<text:line-break/></text:p>
      <text:p text:style-name="P1">China, Jiangxi, Fenyi<text:line-break/></text:p>
      <text:p text:style-name="P1">Japan, Hokkaido, Hidaka<text:line-break/></text:p>
      <text:p text:style-name="P1">Thailand, Lamphun, Thung Hua Chang<text:line-break/></text:p>
      <text:p text:style-name="P1">Thailand, Khon Kaen<text:line-break/></text:p>
      <text:p text:style-name="P1">China, Guangdong, Ruyuan<text:line-break/></text:p>
      <text:p text:style-name="P1">Vietnam, Hoa Binh<text:line-break/></text:p>
      <text:p text:style-name="P1">Alpinia macrocarpa<text:line-break/></text:p>
      <text:p text:style-name="P1">Aster maruyamae<text:line-break/></text:p>
      <text:p text:style-name="P1"><text:soft-page-break/>Cheilanthes fordii<text:line-break/></text:p>
      <text:p text:style-name="P1">Ipomoea oreophila<text:line-break/></text:p>
      <text:p text:style-name="P1">Salix × rytzii<text:line-break/></text:p>
      <text:p text:style-name="P1">Chamaemelum callosum<text:line-break/></text:p>
      <text:p text:style-name="P1">Cleistocactus neoroezlii<text:line-break/></text:p>
      <text:p text:style-name="P1">Plectranthus melleri<text:line-break/></text:p>
      <text:p text:style-name="P1">Eremophila biserrata<text:line-break/></text:p>
      <text:p text:style-name="P1">Aster andrewsii<text:line-break/></text:p>
      <text:p text:style-name="P1">Feuilleea rhombifolia<text:line-break/></text:p>
      <text:p text:style-name="P1">Cacalia geminata<text:line-break/></text:p>
      <text:p text:style-name="P1">Saccharum sinense<text:line-break/></text:p>
      <text:p text:style-name="P1">Elaphoglossum lechlerianum<text:line-break/></text:p>
      <text:p text:style-name="P1">Euphorbia bupleurifolia<text:line-break/></text:p>
      <text:p text:style-name="P1">Elatostema purpureolineolatum<text:line-break/></text:p>
      <text:p text:style-name="P1">Papua New Guinea, Central, Nakeo<text:line-break/></text:p>
      <text:p text:style-name="P1">Papua New Guinea, Eastern Highlands, Lufa<text:line-break/></text:p>
      <text:p text:style-name="P1"><text:soft-page-break/>Japan, Kagawa<text:line-break/></text:p>
      <text:p text:style-name="P1">China, Hunan, Changning<text:line-break/></text:p>
      <text:p text:style-name="P1">India, Bihar<text:line-break/></text:p>
      <text:p text:style-name="P1">China, Shandong, Mengyin<text:line-break/></text:p>
      <text:p text:style-name="P1">China, Guangdong, Panyu<text:line-break/></text:p>
      <text:p text:style-name="P1">Thailand, Chaiyaphum<text:line-break/></text:p>
      <text:p text:style-name="P1">Philippines, Marinduque<text:line-break/></text:p>
      <text:p text:style-name="P1">Indonesia, Sumatera, Sumatera Utara (N. Sumatra), Karo<text:line-break/></text:p>
      <text:p text:style-name="P1">Myanmar, Tanintharyi, Tavoy<text:line-break/></text:p>
      <text:p text:style-name="P1">China, Jiangxi, Xiushui<text:line-break/></text:p>
      <text:p text:style-name="P1">Japan, Kyoto, Kameoka<text:line-break/></text:p>
      <text:p text:style-name="P1">China, Hunan, Yuanling<text:line-break/></text:p>
      <text:p text:style-name="P1">China, Yunnan, Xundian<text:line-break/></text:p>
      <text:p text:style-name="P1">Russia, Krasnodar Kray<text:line-break/></text:p>
      <text:p text:style-name="P1">Siphocampylus persicifolius<text:line-break/></text:p>
      <text:p text:style-name="P1">Ziziphora pamiroalaica<text:line-break/></text:p>
      <text:p text:style-name="P1"><text:soft-page-break/>Vernonia myrsinites<text:line-break/></text:p>
      <text:p text:style-name="P1">Stisseria divaricata<text:line-break/></text:p>
      <text:p text:style-name="P1">Phanera albolutea<text:line-break/></text:p>
      <text:p text:style-name="P1">Macaranga velutina<text:line-break/></text:p>
      <text:p text:style-name="P1">Mediocalcar stevenscoodei<text:line-break/></text:p>
      <text:p text:style-name="P1">Dipterocarpus vestitus<text:line-break/></text:p>
      <text:p text:style-name="P1">Neomammillaria peninsularis<text:line-break/></text:p>
      <text:p text:style-name="P1">Eremophila caespitosa<text:line-break/></text:p>
      <text:p text:style-name="P1">Xanthophyllum impressum<text:line-break/></text:p>
      <text:p text:style-name="P1">Dendrobium cyclopense<text:line-break/></text:p>
      <text:p text:style-name="P1">Boehmeria rhynchophylla<text:line-break/></text:p>
      <text:p text:style-name="P1">Malva leprosa<text:line-break/></text:p>
      <text:p text:style-name="P1">Salix duchasseintii<text:line-break/></text:p>
      <text:p text:style-name="P1">Cybistax chrysea<text:line-break/></text:p>
      <text:p text:style-name="P1">Thailand, Nakhon Ratchasima, Dan Kun Toht<text:line-break/></text:p>
      <text:p text:style-name="P1">Australia (Country), Queensland, Mackay<text:line-break/></text:p>
      <text:p text:style-name="P1"><text:soft-page-break/>China, Liaoning, Shenyang<text:line-break/></text:p>
      <text:p text:style-name="P1">China, Shanghai Municip.<text:line-break/></text:p>
      <text:p text:style-name="P1">China, Guangdong, Huaiji<text:line-break/></text:p>
      <text:p text:style-name="P1">Papua New Guinea, West New Britain, Cape Hoskins<text:line-break/></text:p>
      <text:p text:style-name="P1">China, Jiangxi, Yushan<text:line-break/></text:p>
      <text:p text:style-name="P1">Australia (Country), Queensland, Burnett<text:line-break/></text:p>
      <text:p text:style-name="P1">Myanmar, Mandalay<text:line-break/></text:p>
      <text:p text:style-name="P1">China, Taiwan, Taibei<text:line-break/></text:p>
      <text:p text:style-name="P1">China, Sichuan, Baxian<text:line-break/></text:p>
      <text:p text:style-name="P1">Japan, Kochi, Hata<text:line-break/></text:p>
      <text:p text:style-name="P1">Indonesia, Kalimantan, Kalimantan Selatan (S. Kalimantan)<text:line-break/></text:p>
      <text:p text:style-name="P1">China, Hunan, Yizhang<text:line-break/></text:p>
      <text:p text:style-name="P1">Indonesia, Papua Barat<text:line-break/></text:p>
      <text:p text:style-name="P1">China, Hunan, Zhijiang<text:line-break/></text:p>
      <text:p text:style-name="P1">Epilobium ciliatum<text:line-break/></text:p>
      <text:p text:style-name="P1">Pilea medongensis<text:line-break/></text:p>
      <text:p text:style-name="P1"><text:soft-page-break/>Antimima perdurans<text:line-break/></text:p>
      <text:p text:style-name="P1">Peucedanum lefeburioides<text:line-break/></text:p>
      <text:p text:style-name="P1">Pleurostachys scaposa<text:line-break/></text:p>
      <text:p text:style-name="P1">Tragia monadelpha<text:line-break/></text:p>
      <text:p text:style-name="P1">Pelargonium condensatum<text:line-break/></text:p>
      <text:p text:style-name="P1">Aerides viridiflora<text:line-break/></text:p>
      <text:p text:style-name="P1">Ricinus apelta<text:line-break/></text:p>
      <text:p text:style-name="P1">Sideritis benedictoi<text:line-break/></text:p>
      <text:p text:style-name="P1">Bumelia cuneata<text:line-break/></text:p>
      <text:p text:style-name="P1">Archimedea pyramidalis<text:line-break/></text:p>
      <text:p text:style-name="P1">Mimulopsis marronina<text:line-break/></text:p>
      <text:p text:style-name="P1">Dicksonia lobulata<text:line-break/></text:p>
      <text:p text:style-name="P1">Breweria rosea<text:line-break/></text:p>
      <text:p text:style-name="P1">Genista demarcoi<text:line-break/></text:p>
      <text:p text:style-name="P1">China, Xizang (Tibet), Linzhi<text:line-break/></text:p>
      <text:p text:style-name="P1">China, Hubei, Changyang<text:line-break/></text:p>
      <text:p text:style-name="P1"><text:soft-page-break/>Vietnam, Quang Binh<text:line-break/></text:p>
      <text:p text:style-name="P1">China, Jiangsu, Nanjing<text:line-break/></text:p>
      <text:p text:style-name="P1">Philippines, Western Samar<text:line-break/></text:p>
      <text:p text:style-name="P1">American Samoa, Western<text:line-break/></text:p>
      <text:p text:style-name="P1">South Korea, Gyeongsangbuk-do<text:line-break/></text:p>
      <text:p text:style-name="P1">China, Guangdong, Yangshan<text:line-break/></text:p>
      <text:p text:style-name="P1">Fiji, Central Division<text:line-break/></text:p>
      <text:p text:style-name="P1">Vietnam, Da Nang, Bien Hoa<text:line-break/></text:p>
      <text:p text:style-name="P1">Uzbekistan<text:line-break/></text:p>
      <text:p text:style-name="P1">Papua New Guinea, Morobe, Mumeng<text:line-break/></text:p>
      <text:p text:style-name="P1">China, Shandong, Cangshan<text:line-break/></text:p>
      <text:p text:style-name="P1">Japan, Okayama<text:line-break/></text:p>
      <text:p text:style-name="P1">North Korea, Kangwon<text:line-break/></text:p>
      <text:p text:style-name="P1">Thailand, Phayao<text:line-break/></text:p>
      <text:p text:style-name="P1">Aeschynanthus intraflavus<text:line-break/></text:p>
      <text:p text:style-name="P1">Allophylus dodsonii<text:line-break/></text:p>
      <text:p text:style-name="P1"><text:soft-page-break/>Lobelia stellata<text:line-break/></text:p>
      <text:p text:style-name="P1">Taraxacum pannulatiforme<text:line-break/></text:p>
      <text:p text:style-name="P1">Callitriche hybrida<text:line-break/></text:p>
      <text:p text:style-name="P1">Campanula schottii<text:line-break/></text:p>
      <text:p text:style-name="P1">Ponera exilis<text:line-break/></text:p>
      <text:p text:style-name="P1">Mammillaria puberula<text:line-break/></text:p>
      <text:p text:style-name="P1">Campanula baborensis<text:line-break/></text:p>
      <text:p text:style-name="P1">Baccharoides frutescens<text:line-break/></text:p>
      <text:p text:style-name="P1">Waltheria polyantha<text:line-break/></text:p>
      <text:p text:style-name="P1">Ilex fuertesiana<text:line-break/></text:p>
      <text:p text:style-name="P1">Haworthia mollis<text:line-break/></text:p>
      <text:p text:style-name="P1">Leontodon tingitanus<text:line-break/></text:p>
      <text:p text:style-name="P1">Sonchus glaucescens<text:line-break/></text:p>
      <text:p text:style-name="P1">Lespedeza glauca<text:line-break/></text:p>
      <text:p text:style-name="P1">Philippines, Northern Samar<text:line-break/></text:p>
      <text:p text:style-name="P1">Russia, Arkhangel'sk Oblast<text:line-break/></text:p>
      <text:p text:style-name="P1"><text:soft-page-break/>North Korea, Pyeongannam-do<text:line-break/></text:p>
      <text:p text:style-name="P1">Vietnam, Ha Noi, Tp.<text:line-break/></text:p>
      <text:p text:style-name="P1">China, Guangdong, Conghua<text:line-break/></text:p>
      <text:p text:style-name="P1">Indonesia, Sumatera, Sumatera Utara (N. Sumatra), Langkat<text:line-break/></text:p>
      <text:p text:style-name="P1">Solomon Islands, Western<text:line-break/></text:p>
      <text:p text:style-name="P1">Indonesia, Kepulauan Maluku, Maluku, Kabupaten Seram Bagian Timur<text:line-break/></text:p>
      <text:p text:style-name="P1">Philippines, Camarines Norte<text:line-break/></text:p>
      <text:p text:style-name="P1">Japan, Hokkaido, Kushiro<text:line-break/></text:p>
      <text:p text:style-name="P1">China, Guangdong, Meixian<text:line-break/></text:p>
      <text:p text:style-name="P1">China, Shaanxi, Longxian<text:line-break/></text:p>
      <text:p text:style-name="P1">Pakistan, Punjab, Rawalpindi<text:line-break/></text:p>
      <text:p text:style-name="P1">Sri Lanka, Amparai<text:line-break/></text:p>
      <text:p text:style-name="P1">Russia, Tambov Oblast<text:line-break/></text:p>
      <text:p text:style-name="P1">Russia, Primor'ye Kray, Shkotovosky<text:line-break/></text:p>
      <text:p text:style-name="P1">Prosthechea ochrantha<text:line-break/></text:p>
      <text:p text:style-name="P1">Calamintha neorotundifolia<text:line-break/></text:p>
      <text:p text:style-name="P1"><text:soft-page-break/>Veyretia sagittata<text:line-break/></text:p>
      <text:p text:style-name="P1">Cynometra cebuensis<text:line-break/></text:p>
      <text:p text:style-name="P1">Ecclinusa ulei<text:line-break/></text:p>
      <text:p text:style-name="P1">Achnatherum stillmanii<text:line-break/></text:p>
      <text:p text:style-name="P1">Chromatotriccum erosum<text:line-break/></text:p>
      <text:p text:style-name="P1">Cambessedesia wurdackii<text:line-break/></text:p>
      <text:p text:style-name="P1">Hieracium leucothyrsogenes<text:line-break/></text:p>
      <text:p text:style-name="P1">Memecylon antseranense<text:line-break/></text:p>
      <text:p text:style-name="P1">Wedelia sieberi<text:line-break/></text:p>
      <text:p text:style-name="P1">Tattia ignota<text:line-break/></text:p>
      <text:p text:style-name="P1">Saxifraga geum<text:line-break/></text:p>
      <text:p text:style-name="P1">Triunia youngiana<text:line-break/></text:p>
      <text:p text:style-name="P1">Tachigali macbridei<text:line-break/></text:p>
      <text:p text:style-name="P1">Oyedaea mexicana<text:line-break/></text:p>
      <text:p text:style-name="P1">Pakistan, Sindh<text:line-break/></text:p>
      <text:p text:style-name="P1">French Polynesia, Gambier Islands<text:line-break/></text:p>
      <text:p text:style-name="P1"><text:soft-page-break/>Australia (Country), Queensland, Maranoa<text:line-break/></text:p>
      <text:p text:style-name="P1">China, Shandong, Muping<text:line-break/></text:p>
      <text:p text:style-name="P1">India, Tamil Nadu, Tiruchirappalli<text:line-break/></text:p>
      <text:p text:style-name="P1">China, Guizhou, Libo<text:line-break/></text:p>
      <text:p text:style-name="P1">China, Yunnan, Pu'er<text:line-break/></text:p>
      <text:p text:style-name="P1">Japan, Wakayama<text:line-break/></text:p>
      <text:p text:style-name="P1">Australia (Country), New South Wales, Guyra<text:line-break/></text:p>
      <text:p text:style-name="P1">China, Hubei, Enshi<text:line-break/></text:p>
      <text:p text:style-name="P1">China, Guangxi, Lingyun<text:line-break/></text:p>
      <text:p text:style-name="P1">China, Hebei, Weichang<text:line-break/></text:p>
      <text:p text:style-name="P1">China, Xinjiang Uygur, Taxkorgan<text:line-break/></text:p>
      <text:p text:style-name="P1">Russia, Leningrad Oblast<text:line-break/></text:p>
      <text:p text:style-name="P1">Maldives<text:line-break/></text:p>
      <text:p text:style-name="P1">Vietnam, Hao Binh, Yen Thuy<text:line-break/></text:p>
      <text:p text:style-name="P1">Rhamnus diamantiaca<text:line-break/></text:p>
      <text:p text:style-name="P1">Kohautia dolichostyla<text:line-break/></text:p>
      <text:p text:style-name="P1"><text:soft-page-break/>Achillea fronmuelleri<text:line-break/></text:p>
      <text:p text:style-name="P1">Lythrum filiforme<text:line-break/></text:p>
      <text:p text:style-name="P1">Polygala labatii<text:line-break/></text:p>
      <text:p text:style-name="P1">Maurandya rosei<text:line-break/></text:p>
      <text:p text:style-name="P1">Ocotea mandioccana<text:line-break/></text:p>
      <text:p text:style-name="P1">Sagraea serpens<text:line-break/></text:p>
      <text:p text:style-name="P1">Erythracanthus pedunculosus<text:line-break/></text:p>
      <text:p text:style-name="P1">Tromotriche pedunculata<text:line-break/></text:p>
      <text:p text:style-name="P1">Tritonia mensensis<text:line-break/></text:p>
      <text:p text:style-name="P1">Hymenocallis declinata<text:line-break/></text:p>
      <text:p text:style-name="P1">Azorella ecuadorensis<text:line-break/></text:p>
      <text:p text:style-name="P1">Lythrum adsurgens<text:line-break/></text:p>
      <text:p text:style-name="P1">Tillandsia jonghei<text:line-break/></text:p>
      <text:p text:style-name="P1">Ixonanthes crassifolia<text:line-break/></text:p>
      <text:p text:style-name="P1">China, Guangxi, Tianling<text:line-break/></text:p>
      <text:p text:style-name="P1">Vietnam, Ninh Thuan<text:line-break/></text:p>
      <text:p text:style-name="P1"><text:soft-page-break/>China, Xizang (Tibet), Lhasa<text:line-break/></text:p>
      <text:p text:style-name="P1">China, Sichuan, Wusheng<text:line-break/></text:p>
      <text:p text:style-name="P1">Russia, Buryat A.S.S.R.<text:line-break/></text:p>
      <text:p text:style-name="P1">Thailand, Chiang Mai, Samoeng<text:line-break/></text:p>
      <text:p text:style-name="P1">China, Hebei, Zhuolu<text:line-break/></text:p>
      <text:p text:style-name="P1">Vietnam, Cao Bang<text:line-break/></text:p>
      <text:p text:style-name="P1">Philippines, Dinagat Islands<text:line-break/></text:p>
      <text:p text:style-name="P1">Philippines, Tawi-Tawi<text:line-break/></text:p>
      <text:p text:style-name="P1">South Korea, Gyeonggi-do<text:line-break/></text:p>
      <text:p text:style-name="P1">Vietnam, Langson<text:line-break/></text:p>
      <text:p text:style-name="P1">Pakistan, Balochistan, Khuzdar<text:line-break/></text:p>
      <text:p text:style-name="P1">China, Yunnan, Nanhua<text:line-break/></text:p>
      <text:p text:style-name="P1">Russia, Zabaykalsky, Nerchinsko-Zavodsky<text:line-break/></text:p>
      <text:p text:style-name="P1">Thailand, Chachoengsao<text:line-break/></text:p>
      <text:p text:style-name="P1">Rotala heterophylla<text:line-break/></text:p>
      <text:p text:style-name="P1">Hepetis pavonii<text:line-break/></text:p>
      <text:p text:style-name="P1"><text:soft-page-break/>Scleria cyperina<text:line-break/></text:p>
      <text:p text:style-name="P1">Orobanche cytisi-scoparii<text:line-break/></text:p>
      <text:p text:style-name="P1">Cissampelos hispida<text:line-break/></text:p>
      <text:p text:style-name="P1">Boechera cusickii<text:line-break/></text:p>
      <text:p text:style-name="P1">Heliophila squamata<text:line-break/></text:p>
      <text:p text:style-name="P1">Pleuroridgea ferruginea<text:line-break/></text:p>
      <text:p text:style-name="P1">Linanthus dianthiflorus<text:line-break/></text:p>
      <text:p text:style-name="P1">Aster pumilus<text:line-break/></text:p>
      <text:p text:style-name="P1">Pimpinella humbertii<text:line-break/></text:p>
      <text:p text:style-name="P1">Syringodium isoetifolium<text:line-break/></text:p>
      <text:p text:style-name="P1">Veronica bellidifolia<text:line-break/></text:p>
      <text:p text:style-name="P1">Lonchocarpus pycnophyllus<text:line-break/></text:p>
      <text:p text:style-name="P1">Spiraea caespitosa<text:line-break/></text:p>
      <text:p text:style-name="P1">Piper carabobense<text:line-break/></text:p>
      <text:p text:style-name="P1">China, Guizhou, Suiyang<text:line-break/></text:p>
      <text:p text:style-name="P1">China, Yunnan, Nujiang<text:line-break/></text:p>
      <text:p text:style-name="P1"><text:soft-page-break/>India, Andaman and Nicobar Islands<text:line-break/></text:p>
      <text:p text:style-name="P1">Japan, Aichi<text:line-break/></text:p>
      <text:p text:style-name="P1">India, Karnataka (Mysore), Hassan<text:line-break/></text:p>
      <text:p text:style-name="P1">Philippines, Agusan del Sur<text:line-break/></text:p>
      <text:p text:style-name="P1">China, Guizhou, Shiqian<text:line-break/></text:p>
      <text:p text:style-name="P1">Vanuatu, Santo/Malo<text:line-break/></text:p>
      <text:p text:style-name="P1">China, Xizang (Tibet), Biru<text:line-break/></text:p>
      <text:p text:style-name="P1">China, Zhejiang, Ningbo<text:line-break/></text:p>
      <text:p text:style-name="P1">Myanmar, Chin<text:line-break/></text:p>
      <text:p text:style-name="P1">China, Shandong, Jinan<text:line-break/></text:p>
      <text:p text:style-name="P1">Vietnam, Lai Chau<text:line-break/></text:p>
      <text:p text:style-name="P1">China, Chili<text:line-break/></text:p>
      <text:p text:style-name="P1">India, Madhya Pradesh<text:line-break/></text:p>
      <text:p text:style-name="P1">Uzbekistan, Bukhara Province<text:line-break/></text:p>
      <text:p text:style-name="P1">Senecio prattii<text:line-break/></text:p>
      <text:p text:style-name="P1">Humboltia amoena<text:line-break/></text:p>
      <text:p text:style-name="P1"><text:soft-page-break/>Eritrichium vernum<text:line-break/></text:p>
      <text:p text:style-name="P1">Vatica nitens<text:line-break/></text:p>
      <text:p text:style-name="P1">Polystichum biaristatum<text:line-break/></text:p>
      <text:p text:style-name="P1">Eutrema altaicum<text:line-break/></text:p>
      <text:p text:style-name="P1">Glossostelma erectum<text:line-break/></text:p>
      <text:p text:style-name="P1">Crataegus edurescens<text:line-break/></text:p>
      <text:p text:style-name="P1">Salvia daiguii<text:line-break/></text:p>
      <text:p text:style-name="P1">Clutia semperflorens<text:line-break/></text:p>
      <text:p text:style-name="P1">Notylia albida<text:line-break/></text:p>
      <text:p text:style-name="P1">Hillia rivalis<text:line-break/></text:p>
      <text:p text:style-name="P1">Cerasus sinensis<text:line-break/></text:p>
      <text:p text:style-name="P1">Medica villosa<text:line-break/></text:p>
      <text:p text:style-name="P1">Brasilidium regentii<text:line-break/></text:p>
      <text:p text:style-name="P1">Barringtonia thailandica<text:line-break/></text:p>
      <text:p text:style-name="P1">Philippines, Misamis Occidental<text:line-break/></text:p>
      <text:p text:style-name="P1">Pitcairn Islands<text:line-break/></text:p>
      <text:p text:style-name="P1"><text:soft-page-break/>China, Xizang (Tibet), Jiangzi<text:line-break/></text:p>
      <text:p text:style-name="P1">China, Guangdong, Huiyang<text:line-break/></text:p>
      <text:p text:style-name="P1">Russia, Primor'ye Kray, Olginsky<text:line-break/></text:p>
      <text:p text:style-name="P1">China, Shandong, Ningyang<text:line-break/></text:p>
      <text:p text:style-name="P1">Thailand, Phetchabun<text:line-break/></text:p>
      <text:p text:style-name="P1">China, Yunnan, Yunxian<text:line-break/></text:p>
      <text:p text:style-name="P1">China, Yunnan, Yongsheng<text:line-break/></text:p>
      <text:p text:style-name="P1">China, Yunnan, Yanjin<text:line-break/></text:p>
      <text:p text:style-name="P1">China, Shaanxi, Meixian<text:line-break/></text:p>
      <text:p text:style-name="P1">Russia, Kaluga Oblast<text:line-break/></text:p>
      <text:p text:style-name="P1">Japan, Hokkaido, Iburi<text:line-break/></text:p>
      <text:p text:style-name="P1">Cambodia, Phnom Penh<text:line-break/></text:p>
      <text:p text:style-name="P1">China, Shandong, Yantai<text:line-break/></text:p>
      <text:p text:style-name="P1">China, Jiangsu, Huaiyin<text:line-break/></text:p>
      <text:p text:style-name="P1">Persicaria remota<text:line-break/></text:p>
      <text:p text:style-name="P1">Pyrethrum oppositifolium<text:line-break/></text:p>
      <text:p text:style-name="P1"><text:soft-page-break/>Akea solitaria<text:line-break/></text:p>
      <text:p text:style-name="P1">Cotoneaster integerrimus<text:line-break/></text:p>
      <text:p text:style-name="P1">Harpullia mellea<text:line-break/></text:p>
      <text:p text:style-name="P1">Annona nana<text:line-break/></text:p>
      <text:p text:style-name="P1">Fordiophyton longipetiolatum<text:line-break/></text:p>
      <text:p text:style-name="P1">Mulguraea scoparia<text:line-break/></text:p>
      <text:p text:style-name="P1">Marsdenia naiguatensis<text:line-break/></text:p>
      <text:p text:style-name="P1">Lycaste mattogrossensis<text:line-break/></text:p>
      <text:p text:style-name="P1">Opuntia acanthocarpa<text:line-break/></text:p>
      <text:p text:style-name="P1">Phlox maculata<text:line-break/></text:p>
      <text:p text:style-name="P1">Pithecellobium kinabaluense<text:line-break/></text:p>
      <text:p text:style-name="P1">Drypetes arcuatinervia<text:line-break/></text:p>
      <text:p text:style-name="P1">Lampranthus blandus<text:line-break/></text:p>
      <text:p text:style-name="P1">Caladenia dilatata<text:line-break/></text:p>
      <text:p text:style-name="P1">Japan, Fukuoka<text:line-break/></text:p>
      <text:p text:style-name="P1">Vietnam, Thua Thien-Hue<text:line-break/></text:p>
      <text:p text:style-name="P1"><text:soft-page-break/>Japan, Kanagawa, Sagamihara<text:line-break/></text:p>
      <text:p text:style-name="P1">China, Guangdong, Guangning<text:line-break/></text:p>
      <text:p text:style-name="P1">India, Bihar, Jehanabad<text:line-break/></text:p>
      <text:p text:style-name="P1">China, Guangdong, Heyuan<text:line-break/></text:p>
      <text:p text:style-name="P1">India, Tamil Nadu, Coimbatore<text:line-break/></text:p>
      <text:p text:style-name="P1">Vanuatu, Sanma<text:line-break/></text:p>
      <text:p text:style-name="P1">Nepal, Mid-Western, Mugu<text:line-break/></text:p>
      <text:p text:style-name="P1">Papua New Guinea, Madang, Saidor<text:line-break/></text:p>
      <text:p text:style-name="P1">Russia, Tuva A.S.S.R.<text:line-break/></text:p>
      <text:p text:style-name="P1">Japan, Nagano, Minamisaku<text:line-break/></text:p>
      <text:p text:style-name="P1">China, Gansu, Xiahe<text:line-break/></text:p>
      <text:p text:style-name="P1">Thailand, Phayao, Mueang Phayao<text:line-break/></text:p>
      <text:p text:style-name="P1">Fiji, Western Division<text:line-break/></text:p>
      <text:p text:style-name="P1">Pakistan, Balochistan, Quetta<text:line-break/></text:p>
      <text:p text:style-name="P1">Zexmenia oppositifolia<text:line-break/></text:p>
      <text:p text:style-name="P1">Chromolaena macrantha<text:line-break/></text:p>
      <text:p text:style-name="P1"><text:soft-page-break/>Strombosia membranacea<text:line-break/></text:p>
      <text:p text:style-name="P1">Phyllanthus delicatissimus<text:line-break/></text:p>
      <text:p text:style-name="P1">Tricholepidium maculosum<text:line-break/></text:p>
      <text:p text:style-name="P1">Trichomanes setaceum<text:line-break/></text:p>
      <text:p text:style-name="P1">Oncidium gundlachii<text:line-break/></text:p>
      <text:p text:style-name="P1">Leucadendron laeve<text:line-break/></text:p>
      <text:p text:style-name="P1">Shorea philippinensis<text:line-break/></text:p>
      <text:p text:style-name="P1">Leucocoryne vittata<text:line-break/></text:p>
      <text:p text:style-name="P1">Ceratozamia tenuis<text:line-break/></text:p>
      <text:p text:style-name="P1">Rokautskyia pseudoglaziovii<text:line-break/></text:p>
      <text:p text:style-name="P1">Melaleuca zonalis<text:line-break/></text:p>
      <text:p text:style-name="P1">Heterochiton canariensis<text:line-break/></text:p>
      <text:p text:style-name="P1">Diplacus speciosus<text:line-break/></text:p>
      <text:p text:style-name="P1">Picris kaimaensis<text:line-break/></text:p>
      <text:p text:style-name="P1">China, Qinghai, Baima<text:line-break/></text:p>
      <text:p text:style-name="P1">Papua New Guinea, Milne Bay, Misima<text:line-break/></text:p>
      <text:p text:style-name="P1"><text:soft-page-break/>China, Sichuan, Zigong<text:line-break/></text:p>
      <text:p text:style-name="P1">Uzbekistan, Tashkent Oblast<text:line-break/></text:p>
      <text:p text:style-name="P1">Vietnam, Tuyen Quang<text:line-break/></text:p>
      <text:p text:style-name="P1">Thailand, Kanchanaburi, Sai Yok<text:line-break/></text:p>
      <text:p text:style-name="P1">China, Qinghai, Zadoi<text:line-break/></text:p>
      <text:p text:style-name="P1">China, Jiangsu, Jiangyin<text:line-break/></text:p>
      <text:p text:style-name="P1">Tonga, Vava'u<text:line-break/></text:p>
      <text:p text:style-name="P1">Cambodia, Siem Reap<text:line-break/></text:p>
      <text:p text:style-name="P1">Indonesia, Sulawesi, Gorontalo<text:line-break/></text:p>
      <text:p text:style-name="P1">Thailand, Chiang Mai, San Sai<text:line-break/></text:p>
      <text:p text:style-name="P1">Vietnam, Khan Hoa<text:line-break/></text:p>
      <text:p text:style-name="P1">Russia, Tyumen' Oblast<text:line-break/></text:p>
      <text:p text:style-name="P1">China, Qinghai, Guinan<text:line-break/></text:p>
      <text:p text:style-name="P1">China, Yunnan, Yuanjiang<text:line-break/></text:p>
      <text:p text:style-name="P1">Baikiaea insignis<text:line-break/></text:p>
      <text:p text:style-name="P1">Hymenostemma fontanesii<text:line-break/></text:p>
      <text:p text:style-name="P1"><text:soft-page-break/>Tephrosia tricolor<text:line-break/></text:p>
      <text:p text:style-name="P1">Elymus tilcarensis<text:line-break/></text:p>
      <text:p text:style-name="P1">Biscutella pinnatifida<text:line-break/></text:p>
      <text:p text:style-name="P1">Kunzea aristulata<text:line-break/></text:p>
      <text:p text:style-name="P1">Randia hirta<text:line-break/></text:p>
      <text:p text:style-name="P1">Acalypha kraussiana<text:line-break/></text:p>
      <text:p text:style-name="P1">Chylismia pterosperma<text:line-break/></text:p>
      <text:p text:style-name="P1">Chamaedorea heilbornii<text:line-break/></text:p>
      <text:p text:style-name="P1">Eupatorium fissifolium<text:line-break/></text:p>
      <text:p text:style-name="P1">Calathea clivorum<text:line-break/></text:p>
      <text:p text:style-name="P1">Salacia dusenii<text:line-break/></text:p>
      <text:p text:style-name="P1">Verbascum crassifolium<text:line-break/></text:p>
      <text:p text:style-name="P1">Commelina striata<text:line-break/></text:p>
      <text:p text:style-name="P1">Seris hastata<text:line-break/></text:p>
      <text:p text:style-name="P1">Japan, Ishikawa, Kaga<text:line-break/></text:p>
      <text:p text:style-name="P1">China, Hainan, Baisha<text:line-break/></text:p>
      <text:p text:style-name="P1"><text:soft-page-break/>India, Andaman and Nicobar Islands, South Andaman<text:line-break/></text:p>
      <text:p text:style-name="P1">China, Gansu, Minxian<text:line-break/></text:p>
      <text:p text:style-name="P1">China, Hubei, Wuhan<text:line-break/></text:p>
      <text:p text:style-name="P1">China, Ningxia Hui<text:line-break/></text:p>
      <text:p text:style-name="P1">Philippines, North Cotabato<text:line-break/></text:p>
      <text:p text:style-name="P1">Papua New Guinea, New Ireland, Lamet<text:line-break/></text:p>
      <text:p text:style-name="P1">Solomon Islands, Temotu<text:line-break/></text:p>
      <text:p text:style-name="P1">Vanuatu, Pentecote<text:line-break/></text:p>
      <text:p text:style-name="P1">South Korea, Gyeongsangnam-do<text:line-break/></text:p>
      <text:p text:style-name="P1">Japan, Hokkaido, Soya<text:line-break/></text:p>
      <text:p text:style-name="P1">China, Henan, Hebi<text:line-break/></text:p>
      <text:p text:style-name="P1">Vietnam, Thai Nguyen<text:line-break/></text:p>
      <text:p text:style-name="P1">China, Qinghai, Huzhu<text:line-break/></text:p>
      <text:p text:style-name="P1">Philippines, Manila<text:line-break/></text:p>
      <text:p text:style-name="P1">Satyrium sphaeranthum<text:line-break/></text:p>
      <text:p text:style-name="P1">Synaedrys pachyphylla<text:line-break/></text:p>
      <text:p text:style-name="P1"><text:soft-page-break/>Limacia villosa<text:line-break/></text:p>
      <text:p text:style-name="P1">Mimosa tocantina<text:line-break/></text:p>
      <text:p text:style-name="P1">Inga nubium<text:line-break/></text:p>
      <text:p text:style-name="P1">Oenothera tetrapteroides<text:line-break/></text:p>
      <text:p text:style-name="P1">Helichrysum gloria-dei<text:line-break/></text:p>
      <text:p text:style-name="P1">Mapania andamanica<text:line-break/></text:p>
      <text:p text:style-name="P1">Justicia pilifera<text:line-break/></text:p>
      <text:p text:style-name="P1">Tolumnia tuerckheimii<text:line-break/></text:p>
      <text:p text:style-name="P1">Ecbolium candelariae<text:line-break/></text:p>
      <text:p text:style-name="P1">Adicea boehmeriodes<text:line-break/></text:p>
      <text:p text:style-name="P1">Pleione × baoshanensis<text:line-break/></text:p>
      <text:p text:style-name="P1">Calophyllum rufigemmatum<text:line-break/></text:p>
      <text:p text:style-name="P1">Pterocaulon tricholobum<text:line-break/></text:p>
      <text:p text:style-name="P1">Carex colchica<text:line-break/></text:p>
      <text:p text:style-name="P1">China, Fujian, Shanghang<text:line-break/></text:p>
      <text:p text:style-name="P1">New Zealand, North Island, Waikato<text:line-break/></text:p>
      <text:p text:style-name="P1"><text:soft-page-break/>Japan, Tokushima<text:line-break/></text:p>
      <text:p text:style-name="P1">Brunei, Brunei and Muara<text:line-break/></text:p>
      <text:p text:style-name="P1">Indonesia, Papua Barat, Papua Barat, Fak-Fak<text:line-break/></text:p>
      <text:p text:style-name="P1">China, Qinghai, Huangyuan<text:line-break/></text:p>
      <text:p text:style-name="P1">China, Yunnan, Jenn-yeh Hsien<text:line-break/></text:p>
      <text:p text:style-name="P1">Japan, Chiba, Awa<text:line-break/></text:p>
      <text:p text:style-name="P1">China, Anhui, Guangde<text:line-break/></text:p>
      <text:p text:style-name="P1">China, Yunnan, Shizong<text:line-break/></text:p>
      <text:p text:style-name="P1">Philippines, Cebu<text:line-break/></text:p>
      <text:p text:style-name="P1">China, Sichuan, Lushan<text:line-break/></text:p>
      <text:p text:style-name="P1">Thailand, Nakhon Ratchasima, Pak Thong Chai<text:line-break/></text:p>
      <text:p text:style-name="P1">Fiji, Central<text:line-break/></text:p>
      <text:p text:style-name="P1">China, Yunnan, Ludian<text:line-break/></text:p>
      <text:p text:style-name="P1">Nepal, Western, Baglung<text:line-break/></text:p>
      <text:p text:style-name="P1">Lysimachia silvestrii<text:line-break/></text:p>
      <text:p text:style-name="P1">Ficus guadalajarana<text:line-break/></text:p>
      <text:p text:style-name="P1"><text:soft-page-break/>Panicum pauperulum<text:line-break/></text:p>
      <text:p text:style-name="P1">Ardisia primulifolia<text:line-break/></text:p>
      <text:p text:style-name="P1">Pinus tropicalis<text:line-break/></text:p>
      <text:p text:style-name="P1">Burtonia minor<text:line-break/></text:p>
      <text:p text:style-name="P1">Crucihimalaya tenuisiliqua<text:line-break/></text:p>
      <text:p text:style-name="P1">Phyllanthus calcicola<text:line-break/></text:p>
      <text:p text:style-name="P1">Cuscuta occidentalis<text:line-break/></text:p>
      <text:p text:style-name="P1">Ancipitia dressleri<text:line-break/></text:p>
      <text:p text:style-name="P1">Dysosma emodi<text:line-break/></text:p>
      <text:p text:style-name="P1">Monvillea insularis<text:line-break/></text:p>
      <text:p text:style-name="P1">Echinops integrifolius<text:line-break/></text:p>
      <text:p text:style-name="P1">Bulbophyllum lamii<text:line-break/></text:p>
      <text:p text:style-name="P1">Clerodendrum elberti<text:line-break/></text:p>
      <text:p text:style-name="P1">Garcinia beniensis<text:line-break/></text:p>
      <text:p text:style-name="P1">China, Sichuan, Guanghan<text:line-break/></text:p>
      <text:p text:style-name="P1">China, Guangxi, Pingnan<text:line-break/></text:p>
      <text:p text:style-name="P1"><text:soft-page-break/>Myanmar, Tanintharyi<text:line-break/></text:p>
      <text:p text:style-name="P1">Turkmenistan, Krasnovodsk Oblast<text:line-break/></text:p>
      <text:p text:style-name="P1">Indonesia, Lesser Sunda Islands, Nusa Tenggara Timur (E. Sunda Isl.), Manggarai<text:line-break/></text:p>
      <text:p text:style-name="P1">India, Karnataka (Mysore), Uttara Kannada<text:line-break/></text:p>
      <text:p text:style-name="P1">Vietnam, Lam Dong<text:line-break/></text:p>
      <text:p text:style-name="P1">China, Hubei, Jianshi<text:line-break/></text:p>
      <text:p text:style-name="P1">Japan, Fukui<text:line-break/></text:p>
      <text:p text:style-name="P1">South Korea, Jeollanam-do<text:line-break/></text:p>
      <text:p text:style-name="P1">Russia, Irkutsk Oblast, Balagansk<text:line-break/></text:p>
      <text:p text:style-name="P1">China, Hopeh<text:line-break/></text:p>
      <text:p text:style-name="P1">Laos, Khammouan<text:line-break/></text:p>
      <text:p text:style-name="P1">Cambodia, Kampong Thum<text:line-break/></text:p>
      <text:p text:style-name="P1">India, Tamil Nadu, Villupuram<text:line-break/></text:p>
      <text:p text:style-name="P1">Japan, Iwate, Nishiiwai<text:line-break/></text:p>
      <text:p text:style-name="P1">Combretum seretii<text:line-break/></text:p>
      <text:p text:style-name="P1">Drimia uitenhagensis<text:line-break/></text:p>
      <text:p text:style-name="P1"><text:soft-page-break/>Loliolum subulatum<text:line-break/></text:p>
      <text:p text:style-name="P1">Morus zanthoxylon<text:line-break/></text:p>
      <text:p text:style-name="P1">Calycera calcitrapa<text:line-break/></text:p>
      <text:p text:style-name="P1">Ensete perrieri<text:line-break/></text:p>
      <text:p text:style-name="P1">Lycaste virginalis<text:line-break/></text:p>
      <text:p text:style-name="P1">Blennodia lucae<text:line-break/></text:p>
      <text:p text:style-name="P1">Cycnoches haagii<text:line-break/></text:p>
      <text:p text:style-name="P1">Lobelia knysnensis<text:line-break/></text:p>
      <text:p text:style-name="P1">Hortensia rosea<text:line-break/></text:p>
      <text:p text:style-name="P1">Maniltoa basifoliola<text:line-break/></text:p>
      <text:p text:style-name="P1">Kreodanthus simplex<text:line-break/></text:p>
      <text:p text:style-name="P1">Vicia sparsifolia<text:line-break/></text:p>
      <text:p text:style-name="P1">Phyllanthus gracilipes<text:line-break/></text:p>
      <text:p text:style-name="P1">Thelypteris semimetralis<text:line-break/></text:p>
      <text:p text:style-name="P1">Vietnam, Yen Bai, Tran Yen<text:line-break/></text:p>
      <text:p text:style-name="P1">China, Xizang (Tibet), Maizhokunggar<text:line-break/></text:p>
      <text:p text:style-name="P1"><text:soft-page-break/>China, Henan, Jiyuan<text:line-break/></text:p>
      <text:p text:style-name="P1">New Zealand, South Island, Marlborough<text:line-break/></text:p>
      <text:p text:style-name="P1">China, Anhui, Huangshan<text:line-break/></text:p>
      <text:p text:style-name="P1">Sri Lanka, Kurunegala<text:line-break/></text:p>
      <text:p text:style-name="P1">Myanmar, Irrawaddy<text:line-break/></text:p>
      <text:p text:style-name="P1">Japan, Miyagi, Natori<text:line-break/></text:p>
      <text:p text:style-name="P1">Thailand, Rayong<text:line-break/></text:p>
      <text:p text:style-name="P1">China, Guizhou, Pingba<text:line-break/></text:p>
      <text:p text:style-name="P1">Thailand, Ubon Ratchathani<text:line-break/></text:p>
      <text:p text:style-name="P1">China, Anhwei<text:line-break/></text:p>
      <text:p text:style-name="P1">Philippines, Lanao del Norte<text:line-break/></text:p>
      <text:p text:style-name="P1">China, Guangxi, Lingchuan<text:line-break/></text:p>
      <text:p text:style-name="P1">China, Guangdong, Gaozhou<text:line-break/></text:p>
      <text:p text:style-name="P1">Russia, Vladimir Oblast<text:line-break/></text:p>
      <text:p text:style-name="P1">Stenandrium pedunculatum<text:line-break/></text:p>
      <text:p text:style-name="P1">Hymenophyllum praetervisum<text:line-break/></text:p>
      <text:p text:style-name="P1"><text:soft-page-break/>Rhododendron taggianum<text:line-break/></text:p>
      <text:p text:style-name="P1">Reaumuria squarrosa<text:line-break/></text:p>
      <text:p text:style-name="P1">Gastrolobium humile<text:line-break/></text:p>
      <text:p text:style-name="P1">Smilax polycephala<text:line-break/></text:p>
      <text:p text:style-name="P1">Schultesiophytum chorianthum<text:line-break/></text:p>
      <text:p text:style-name="P1">Xyris graniticola<text:line-break/></text:p>
      <text:p text:style-name="P1">Hedera vegeta<text:line-break/></text:p>
      <text:p text:style-name="P1">Vangueriella laxiflora<text:line-break/></text:p>
      <text:p text:style-name="P1">Cryptocarya bitriplinervia<text:line-break/></text:p>
      <text:p text:style-name="P1">Lannea sessilifoliata<text:line-break/></text:p>
      <text:p text:style-name="P1">Corydalis filiformis<text:line-break/></text:p>
      <text:p text:style-name="P1">Calathea insignis<text:line-break/></text:p>
      <text:p text:style-name="P1">Creochiton brevibracteata<text:line-break/></text:p>
      <text:p text:style-name="P1">Eremophila longifolia<text:line-break/></text:p>
      <text:p text:style-name="P1">China, Anhui, Jinzhai<text:line-break/></text:p>
      <text:p text:style-name="P1">Thailand, Phitsanulok Province<text:line-break/></text:p>
      <text:p text:style-name="P1"><text:soft-page-break/>Thailand, Tak, Mae Sot<text:line-break/></text:p>
      <text:p text:style-name="P1">Russia, Komi A.S.S.R.<text:line-break/></text:p>
      <text:p text:style-name="P1">Nepal, Eastern, Ramechhap<text:line-break/></text:p>
      <text:p text:style-name="P1">China, Hainan, Dongfang<text:line-break/></text:p>
      <text:p text:style-name="P1">China, Jiangsu, Yixing<text:line-break/></text:p>
      <text:p text:style-name="P1">China, Hainan, Chengmai<text:line-break/></text:p>
      <text:p text:style-name="P1">China, Sichuan, Mianyang<text:line-break/></text:p>
      <text:p text:style-name="P1">Thailand, Petchapury<text:line-break/></text:p>
      <text:p text:style-name="P1">Papua New Guinea, Eastern Highlands, Kassam<text:line-break/></text:p>
      <text:p text:style-name="P1">Thailand, Sisaket<text:line-break/></text:p>
      <text:p text:style-name="P1">Russia, Murmansk Oblast<text:line-break/></text:p>
      <text:p text:style-name="P1">China, Guangdong, Longmen<text:line-break/></text:p>
      <text:p text:style-name="P1">China, Guangdong, Haifeng<text:line-break/></text:p>
      <text:p text:style-name="P1">Japan, Wakayama, Arida<text:line-break/></text:p>
      <text:p text:style-name="P1">Piper incurvum<text:line-break/></text:p>
      <text:p text:style-name="P1">Iodes velutina<text:line-break/></text:p>
      <text:p text:style-name="P1"><text:soft-page-break/>Aster uchiyamae<text:line-break/></text:p>
      <text:p text:style-name="P1">Asclepias serpentaria<text:line-break/></text:p>
      <text:p text:style-name="P1">Alyxia elliptica<text:line-break/></text:p>
      <text:p text:style-name="P1">Impatiens oblongata<text:line-break/></text:p>
      <text:p text:style-name="P1">Euphorbia plenispina<text:line-break/></text:p>
      <text:p text:style-name="P1">Huperzia cleefiana<text:line-break/></text:p>
      <text:p text:style-name="P1">Hansteinia stricta<text:line-break/></text:p>
      <text:p text:style-name="P1">Paraprasophyllum gilgai<text:line-break/></text:p>
      <text:p text:style-name="P1">Polypodium contaminans<text:line-break/></text:p>
      <text:p text:style-name="P1">Tillandsia organensis<text:line-break/></text:p>
      <text:p text:style-name="P1">Laurembergia agastyamalayana<text:line-break/></text:p>
      <text:p text:style-name="P1">Aegiphila hoehnei<text:line-break/></text:p>
      <text:p text:style-name="P1">Malva durieui<text:line-break/></text:p>
      <text:p text:style-name="P1">Buphthalmum inuloides<text:line-break/></text:p>
      <text:p text:style-name="P1">Russia, Volgograd Oblast<text:line-break/></text:p>
      <text:p text:style-name="P1">Thailand, Phattalung<text:line-break/></text:p>
      <text:p text:style-name="P1"><text:soft-page-break/>China, Nei Mongol, Hailar<text:line-break/></text:p>
      <text:p text:style-name="P1">China, Shandong, Xintai<text:line-break/></text:p>
      <text:p text:style-name="P1">Afghanistan, Herat<text:line-break/></text:p>
      <text:p text:style-name="P1">Vanuatu, Malakula<text:line-break/></text:p>
      <text:p text:style-name="P1">China, Zhejiang, Lin'an<text:line-break/></text:p>
      <text:p text:style-name="P1">Thailand, Lampang, Chae Hom<text:line-break/></text:p>
      <text:p text:style-name="P1">Australia (Country), Queensland, Burke<text:line-break/></text:p>
      <text:p text:style-name="P1">Thailand, Prachuap Khiri Khan, Bang Saphan<text:line-break/></text:p>
      <text:p text:style-name="P1">China, Guizhou, Guiding<text:line-break/></text:p>
      <text:p text:style-name="P1">India, Tamil Nadu, Namakkal<text:line-break/></text:p>
      <text:p text:style-name="P1">Indonesia, Papua Barat, Papua, Merauke<text:line-break/></text:p>
      <text:p text:style-name="P1">China, Hunan, Longshan<text:line-break/></text:p>
      <text:p text:style-name="P1">Cambodia, Kaoh Kong<text:line-break/></text:p>
      <text:p text:style-name="P1">Russia, Tula Oblast<text:line-break/></text:p>
      <text:p text:style-name="P1">Timonius wrayi<text:line-break/></text:p>
      <text:p text:style-name="P1">Verbena fragrans<text:line-break/></text:p>
      <text:p text:style-name="P1"><text:soft-page-break/>Dimerostemma scabrosum<text:line-break/></text:p>
      <text:p text:style-name="P1">Pteris austrotaiwanensis<text:line-break/></text:p>
      <text:p text:style-name="P1">Sarcocornia globosa<text:line-break/></text:p>
      <text:p text:style-name="P1">Ouratea rotundifolia<text:line-break/></text:p>
      <text:p text:style-name="P1">Narcissus vilchezii<text:line-break/></text:p>
      <text:p text:style-name="P1">Lissochilus streptopetalus<text:line-break/></text:p>
      <text:p text:style-name="P1">Oreogrammitis rupestris<text:line-break/></text:p>
      <text:p text:style-name="P1">Bulbophyllum pilosum<text:line-break/></text:p>
      <text:p text:style-name="P1">Calonemorchis microchila<text:line-break/></text:p>
      <text:p text:style-name="P1">Hypenia inelegans<text:line-break/></text:p>
      <text:p text:style-name="P1">Dendrobium subansiriense<text:line-break/></text:p>
      <text:p text:style-name="P1">Racosperma meiospermum<text:line-break/></text:p>
      <text:p text:style-name="P1">Taxillus levinei<text:line-break/></text:p>
      <text:p text:style-name="P1">Cryptocoryne cordata<text:line-break/></text:p>
      <text:p text:style-name="P1">Philippines, Rizal, Morong<text:line-break/></text:p>
      <text:p text:style-name="P1">China, Taiwan, Kinmen<text:line-break/></text:p>
      <text:p text:style-name="P1"><text:soft-page-break/>China, Xinjiang Uygur, Gongliu<text:line-break/></text:p>
      <text:p text:style-name="P1">Japan, Kyoto, Soraku<text:line-break/></text:p>
      <text:p text:style-name="P1">Kazakhstan, Alma Ata Oblast<text:line-break/></text:p>
      <text:p text:style-name="P1">Papua New Guinea, Eastern Highlands, Okapa<text:line-break/></text:p>
      <text:p text:style-name="P1">China, Gansu, Lanzhou<text:line-break/></text:p>
      <text:p text:style-name="P1">China, Shanxi, Wutai<text:line-break/></text:p>
      <text:p text:style-name="P1">India, Tamil Nadu, Ramanathapuram<text:line-break/></text:p>
      <text:p text:style-name="P1">China, Guizhou, Sinan<text:line-break/></text:p>
      <text:p text:style-name="P1">Sri Lanka, Batticaloa<text:line-break/></text:p>
      <text:p text:style-name="P1">Japan, Shimane<text:line-break/></text:p>
      <text:p text:style-name="P1">Thailand, Yala, Than To<text:line-break/></text:p>
      <text:p text:style-name="P1">Thailand, Prachuap Khiri Khan, Thap Sakae<text:line-break/></text:p>
      <text:p text:style-name="P1">Nepal, Western, Manang<text:line-break/></text:p>
      <text:p text:style-name="P1">South Korea, Quelpaert<text:line-break/></text:p>
      <text:p text:style-name="P1">Chrysopsis godfreyi<text:line-break/></text:p>
      <text:p text:style-name="P1">Zanthoxylum hidalgense<text:line-break/></text:p>
      <text:p text:style-name="P1"><text:soft-page-break/>Senecio laderoi<text:line-break/></text:p>
      <text:p text:style-name="P1">Bassia sedifolia<text:line-break/></text:p>
      <text:p text:style-name="P1">Echinocereus rubescens<text:line-break/></text:p>
      <text:p text:style-name="P1">Athamanta macedonica<text:line-break/></text:p>
      <text:p text:style-name="P1">Aquilegia meridionalis<text:line-break/></text:p>
      <text:p text:style-name="P1">Neesiella longipedunculata<text:line-break/></text:p>
      <text:p text:style-name="P1">Streptocarpus × multiflorus<text:line-break/></text:p>
      <text:p text:style-name="P1">Tetrastigma pubinerve<text:line-break/></text:p>
      <text:p text:style-name="P1">Coccocypselum guianense<text:line-break/></text:p>
      <text:p text:style-name="P1">Leobordea stipulosa<text:line-break/></text:p>
      <text:p text:style-name="P1">Dodonaea arizonica<text:line-break/></text:p>
      <text:p text:style-name="P1">Valeriana murrayi<text:line-break/></text:p>
      <text:p text:style-name="P1">Leachiella picta<text:line-break/></text:p>
      <text:p text:style-name="P1">Urania speciosa<text:line-break/></text:p>
      <text:p text:style-name="P1">China, Guizhou, Anshun<text:line-break/></text:p>
      <text:p text:style-name="P1">Vietnam, Thua Thien-Hue, Hue<text:line-break/></text:p>
      <text:p text:style-name="P1"><text:soft-page-break/>Afghanistan, Badakhshan<text:line-break/></text:p>
      <text:p text:style-name="P1">Russia, Kemerova Oblast<text:line-break/></text:p>
      <text:p text:style-name="P1">Australia (Country), Queensland, Bentinck<text:line-break/></text:p>
      <text:p text:style-name="P1">China, Sichuan, Maowen Qiang<text:line-break/></text:p>
      <text:p text:style-name="P1">China, Gansu, Maqu<text:line-break/></text:p>
      <text:p text:style-name="P1">China, Guangdong, Dabu<text:line-break/></text:p>
      <text:p text:style-name="P1">Japan, Kumamoto<text:line-break/></text:p>
      <text:p text:style-name="P1">Afghanistan, Faryab<text:line-break/></text:p>
      <text:p text:style-name="P1">China, Guangdong, Xinfeng<text:line-break/></text:p>
      <text:p text:style-name="P1">China, Taiwan, Taoyuan<text:line-break/></text:p>
      <text:p text:style-name="P1">China, Sichuan, Nanping<text:line-break/></text:p>
      <text:p text:style-name="P1">Nepal, Western<text:line-break/></text:p>
      <text:p text:style-name="P1">China, Yunnan, Honghe<text:line-break/></text:p>
      <text:p text:style-name="P1">Papua New Guinea, East Sepik, Maprik<text:line-break/></text:p>
      <text:p text:style-name="P1">Strobilanthes deutziifolia<text:line-break/></text:p>
      <text:p text:style-name="P1">Hibbertia capensis<text:line-break/></text:p>
      <text:p text:style-name="P1"><text:soft-page-break/>Cylichnanthus deltoides<text:line-break/></text:p>
      <text:p text:style-name="P1">Arrhostoxylum longiflorum<text:line-break/></text:p>
      <text:p text:style-name="P1">Usubis triphylla<text:line-break/></text:p>
      <text:p text:style-name="P1">Stigmaphyllon columbicum<text:line-break/></text:p>
      <text:p text:style-name="P1">Hieracium mixtiforme<text:line-break/></text:p>
      <text:p text:style-name="P1">Epidendrum panduratum<text:line-break/></text:p>
      <text:p text:style-name="P1">Dendrobium pleurothalloides<text:line-break/></text:p>
      <text:p text:style-name="P1">Aceras fragrans<text:line-break/></text:p>
      <text:p text:style-name="P1">Apinagia digitata<text:line-break/></text:p>
      <text:p text:style-name="P1">Pyrethrum tibeticum<text:line-break/></text:p>
      <text:p text:style-name="P1">Histiopteris pilosa<text:line-break/></text:p>
      <text:p text:style-name="P1">Orchis filicornis<text:line-break/></text:p>
      <text:p text:style-name="P1">Casimira boliviensis<text:line-break/></text:p>
      <text:p text:style-name="P1">Selaginella dendricola<text:line-break/></text:p>
      <text:p text:style-name="P1">Japan, Gumma<text:line-break/></text:p>
      <text:p text:style-name="P1">China, Jiangsu, Jurong<text:line-break/></text:p>
      <text:p text:style-name="P1"><text:soft-page-break/>Vietnam, Quang Nam<text:line-break/></text:p>
      <text:p text:style-name="P1">Laos, Vientiane<text:line-break/></text:p>
      <text:p text:style-name="P1">Papua New Guinea, Western, Bensback<text:line-break/></text:p>
      <text:p text:style-name="P1">China, Sichuan, Tongnan<text:line-break/></text:p>
      <text:p text:style-name="P1">Thailand, Ang Thong<text:line-break/></text:p>
      <text:p text:style-name="P1">China, Heilongjiang, Mudanjiang<text:line-break/></text:p>
      <text:p text:style-name="P1">Sri Lanka, Colombo<text:line-break/></text:p>
      <text:p text:style-name="P1">Bhutan, Bumthang<text:line-break/></text:p>
      <text:p text:style-name="P1">China, Guizhou, Xiuwen<text:line-break/></text:p>
      <text:p text:style-name="P1">China, Liaoning, Kuandian<text:line-break/></text:p>
      <text:p text:style-name="P1">India, Sikkim, North<text:line-break/></text:p>
      <text:p text:style-name="P1">Vietnam, Bac Giang<text:line-break/></text:p>
      <text:p text:style-name="P1">Russia, Yakut A.S.S.R.<text:line-break/></text:p>
      <text:p text:style-name="P1">Thailand, Tak<text:line-break/></text:p>
      <text:p text:style-name="P1">Rhododendron taichungianum<text:line-break/></text:p>
      <text:p text:style-name="P1">Mimosa tarda<text:line-break/></text:p>
      <text:p text:style-name="P1"><text:soft-page-break/>Eugenia ligustroides<text:line-break/></text:p>
      <text:p text:style-name="P1">Anthurium silvaticum<text:line-break/></text:p>
      <text:p text:style-name="P1">Melaleuca lancifolia<text:line-break/></text:p>
      <text:p text:style-name="P1">Pentopetia androsaemifolia<text:line-break/></text:p>
      <text:p text:style-name="P1">Terminalia mantaly<text:line-break/></text:p>
      <text:p text:style-name="P1">Melica diffusa<text:line-break/></text:p>
      <text:p text:style-name="P1">Cayratia cardiospermoidea<text:line-break/></text:p>
      <text:p text:style-name="P1">Espeletia tapirophila<text:line-break/></text:p>
      <text:p text:style-name="P1">Rubus nakaii<text:line-break/></text:p>
      <text:p text:style-name="P1">Pyrrothrix polythrix<text:line-break/></text:p>
      <text:p text:style-name="P1">Stellilabium fortunae<text:line-break/></text:p>
      <text:p text:style-name="P1">Cyperus schlechteri<text:line-break/></text:p>
      <text:p text:style-name="P1">Ribularia × paui<text:line-break/></text:p>
      <text:p text:style-name="P1">Perissocoeleum crinoideum<text:line-break/></text:p>
      <text:p text:style-name="P1">China, Yunnan, Suijiang<text:line-break/></text:p>
      <text:p text:style-name="P1">China, Jilin, Antu<text:line-break/></text:p>
      <text:p text:style-name="P1"><text:soft-page-break/>China, Qinghai, Xunhua<text:line-break/></text:p>
      <text:p text:style-name="P1">Japan, Ibaraki<text:line-break/></text:p>
      <text:p text:style-name="P1">Tonga, Niuas<text:line-break/></text:p>
      <text:p text:style-name="P1">China, Shaanxi, Yan'an<text:line-break/></text:p>
      <text:p text:style-name="P1">Cambodia, Kracheh<text:line-break/></text:p>
      <text:p text:style-name="P1">Malaysia, Peninsular Malaysia, Perak, Kuala Kangsar<text:line-break/></text:p>
      <text:p text:style-name="P1">Malaysia, East Malaysia, Sarawak, Samarahan Division<text:line-break/></text:p>
      <text:p text:style-name="P1">China, Hubei, Chongyang<text:line-break/></text:p>
      <text:p text:style-name="P1">Kazakhstan, Turgay Oblast<text:line-break/></text:p>
      <text:p text:style-name="P1">China, Xizang (Tibet), Baqen<text:line-break/></text:p>
      <text:p text:style-name="P1">Vietnam, Vinh Phuc<text:line-break/></text:p>
      <text:p text:style-name="P1">China, Yunnan, Nanjian<text:line-break/></text:p>
      <text:p text:style-name="P1">China, Guangxi, Yangshuo<text:line-break/></text:p>
      <text:p text:style-name="P1">Laos, Louangphrabang<text:line-break/></text:p>
      <text:p text:style-name="P1">Spermacoce ledermannii<text:line-break/></text:p>
      <text:p text:style-name="P1">Elaphoglossum mainahasae<text:line-break/></text:p>
      <text:p text:style-name="P1"><text:soft-page-break/>Rosa charbonneaui<text:line-break/></text:p>
      <text:p text:style-name="P1">Blechnum × pampasicum<text:line-break/></text:p>
      <text:p text:style-name="P1">Steganthera ledermannii<text:line-break/></text:p>
      <text:p text:style-name="P1">Eugenia crebrinervis<text:line-break/></text:p>
      <text:p text:style-name="P1">Eupatorium kunthianum<text:line-break/></text:p>
      <text:p text:style-name="P1">Hydrocotyle chiangdaoensis<text:line-break/></text:p>
      <text:p text:style-name="P1">Galium gymnopetalum<text:line-break/></text:p>
      <text:p text:style-name="P1">Umbilicus denticulatus<text:line-break/></text:p>
      <text:p text:style-name="P1">Gentianella angustifolia<text:line-break/></text:p>
      <text:p text:style-name="P1">Leucopogon rigidus<text:line-break/></text:p>
      <text:p text:style-name="P1">Pingraea pycnantha<text:line-break/></text:p>
      <text:p text:style-name="P1">Dendropanax colombianus<text:line-break/></text:p>
      <text:p text:style-name="P1">Erysimum blepharophyllum<text:line-break/></text:p>
      <text:p text:style-name="P1">Chrysochlamys cuneata<text:line-break/></text:p>
      <text:p text:style-name="P1">Sri Lanka, Nuwara Eliya, Ambagamuwa<text:line-break/></text:p>
      <text:p text:style-name="P1">Laos, Attapu<text:line-break/></text:p>
      <text:p text:style-name="P1"><text:soft-page-break/>China, Ningxia Hui, Tongxin<text:line-break/></text:p>
      <text:p text:style-name="P1">Japan, Fukushima, Yama<text:line-break/></text:p>
      <text:p text:style-name="P1">China, Guizhou, Bijie<text:line-break/></text:p>
      <text:p text:style-name="P1">India, Kerala, Kollam<text:line-break/></text:p>
      <text:p text:style-name="P1">China, Yunnan, Xinping<text:line-break/></text:p>
      <text:p text:style-name="P1">Indonesia, Jawa, Daerah Khusus Ibukota Jakarta Raya (Metropolitan Jakarta)<text:line-break/></text:p>
      <text:p text:style-name="P1">China, Jiangxi, Dexing<text:line-break/></text:p>
      <text:p text:style-name="P1">Philippines, South Cotabato<text:line-break/></text:p>
      <text:p text:style-name="P1">Sri Lanka, Galle<text:line-break/></text:p>
      <text:p text:style-name="P1">Vietnam, Quang Ninh, Dam Ha<text:line-break/></text:p>
      <text:p text:style-name="P1">Thailand, Chiang Mai, Mae Dtang<text:line-break/></text:p>
      <text:p text:style-name="P1">Thailand, Sakon Nakhon<text:line-break/></text:p>
      <text:p text:style-name="P1">Bangladesh, Habiganj<text:line-break/></text:p>
      <text:p text:style-name="P1">Thailand, Nong Khai, Bueng Kan<text:line-break/></text:p>
      <text:p text:style-name="P1">Cistus telephioides<text:line-break/></text:p>
      <text:p text:style-name="P1">Pleurothallis ephelis<text:line-break/></text:p>
      <text:p text:style-name="P1"><text:soft-page-break/>Laurus ovalifolia<text:line-break/></text:p>
      <text:p text:style-name="P1">Nothaphoebe poilanei<text:line-break/></text:p>
      <text:p text:style-name="P1">Staphylea macrosperma<text:line-break/></text:p>
      <text:p text:style-name="P1">Conostegia ecuadorensis<text:line-break/></text:p>
      <text:p text:style-name="P1">Panicum scalarum<text:line-break/></text:p>
      <text:p text:style-name="P1">Stachys pittieri<text:line-break/></text:p>
      <text:p text:style-name="P1">Geniostoma longipes<text:line-break/></text:p>
      <text:p text:style-name="P1">Rhytidanthera fragrans<text:line-break/></text:p>
      <text:p text:style-name="P1">Capsicum rhombodeum<text:line-break/></text:p>
      <text:p text:style-name="P1">Leucopogon gnaphalioides<text:line-break/></text:p>
      <text:p text:style-name="P1">Cylindrolobus puakensis<text:line-break/></text:p>
      <text:p text:style-name="P1">Philodendron knappiae<text:line-break/></text:p>
      <text:p text:style-name="P1">Cryptocoryne joshanii<text:line-break/></text:p>
      <text:p text:style-name="P1">Ischaemum siamense<text:line-break/></text:p>
      <text:p text:style-name="P1">China, Xinjiang Uygur, Burqin<text:line-break/></text:p>
      <text:p text:style-name="P1">China, Guangxi, Rongshui<text:line-break/></text:p>
      <text:p text:style-name="P1"><text:soft-page-break/>Thailand, Chiang Rai, Wiang Pa Pao<text:line-break/></text:p>
      <text:p text:style-name="P1">China, Xinjiang Uygur, Turpan<text:line-break/></text:p>
      <text:p text:style-name="P1">India, Puducherry<text:line-break/></text:p>
      <text:p text:style-name="P1">China, Sichuan, Nanchong<text:line-break/></text:p>
      <text:p text:style-name="P1">Philippines, Mindanao Island<text:line-break/></text:p>
      <text:p text:style-name="P1">India, Punjab, Kulu<text:line-break/></text:p>
      <text:p text:style-name="P1">China, Jiangsu, Lianyungang<text:line-break/></text:p>
      <text:p text:style-name="P1">Thailand, Chai Nat<text:line-break/></text:p>
      <text:p text:style-name="P1">Thailand, Ratchaburi<text:line-break/></text:p>
      <text:p text:style-name="P1">Russia, Zabaykalsky<text:line-break/></text:p>
      <text:p text:style-name="P1">Japan, Kyoto, Ayabe<text:line-break/></text:p>
      <text:p text:style-name="P1">India, Arunachal Pradesh, West Siang<text:line-break/></text:p>
      <text:p text:style-name="P1">Russia, Tomsk Oblast<text:line-break/></text:p>
      <text:p text:style-name="P1">Philippines, Ilocos Sur<text:line-break/></text:p>
      <text:p text:style-name="P1">Conomorpha iteoides<text:line-break/></text:p>
      <text:p text:style-name="P1">Asplenium cavalerianum<text:line-break/></text:p>
      <text:p text:style-name="P1"><text:soft-page-break/>Senna polyphylla<text:line-break/></text:p>
      <text:p text:style-name="P1">Psychotria conglobata<text:line-break/></text:p>
      <text:p text:style-name="P1">Kolleria herniariifolia<text:line-break/></text:p>
      <text:p text:style-name="P1">Digitaria lasiostachya<text:line-break/></text:p>
      <text:p text:style-name="P1">Scrophularia fluminensis<text:line-break/></text:p>
      <text:p text:style-name="P1">Porpax repens<text:line-break/></text:p>
      <text:p text:style-name="P1">Lyonia tippenhaueri<text:line-break/></text:p>
      <text:p text:style-name="P1">Colchicum kochii<text:line-break/></text:p>
      <text:p text:style-name="P1">Neocuatrecasia sessilifolia<text:line-break/></text:p>
      <text:p text:style-name="P1">Sertula elegans<text:line-break/></text:p>
      <text:p text:style-name="P1">Oldenlandia humifusa<text:line-break/></text:p>
      <text:p text:style-name="P1">Eupatorium subcordatum<text:line-break/></text:p>
      <text:p text:style-name="P1">Mimosa andreana<text:line-break/></text:p>
      <text:p text:style-name="P1">Parasenegalia incerta<text:line-break/></text:p>
      <text:p text:style-name="P1">India, Kerala, Kannur<text:line-break/></text:p>
      <text:p text:style-name="P1">Thailand, Sakon Nakhon, Kusuman<text:line-break/></text:p>
      <text:p text:style-name="P1"><text:soft-page-break/>China, Shandong, Changqing<text:line-break/></text:p>
      <text:p text:style-name="P1">China, Sichuan, Qianwei<text:line-break/></text:p>
      <text:p text:style-name="P1">Japan, Shizuoka, Fujinomiya<text:line-break/></text:p>
      <text:p text:style-name="P1">China, Guizhou, Luodian<text:line-break/></text:p>
      <text:p text:style-name="P1">Sri Lanka, Matale<text:line-break/></text:p>
      <text:p text:style-name="P1">Sri Lanka, Kegalle<text:line-break/></text:p>
      <text:p text:style-name="P1">China, Yunnan, Huize<text:line-break/></text:p>
      <text:p text:style-name="P1">Russia, Khabarovsk Kray, Okhotskiy<text:line-break/></text:p>
      <text:p text:style-name="P1">China, Guangxi, Nandan<text:line-break/></text:p>
      <text:p text:style-name="P1">India, Goa, Daman, and Diu<text:line-break/></text:p>
      <text:p text:style-name="P1">Papua New Guinea, New Ireland, Kavieng<text:line-break/></text:p>
      <text:p text:style-name="P1">India, Tamil Nadu, Nagapattinam<text:line-break/></text:p>
      <text:p text:style-name="P1">Japan, Kyoto, Kyotanabe<text:line-break/></text:p>
      <text:p text:style-name="P1">Japan, Osaka<text:line-break/></text:p>
      <text:p text:style-name="P1">Nolana chapiensis<text:line-break/></text:p>
      <text:p text:style-name="P1">Euphorbia assamica<text:line-break/></text:p>
      <text:p text:style-name="P1"><text:soft-page-break/>Scoparia ericacea<text:line-break/></text:p>
      <text:p text:style-name="P1">Rhaponticum scariosum<text:line-break/></text:p>
      <text:p text:style-name="P1">Lithophragma parvifolium<text:line-break/></text:p>
      <text:p text:style-name="P1">Scutia hutchinsonii<text:line-break/></text:p>
      <text:p text:style-name="P1">Euphorbia intermedia<text:line-break/></text:p>
      <text:p text:style-name="P1">Acropera flavida<text:line-break/></text:p>
      <text:p text:style-name="P1">Bonamia pannosa<text:line-break/></text:p>
      <text:p text:style-name="P1">Nelitris fruticosa<text:line-break/></text:p>
      <text:p text:style-name="P1">Ctenopteris dissimulans<text:line-break/></text:p>
      <text:p text:style-name="P1">Taeniophyllum papillosum<text:line-break/></text:p>
      <text:p text:style-name="P1">Myosotis pectinata<text:line-break/></text:p>
      <text:p text:style-name="P1">Coutarea mexicana<text:line-break/></text:p>
      <text:p text:style-name="P1">Poa brachyphylla<text:line-break/></text:p>
      <text:p text:style-name="P1">Phlegmariurus sooanus<text:line-break/></text:p>
      <text:p text:style-name="P1">India, Tamil Nadu, Dindigul<text:line-break/></text:p>
      <text:p text:style-name="P1">China, Hunan, Dong'an<text:line-break/></text:p>
      <text:p text:style-name="P1"><text:soft-page-break/>American Samoa, Manu'a<text:line-break/></text:p>
      <text:p text:style-name="P1">Bhutan, Samdrup Jonkhar<text:line-break/></text:p>
      <text:p text:style-name="P1">Thailand, Chiang Mai, Wiang Haeng<text:line-break/></text:p>
      <text:p text:style-name="P1">India, Maharashtra, Ratnagiri<text:line-break/></text:p>
      <text:p text:style-name="P1">Japan, Oita<text:line-break/></text:p>
      <text:p text:style-name="P1">China, Guangxi, Jinxiu<text:line-break/></text:p>
      <text:p text:style-name="P1">Afghanistan, Baghlan<text:line-break/></text:p>
      <text:p text:style-name="P1">Bhutan, Gaylegphug<text:line-break/></text:p>
      <text:p text:style-name="P1">China, Yunnan, Shuifu<text:line-break/></text:p>
      <text:p text:style-name="P1">Nepal, Mid-Western<text:line-break/></text:p>
      <text:p text:style-name="P1">China, Jiangsu, Suzhou<text:line-break/></text:p>
      <text:p text:style-name="P1">Afghanistan, Paktia<text:line-break/></text:p>
      <text:p text:style-name="P1">China, Anhui, Yuexi<text:line-break/></text:p>
      <text:p text:style-name="P1">Indonesia, Borneo<text:line-break/></text:p>
      <text:p text:style-name="P1">Habenaria lindblomii<text:line-break/></text:p>
      <text:p text:style-name="P1">Coursetia glabella<text:line-break/></text:p>
      <text:p text:style-name="P1"><text:soft-page-break/>Cestrum paucinervium<text:line-break/></text:p>
      <text:p text:style-name="P1">Oenothera ignota<text:line-break/></text:p>
      <text:p text:style-name="P1">Mammillaria micromeris<text:line-break/></text:p>
      <text:p text:style-name="P1">Wahlenbergia subfusiformis<text:line-break/></text:p>
      <text:p text:style-name="P1">Hypericum scouleri<text:line-break/></text:p>
      <text:p text:style-name="P1">Ottonia hammarii<text:line-break/></text:p>
      <text:p text:style-name="P1">Grewia macropetala<text:line-break/></text:p>
      <text:p text:style-name="P1">Lyperia seineri<text:line-break/></text:p>
      <text:p text:style-name="P1">Keetia gueinzii<text:line-break/></text:p>
      <text:p text:style-name="P1">Pleurothallis crucilabia<text:line-break/></text:p>
      <text:p text:style-name="P1">Sonerila victoriae<text:line-break/></text:p>
      <text:p text:style-name="P1">Encyclia pruinosa<text:line-break/></text:p>
      <text:p text:style-name="P1">Acrostichum hartwegii<text:line-break/></text:p>
      <text:p text:style-name="P1">Persicaria × langeana<text:line-break/></text:p>
      <text:p text:style-name="P1">Thailand, Chon Buri, Si Racha<text:line-break/></text:p>
      <text:p text:style-name="P1">China, Hunan, Lianyuan<text:line-break/></text:p>
      <text:p text:style-name="P1"><text:soft-page-break/>New Hebrides<text:line-break/></text:p>
      <text:p text:style-name="P1">China, Taiwan, Yunlin<text:line-break/></text:p>
      <text:p text:style-name="P1">Vietnam, Lao Cai<text:line-break/></text:p>
      <text:p text:style-name="P1">Thailand, Ubon Ratchathani, Khong Chiam<text:line-break/></text:p>
      <text:p text:style-name="P1">Solomon Islands, Rennell and Bellona<text:line-break/></text:p>
      <text:p text:style-name="P1">China, Xizang (Tibet), Dengqen<text:line-break/></text:p>
      <text:p text:style-name="P1">China, Schensi<text:line-break/></text:p>
      <text:p text:style-name="P1">Bhutan, Tongsa<text:line-break/></text:p>
      <text:p text:style-name="P1">Vietnam, Quang Ngai<text:line-break/></text:p>
      <text:p text:style-name="P1">Thailand, Sukhothai<text:line-break/></text:p>
      <text:p text:style-name="P1">New Zealand, South Island, Southland<text:line-break/></text:p>
      <text:p text:style-name="P1">China, Hunan, Luxi<text:line-break/></text:p>
      <text:p text:style-name="P1">China, Xinjiang Uygur, Fukang<text:line-break/></text:p>
      <text:p text:style-name="P1">China, Guizhou, Xingren<text:line-break/></text:p>
      <text:p text:style-name="P1">Pseudoconyza viscosa<text:line-break/></text:p>
      <text:p text:style-name="P1">Lindera balansae<text:line-break/></text:p>
      <text:p text:style-name="P1"><text:soft-page-break/>Borbonia teres<text:line-break/></text:p>
      <text:p text:style-name="P1">Trixis terebinthinacea<text:line-break/></text:p>
      <text:p text:style-name="P1">Cercocarpus arizonicus<text:line-break/></text:p>
      <text:p text:style-name="P1">Selaginella maxima<text:line-break/></text:p>
      <text:p text:style-name="P1">Vanillosma bicolor<text:line-break/></text:p>
      <text:p text:style-name="P1">Nerine gibsonii<text:line-break/></text:p>
      <text:p text:style-name="P1">Calathea erythrolepis<text:line-break/></text:p>
      <text:p text:style-name="P1">Chimonobambusa pumila<text:line-break/></text:p>
      <text:p text:style-name="P1">Cassipourea ellipticifolia<text:line-break/></text:p>
      <text:p text:style-name="P1">Disakisperma eleusine<text:line-break/></text:p>
      <text:p text:style-name="P1">Ammophila baltica<text:line-break/></text:p>
      <text:p text:style-name="P1">Centaurea argyrocephala<text:line-break/></text:p>
      <text:p text:style-name="P1">Orthochilus corymbosus<text:line-break/></text:p>
      <text:p text:style-name="P1">Pararistolochia laheyana<text:line-break/></text:p>
      <text:p text:style-name="P1">Bhutan, Punakha<text:line-break/></text:p>
      <text:p text:style-name="P1">China, Hainan, Wenchang<text:line-break/></text:p>
      <text:p text:style-name="P1"><text:soft-page-break/>China, Shanghai Municip., Hongkou<text:line-break/></text:p>
      <text:p text:style-name="P1">China, Yunnan, Chenggong<text:line-break/></text:p>
      <text:p text:style-name="P1">Australia (Country), Queensland, Leichhardt<text:line-break/></text:p>
      <text:p text:style-name="P1">Philippines, La Union<text:line-break/></text:p>
      <text:p text:style-name="P1">China, Xinjiang Uygur, Yecheng<text:line-break/></text:p>
      <text:p text:style-name="P1">China, Guangxi, Daxin<text:line-break/></text:p>
      <text:p text:style-name="P1">Russia, Perm' Oblast<text:line-break/></text:p>
      <text:p text:style-name="P1">Fiji, Western<text:line-break/></text:p>
      <text:p text:style-name="P1">Myanmar, Bago<text:line-break/></text:p>
      <text:p text:style-name="P1">Cambodia, Rotanokiri<text:line-break/></text:p>
      <text:p text:style-name="P1">China, Sichuan, Yilong<text:line-break/></text:p>
      <text:p text:style-name="P1">China, Anhui, Shexian<text:line-break/></text:p>
      <text:p text:style-name="P1">China, Guizhou, Cengong<text:line-break/></text:p>
      <text:p text:style-name="P1">China, Qinghai, Xining<text:line-break/></text:p>
      <text:p text:style-name="P1">Noaea tomentosa<text:line-break/></text:p>
      <text:p text:style-name="P1">Stylidium periscelianthum<text:line-break/></text:p>
      <text:p text:style-name="P1"><text:soft-page-break/>Laguna abyssinica<text:line-break/></text:p>
      <text:p text:style-name="P1">Carex spadiceovaginata<text:line-break/></text:p>
      <text:p text:style-name="P1">Gesneria guianensis<text:line-break/></text:p>
      <text:p text:style-name="P1">Eriosema barbatum<text:line-break/></text:p>
      <text:p text:style-name="P1">Psoralea bowieana<text:line-break/></text:p>
      <text:p text:style-name="P1">Dendrophthora perlicarpa<text:line-break/></text:p>
      <text:p text:style-name="P1">Mammillaria hennisii<text:line-break/></text:p>
      <text:p text:style-name="P1">Aegilops hystrix<text:line-break/></text:p>
      <text:p text:style-name="P1">Helianthus pubescens<text:line-break/></text:p>
      <text:p text:style-name="P1">Mindium canariense<text:line-break/></text:p>
      <text:p text:style-name="P1">Streptanthus mildredae<text:line-break/></text:p>
      <text:p text:style-name="P1">Selaginella arbuscula<text:line-break/></text:p>
      <text:p text:style-name="P1">Myrtus quadrisperma<text:line-break/></text:p>
      <text:p text:style-name="P1">Litsea calophyllantha<text:line-break/></text:p>
      <text:p text:style-name="P1">Japan, Hokkaido, Shiribeshi<text:line-break/></text:p>
      <text:p text:style-name="P1">China, Xizang (Tibet), Yadong<text:line-break/></text:p>
      <text:p text:style-name="P1"><text:soft-page-break/>China, Shensi<text:line-break/></text:p>
      <text:p text:style-name="P1">China, Sichuan, Xide<text:line-break/></text:p>
      <text:p text:style-name="P1">China, Jiangxi, Ningdu<text:line-break/></text:p>
      <text:p text:style-name="P1">China, Anhui, Tongling<text:line-break/></text:p>
      <text:p text:style-name="P1">China, Sichuan, Jiajiang<text:line-break/></text:p>
      <text:p text:style-name="P1">China, Anhui, Shucheng<text:line-break/></text:p>
      <text:p text:style-name="P1">China, Yunnan, Yongde<text:line-break/></text:p>
      <text:p text:style-name="P1">India, Chandigarh<text:line-break/></text:p>
      <text:p text:style-name="P1">Japan, Tokushima, Mima<text:line-break/></text:p>
      <text:p text:style-name="P1">China, Heilongjiang, Suifenhe<text:line-break/></text:p>
      <text:p text:style-name="P1">China, Sichuan, Deyang<text:line-break/></text:p>
      <text:p text:style-name="P1">South Korea, Cheju<text:line-break/></text:p>
      <text:p text:style-name="P1">India, Jharkhand, Ranchi<text:line-break/></text:p>
      <text:p text:style-name="P1">India, Uttarakhand, Chamoli<text:line-break/></text:p>
      <text:p text:style-name="P1">Dryopteris occulta<text:line-break/></text:p>
      <text:p text:style-name="P1">Vochysia speciosa<text:line-break/></text:p>
      <text:p text:style-name="P1"><text:soft-page-break/>Polygonum runcinatum<text:line-break/></text:p>
      <text:p text:style-name="P1">Cordylocarpus tenuifolius<text:line-break/></text:p>
      <text:p text:style-name="P1">Anagallis linifolia<text:line-break/></text:p>
      <text:p text:style-name="P1">Eurya kueichouensis<text:line-break/></text:p>
      <text:p text:style-name="P1">Pittosporum quinquevalvatum<text:line-break/></text:p>
      <text:p text:style-name="P1">Fuchsia racemosa<text:line-break/></text:p>
      <text:p text:style-name="P1">Alseodaphne khasyana<text:line-break/></text:p>
      <text:p text:style-name="P1">Corydalis laevigata<text:line-break/></text:p>
      <text:p text:style-name="P1">Eritrichium mandonii<text:line-break/></text:p>
      <text:p text:style-name="P1">Silene biappendiculata<text:line-break/></text:p>
      <text:p text:style-name="P1">Robinia tragacanthoides<text:line-break/></text:p>
      <text:p text:style-name="P1">Dolicholus hauthalii<text:line-break/></text:p>
      <text:p text:style-name="P1">Parkia parvifoliola<text:line-break/></text:p>
      <text:p text:style-name="P1">Amellus echinocephalon<text:line-break/></text:p>
      <text:p text:style-name="P1">Vietnam, Bac Can<text:line-break/></text:p>
      <text:p text:style-name="P1">China, Sichuan, Zoige<text:line-break/></text:p>
      <text:p text:style-name="P1"><text:soft-page-break/>Russia, Novosibirsk Oblast<text:line-break/></text:p>
      <text:p text:style-name="P1">China, Jiangxi, Le'an<text:line-break/></text:p>
      <text:p text:style-name="P1">China, Xizang (Tibet), Damxung<text:line-break/></text:p>
      <text:p text:style-name="P1">China, Beijing Municipality, Mentougou<text:line-break/></text:p>
      <text:p text:style-name="P1">India, Uttarakhand, Nainital<text:line-break/></text:p>
      <text:p text:style-name="P1">China, Sichuan, Tchen-keou-tin<text:line-break/></text:p>
      <text:p text:style-name="P1">China, Gansu, Kangle<text:line-break/></text:p>
      <text:p text:style-name="P1">Thailand, Krung Thep Mahanakhon<text:line-break/></text:p>
      <text:p text:style-name="P1">Thailand, Phichit<text:line-break/></text:p>
      <text:p text:style-name="P1">China, Jiangxi, Jiujiang<text:line-break/></text:p>
      <text:p text:style-name="P1">Pakistan, Khyber-Pakhtunkhwa, Peshawar<text:line-break/></text:p>
      <text:p text:style-name="P1">Japan, Tokushima, Awa<text:line-break/></text:p>
      <text:p text:style-name="P1">China, Shansi<text:line-break/></text:p>
      <text:p text:style-name="P1">Thailand, Sa Kaeo, Khlong Hat<text:line-break/></text:p>
      <text:p text:style-name="P1">Chytraculia martiusiana<text:line-break/></text:p>
      <text:p text:style-name="P1">Punduana vulgaris<text:line-break/></text:p>
      <text:p text:style-name="P1"><text:soft-page-break/>Rhododendron inopinum<text:line-break/></text:p>
      <text:p text:style-name="P1">Stephanorossia palustris<text:line-break/></text:p>
      <text:p text:style-name="P1">Delosperma luckhoffii<text:line-break/></text:p>
      <text:p text:style-name="P1">Rhus aromatica<text:line-break/></text:p>
      <text:p text:style-name="P1">Eurya amplexifolia<text:line-break/></text:p>
      <text:p text:style-name="P1">Cassia sturtii<text:line-break/></text:p>
      <text:p text:style-name="P1">Annona cuyabaensis<text:line-break/></text:p>
      <text:p text:style-name="P1">Lathyrus nuttallii<text:line-break/></text:p>
      <text:p text:style-name="P1">Gerascanthus gerascanthoides<text:line-break/></text:p>
      <text:p text:style-name="P1">Phalaris paniculata<text:line-break/></text:p>
      <text:p text:style-name="P1">Pentameris argentea<text:line-break/></text:p>
      <text:p text:style-name="P1">Barleria crossandriformis<text:line-break/></text:p>
      <text:p text:style-name="P1">Lepanthes osaensis<text:line-break/></text:p>
      <text:p text:style-name="P1">Diospyros rosei<text:line-break/></text:p>
      <text:p text:style-name="P1">Bangladesh, Tangail<text:line-break/></text:p>
      <text:p text:style-name="P1">Russia, Kirov Oblast<text:line-break/></text:p>
      <text:p text:style-name="P1"><text:soft-page-break/>China, Sichuan, Xuyong<text:line-break/></text:p>
      <text:p text:style-name="P1">Vietnam, Son La, Moc Chau<text:line-break/></text:p>
      <text:p text:style-name="P1">China, Guangxi, Yongfu<text:line-break/></text:p>
      <text:p text:style-name="P1">China, Hebei, Huailai<text:line-break/></text:p>
      <text:p text:style-name="P1">China, Liaoning, Jinzhou<text:line-break/></text:p>
      <text:p text:style-name="P1">China, Henan, Songxian<text:line-break/></text:p>
      <text:p text:style-name="P1">China, Qinghai, Guide<text:line-break/></text:p>
      <text:p text:style-name="P1">Japan, Hokkaido, Samani<text:line-break/></text:p>
      <text:p text:style-name="P1">China, Shaanxi, Fuping<text:line-break/></text:p>
      <text:p text:style-name="P1">Papua New Guinea, Western, Nomad<text:line-break/></text:p>
      <text:p text:style-name="P1">Japan, Fukuoka, Itoshima<text:line-break/></text:p>
      <text:p text:style-name="P1">Russia, Omsk Oblast<text:line-break/></text:p>
      <text:p text:style-name="P1">Japan, Yamanashi, Minamitsuru<text:line-break/></text:p>
      <text:p text:style-name="P1">Sri Lanka, Puttalum<text:line-break/></text:p>
      <text:p text:style-name="P1">Ludia tuberculata<text:line-break/></text:p>
      <text:p text:style-name="P1">Caladenia atrata<text:line-break/></text:p>
      <text:p text:style-name="P1"><text:soft-page-break/>Bulbophyllum brachyrhopalon<text:line-break/></text:p>
      <text:p text:style-name="P1">Pectis amplifolia<text:line-break/></text:p>
      <text:p text:style-name="P1">Crepidorhopalon symoensii<text:line-break/></text:p>
      <text:p text:style-name="P1">Tragacantha inflexa<text:line-break/></text:p>
      <text:p text:style-name="P1">Trisetella huebneri<text:line-break/></text:p>
      <text:p text:style-name="P1">Calyptrostegia microcephala<text:line-break/></text:p>
      <text:p text:style-name="P1">Olgaea sinensis<text:line-break/></text:p>
      <text:p text:style-name="P1">Oncidium silvanoi<text:line-break/></text:p>
      <text:p text:style-name="P1">Piper oxystachyum<text:line-break/></text:p>
      <text:p text:style-name="P1">Alternanthera robinsonii<text:line-break/></text:p>
      <text:p text:style-name="P1">Quercus lacinifolia<text:line-break/></text:p>
      <text:p text:style-name="P1">Ruschia abrupta<text:line-break/></text:p>
      <text:p text:style-name="P1">Polygala subvirgata<text:line-break/></text:p>
      <text:p text:style-name="P1">Vincetoxicum lineare<text:line-break/></text:p>
      <text:p text:style-name="P1">China, Inner Mongolia<text:line-break/></text:p>
      <text:p text:style-name="P1">China, Kansu<text:line-break/></text:p>
      <text:p text:style-name="P1"><text:soft-page-break/>Cambodia, Kampong Spoe, Thpong<text:line-break/></text:p>
      <text:p text:style-name="P1">Japan, Shizuoka, Simoda<text:line-break/></text:p>
      <text:p text:style-name="P1">China, Chongqing, Chengkou<text:line-break/></text:p>
      <text:p text:style-name="P1">China, Yunnan, Huaping<text:line-break/></text:p>
      <text:p text:style-name="P1">Marshall Islands<text:line-break/></text:p>
      <text:p text:style-name="P1">Solomon Islands, Central<text:line-break/></text:p>
      <text:p text:style-name="P1">Tajikistan, Kulyab Oblast<text:line-break/></text:p>
      <text:p text:style-name="P1">China, Hunan, Lanshan<text:line-break/></text:p>
      <text:p text:style-name="P1">Thailand, Nakhon Sawan, Banphot Phisai<text:line-break/></text:p>
      <text:p text:style-name="P1">Thailand, Chumphon, Muang Chumphon<text:line-break/></text:p>
      <text:p text:style-name="P1">China, Fujian, Nanjing<text:line-break/></text:p>
      <text:p text:style-name="P1">China, Hainan, Danxian<text:line-break/></text:p>
      <text:p text:style-name="P1">India, Jharkhand<text:line-break/></text:p>
      <text:p text:style-name="P1">China, Xinjiang Uygur, Qitai<text:line-break/></text:p>
      <text:p text:style-name="P1">Cardamine cordata<text:line-break/></text:p>
      <text:p text:style-name="P1">Medicago applanata<text:line-break/></text:p>
      <text:p text:style-name="P1"><text:soft-page-break/>Carex binata<text:line-break/></text:p>
      <text:p text:style-name="P1">Stelis mirandae<text:line-break/></text:p>
      <text:p text:style-name="P1">Pteris friesii<text:line-break/></text:p>
      <text:p text:style-name="P1">Pleurothallis diptera<text:line-break/></text:p>
      <text:p text:style-name="P1">Dendrobium bullenianum<text:line-break/></text:p>
      <text:p text:style-name="P1">Melpomene occidentalis<text:line-break/></text:p>
      <text:p text:style-name="P1">Sideritis × xavieri<text:line-break/></text:p>
      <text:p text:style-name="P1">Xyris elata<text:line-break/></text:p>
      <text:p text:style-name="P1">Dimeria fasciculata<text:line-break/></text:p>
      <text:p text:style-name="P1">Carex stolonifera<text:line-break/></text:p>
      <text:p text:style-name="P1">Varronia bullata<text:line-break/></text:p>
      <text:p text:style-name="P1">Batrachium argutum<text:line-break/></text:p>
      <text:p text:style-name="P1">Lankesterella ceracifolia<text:line-break/></text:p>
      <text:p text:style-name="P1">Hieracium asplenioides<text:line-break/></text:p>
      <text:p text:style-name="P1">China, Zhejiang, Pingyang<text:line-break/></text:p>
      <text:p text:style-name="P1">Bangladesh, Jessore<text:line-break/></text:p>
      <text:p text:style-name="P1"><text:soft-page-break/>Nepal, Eastern, Sunsari<text:line-break/></text:p>
      <text:p text:style-name="P1">Bangladesh, Moulavibazar<text:line-break/></text:p>
      <text:p text:style-name="P1">Russia, Lipetskaya Oblast'<text:line-break/></text:p>
      <text:p text:style-name="P1">Kazakhstan, Dzhezkazgan Oblast<text:line-break/></text:p>
      <text:p text:style-name="P1">China, Jiangxi, Yanshan<text:line-break/></text:p>
      <text:p text:style-name="P1">China, Tianjin Municipality, Hebei<text:line-break/></text:p>
      <text:p text:style-name="P1">China, Fujian, Minhou<text:line-break/></text:p>
      <text:p text:style-name="P1">China, Guizhou, Tongzi<text:line-break/></text:p>
      <text:p text:style-name="P1">Japan, Mie, Ichishi<text:line-break/></text:p>
      <text:p text:style-name="P1">Laos, Xiangkhoang<text:line-break/></text:p>
      <text:p text:style-name="P1">China, Yunnan, Zhenyuan<text:line-break/></text:p>
      <text:p text:style-name="P1">Thailand, Nong Khai<text:line-break/></text:p>
      <text:p text:style-name="P1">China, Sichuan, Jiang'an<text:line-break/></text:p>
      <text:p text:style-name="P1">Thailand, Suphan Buri<text:line-break/></text:p>
      <text:p text:style-name="P1">Pleopeltis macrolepis<text:line-break/></text:p>
      <text:p text:style-name="P1">Mesembryanthemum englischiae<text:line-break/></text:p>
      <text:p text:style-name="P1"><text:soft-page-break/>Pelargonium raduloides<text:line-break/></text:p>
      <text:p text:style-name="P1">Blepharis cataractae<text:line-break/></text:p>
      <text:p text:style-name="P1">Athyrium austroyunnanense<text:line-break/></text:p>
      <text:p text:style-name="P1">Erica venusta<text:line-break/></text:p>
      <text:p text:style-name="P1">Palmijuncus muelleri<text:line-break/></text:p>
      <text:p text:style-name="P1">Zosterophyllanthos ensatus<text:line-break/></text:p>
      <text:p text:style-name="P1">Paphiopedilum lynniae<text:line-break/></text:p>
      <text:p text:style-name="P1">Ctenium rupestre<text:line-break/></text:p>
      <text:p text:style-name="P1">Cracca texana<text:line-break/></text:p>
      <text:p text:style-name="P1">Vicia gregaria<text:line-break/></text:p>
      <text:p text:style-name="P1">Solanum acidochondrum<text:line-break/></text:p>
      <text:p text:style-name="P1">Hoarea pilosa<text:line-break/></text:p>
      <text:p text:style-name="P1">Euphorbia delicatissima<text:line-break/></text:p>
      <text:p text:style-name="P1">Polyouratea polygyna<text:line-break/></text:p>
      <text:p text:style-name="P1">Nepal, Far-Western<text:line-break/></text:p>
      <text:p text:style-name="P1">Uzbekistan, Karakalpak A.S.S.R.<text:line-break/></text:p>
      <text:p text:style-name="P1"><text:soft-page-break/>China, Jiangxi, Nanchang<text:line-break/></text:p>
      <text:p text:style-name="P1">China, Guizhou, Chishui<text:line-break/></text:p>
      <text:p text:style-name="P1">Afghanistan, Paktika<text:line-break/></text:p>
      <text:p text:style-name="P1">Thailand, Nakhon Phanom<text:line-break/></text:p>
      <text:p text:style-name="P1">Vietnam, Phu Tho<text:line-break/></text:p>
      <text:p text:style-name="P1">China, Sichuan, Daxian<text:line-break/></text:p>
      <text:p text:style-name="P1">Mongolia, Selenge<text:line-break/></text:p>
      <text:p text:style-name="P1">Turkmenistan, Ahal<text:line-break/></text:p>
      <text:p text:style-name="P1">Thailand, Surin<text:line-break/></text:p>
      <text:p text:style-name="P1">Sri Lanka, Badulla<text:line-break/></text:p>
      <text:p text:style-name="P1">China, Xinjiang Uygur, Qinghe<text:line-break/></text:p>
      <text:p text:style-name="P1">Japan, Nagasaki, Omura<text:line-break/></text:p>
      <text:p text:style-name="P1">Thailand, Lop Buri<text:line-break/></text:p>
      <text:p text:style-name="P1">Sri Lanka, Jaffna<text:line-break/></text:p>
      <text:p text:style-name="P1">Dracaena mastersii<text:line-break/></text:p>
      <text:p text:style-name="P1">Polysphaeria maxima<text:line-break/></text:p>
      <text:p text:style-name="P1"><text:soft-page-break/>Polystichum struthionis<text:line-break/></text:p>
      <text:p text:style-name="P1">Crocus xanthosus<text:line-break/></text:p>
      <text:p text:style-name="P1">Mutisia huacensis<text:line-break/></text:p>
      <text:p text:style-name="P1">Dendrobium unibulbe<text:line-break/></text:p>
      <text:p text:style-name="P1">Isolepis crinita<text:line-break/></text:p>
      <text:p text:style-name="P1">Thea sasanqua<text:line-break/></text:p>
      <text:p text:style-name="P1">Digitaria abyssinica<text:line-break/></text:p>
      <text:p text:style-name="P1">Liriosma velloziana<text:line-break/></text:p>
      <text:p text:style-name="P1">Acer quinquelobatum<text:line-break/></text:p>
      <text:p text:style-name="P1">Moraea racemosa<text:line-break/></text:p>
      <text:p text:style-name="P1">Schoenus odoratus<text:line-break/></text:p>
      <text:p text:style-name="P1">× Epicattleya wolteri<text:line-break/></text:p>
      <text:p text:style-name="P1">Astragalus drasianus<text:line-break/></text:p>
      <text:p text:style-name="P1">Bergia pedicellaris<text:line-break/></text:p>
      <text:p text:style-name="P1">Vanuatu, Torba<text:line-break/></text:p>
      <text:p text:style-name="P1">China, Guizhou, Huishui<text:line-break/></text:p>
      <text:p text:style-name="P1"><text:soft-page-break/>Russia, Primor'ye Kray, Chassan<text:line-break/></text:p>
      <text:p text:style-name="P1">China, Sichuan, Qingchuan<text:line-break/></text:p>
      <text:p text:style-name="P1">China, Shaanxi, Yanchang<text:line-break/></text:p>
      <text:p text:style-name="P1">India, Haryana<text:line-break/></text:p>
      <text:p text:style-name="P1">China, Guangdong, Yunfu<text:line-break/></text:p>
      <text:p text:style-name="P1">Thailand, Lampang, Mae Mo<text:line-break/></text:p>
      <text:p text:style-name="P1">Vietnam, Ba Ria-Vung Tau<text:line-break/></text:p>
      <text:p text:style-name="P1">China, Chongqing, Qijiang<text:line-break/></text:p>
      <text:p text:style-name="P1">Japan, Kanagawa, Yamato<text:line-break/></text:p>
      <text:p text:style-name="P1">China, Sichuan, Renshou<text:line-break/></text:p>
      <text:p text:style-name="P1">Thailand, Chiang Mai, Hot<text:line-break/></text:p>
      <text:p text:style-name="P1">China, Sichuan, Xinchang<text:line-break/></text:p>
      <text:p text:style-name="P1">Pakistan, Khyber-Pakhtunkhwa, Chitral<text:line-break/></text:p>
      <text:p text:style-name="P1">China, Guangxi, Sanjiang Dong<text:line-break/></text:p>
      <text:p text:style-name="P1">Panicum trichonode<text:line-break/></text:p>
      <text:p text:style-name="P1">Euphorbia stipitata<text:line-break/></text:p>
      <text:p text:style-name="P1"><text:soft-page-break/>Blepharodon bicolor<text:line-break/></text:p>
      <text:p text:style-name="P1">Delissea dunbariae<text:line-break/></text:p>
      <text:p text:style-name="P1">Chamaecrista brevicalyx<text:line-break/></text:p>
      <text:p text:style-name="P1">Anemonospermos aspera<text:line-break/></text:p>
      <text:p text:style-name="P1">Danthonia charruana<text:line-break/></text:p>
      <text:p text:style-name="P1">Erigeron asteroides<text:line-break/></text:p>
      <text:p text:style-name="P1">Elattostachys solomonensis<text:line-break/></text:p>
      <text:p text:style-name="P1">Senecio buglossa<text:line-break/></text:p>
      <text:p text:style-name="P1">Machaerium punctatum<text:line-break/></text:p>
      <text:p text:style-name="P1">Reynosia jamaicensis<text:line-break/></text:p>
      <text:p text:style-name="P1">Aster ficoidea<text:line-break/></text:p>
      <text:p text:style-name="P1">Surenus febrifuga<text:line-break/></text:p>
      <text:p text:style-name="P1">Townsendia eximia<text:line-break/></text:p>
      <text:p text:style-name="P1">Plumatichilos precatorius<text:line-break/></text:p>
      <text:p text:style-name="P1">Thailand, Mae Hong Son, Pai<text:line-break/></text:p>
      <text:p text:style-name="P1">Thailand, Sukhothai, Si Samrong<text:line-break/></text:p>
      <text:p text:style-name="P1"><text:soft-page-break/>China, Sichuan, Jianyang<text:line-break/></text:p>
      <text:p text:style-name="P1">New Zealand, South Island, Tasman<text:line-break/></text:p>
      <text:p text:style-name="P1">India, Karnataka (Mysore), Belgaum<text:line-break/></text:p>
      <text:p text:style-name="P1">Thailand, Kalasin<text:line-break/></text:p>
      <text:p text:style-name="P1">Japan, Gumma, Tone<text:line-break/></text:p>
      <text:p text:style-name="P1">American Samoa, Eastern<text:line-break/></text:p>
      <text:p text:style-name="P1">Thailand, Prachuap Khiri Khan, Sam Roi Yot<text:line-break/></text:p>
      <text:p text:style-name="P1">India, Tamil Nadu, Cuddalore<text:line-break/></text:p>
      <text:p text:style-name="P1">Australia (Country), Western Australia, Eastern<text:line-break/></text:p>
      <text:p text:style-name="P1">India, Andhra Pradesh, Chittoor<text:line-break/></text:p>
      <text:p text:style-name="P1">China, Guizhou, Leishan<text:line-break/></text:p>
      <text:p text:style-name="P1">Thailand, Uttaradit<text:line-break/></text:p>
      <text:p text:style-name="P1">Russia, Taymyr (Dolgan-Nenets) A. Okrug<text:line-break/></text:p>
      <text:p text:style-name="P1">China, Sichuan, Mianzhu<text:line-break/></text:p>
      <text:p text:style-name="P1">Dupatya argyrolinon<text:line-break/></text:p>
      <text:p text:style-name="P1">Ancipitia praecipua<text:line-break/></text:p>
      <text:p text:style-name="P1"><text:soft-page-break/>Jubistylis mollis<text:line-break/></text:p>
      <text:p text:style-name="P1">Hyacinthella bellii<text:line-break/></text:p>
      <text:p text:style-name="P1">Microtatorchis samoensis<text:line-break/></text:p>
      <text:p text:style-name="P1">Styrax occidentalis<text:line-break/></text:p>
      <text:p text:style-name="P1">Asplenium subvestitum<text:line-break/></text:p>
      <text:p text:style-name="P1">Gonolobus melinii<text:line-break/></text:p>
      <text:p text:style-name="P1">Amaranthus acutilobus<text:line-break/></text:p>
      <text:p text:style-name="P1">Plectranthus dissitiflorus<text:line-break/></text:p>
      <text:p text:style-name="P1">Zaluzianskya alpestris<text:line-break/></text:p>
      <text:p text:style-name="P1">Euphorbia physalifolia<text:line-break/></text:p>
      <text:p text:style-name="P1">Cichlanthus schultesii<text:line-break/></text:p>
      <text:p text:style-name="P1">Paspalum sanguinale<text:line-break/></text:p>
      <text:p text:style-name="P1">Babiana stenomera<text:line-break/></text:p>
      <text:p text:style-name="P1">Phyllocactus serratus<text:line-break/></text:p>
      <text:p text:style-name="P1">China, Shanghai Municip., Huangpu<text:line-break/></text:p>
      <text:p text:style-name="P1">China, Jiangxi, Wuning<text:line-break/></text:p>
      <text:p text:style-name="P1"><text:soft-page-break/>Indonesia, Jawa, Jawa Barat (W. Java), Bogor Regency<text:line-break/></text:p>
      <text:p text:style-name="P1">China, Hainan, Ledong<text:line-break/></text:p>
      <text:p text:style-name="P1">China, Yunnan, Jinggu<text:line-break/></text:p>
      <text:p text:style-name="P1">China, Kwangtung<text:line-break/></text:p>
      <text:p text:style-name="P1">China, Guizhou, Guanling<text:line-break/></text:p>
      <text:p text:style-name="P1">China, Fujian, Minhow<text:line-break/></text:p>
      <text:p text:style-name="P1">Thailand, Sara Buri, Muak Lek<text:line-break/></text:p>
      <text:p text:style-name="P1">China, Guangdong, Luoding<text:line-break/></text:p>
      <text:p text:style-name="P1">Indonesia, Sumatera, Jambi<text:line-break/></text:p>
      <text:p text:style-name="P1">Japan, Fukuoka, Kasuya<text:line-break/></text:p>
      <text:p text:style-name="P1">China, Yunnan, Yuanmou<text:line-break/></text:p>
      <text:p text:style-name="P1">Uzbekistan, Fergana Oblast<text:line-break/></text:p>
      <text:p text:style-name="P1">Commonwealth of the Northern Mariana Islands<text:line-break/></text:p>
      <text:p text:style-name="P1">Japan, Ibaraki, Kitaibaraki<text:line-break/></text:p>
      <text:p text:style-name="P1">Cousinia lignosissima<text:line-break/></text:p>
      <text:p text:style-name="P1">Acacia sciophanes<text:line-break/></text:p>
      <text:p text:style-name="P1"><text:soft-page-break/>Vulpia brevis<text:line-break/></text:p>
      <text:p text:style-name="P1">Dolicholus ovatus<text:line-break/></text:p>
      <text:p text:style-name="P1">Andropogon cymbachne<text:line-break/></text:p>
      <text:p text:style-name="P1">Haylockia pseudocrocus<text:line-break/></text:p>
      <text:p text:style-name="P1">Senna rigidicaulis<text:line-break/></text:p>
      <text:p text:style-name="P1">Canarium purpurascens<text:line-break/></text:p>
      <text:p text:style-name="P1">Sorbus pauca<text:line-break/></text:p>
      <text:p text:style-name="P1">Egenolfia tonkinensis<text:line-break/></text:p>
      <text:p text:style-name="P1">Peristrophe cumingiana<text:line-break/></text:p>
      <text:p text:style-name="P1">Microstylis stocksii<text:line-break/></text:p>
      <text:p text:style-name="P1">Trichosalpinx lamellata<text:line-break/></text:p>
      <text:p text:style-name="P1">Symplocos globosa<text:line-break/></text:p>
      <text:p text:style-name="P1">Astragalus onobrychioides<text:line-break/></text:p>
      <text:p text:style-name="P1">Eugenia pasacaensis<text:line-break/></text:p>
      <text:p text:style-name="P1">China, Guangdong, Gaoyao<text:line-break/></text:p>
      <text:p text:style-name="P1">China, Guangdong, Chaozhou<text:line-break/></text:p>
      <text:p text:style-name="P1"><text:soft-page-break/>Japan, Shiga, Ika<text:line-break/></text:p>
      <text:p text:style-name="P1">India, Arunachal Pradesh, West Kameng<text:line-break/></text:p>
      <text:p text:style-name="P1">China, Shanxi, Pingyao<text:line-break/></text:p>
      <text:p text:style-name="P1">Vietnam, An Giang<text:line-break/></text:p>
      <text:p text:style-name="P1">China, Beijing Municipality, Fangshan<text:line-break/></text:p>
      <text:p text:style-name="P1">China, Gansu, Lixian<text:line-break/></text:p>
      <text:p text:style-name="P1">China, Yunnan, Jinping<text:line-break/></text:p>
      <text:p text:style-name="P1">Tajikistan, Khatlon<text:line-break/></text:p>
      <text:p text:style-name="P1">China, Jilin, Tao'an<text:line-break/></text:p>
      <text:p text:style-name="P1">United States of America, Texas, Cameron County<text:line-break/></text:p>
      <text:p text:style-name="P1">United States of America, Maine<text:line-break/></text:p>
      <text:p text:style-name="P1">United States of America, New Hampshire, Coos County<text:line-break/></text:p>
      <text:p text:style-name="P1">United States of America, Maine, York County<text:line-break/></text:p>
      <text:p text:style-name="P1">Canada, Quebec Province<text:line-break/></text:p>
      <text:p text:style-name="P1">Hypoxis pilosa<text:line-break/></text:p>
      <text:p text:style-name="P1">Grevillea rosmarinifolia<text:line-break/></text:p>
      <text:p text:style-name="P1"><text:soft-page-break/>Ervum aristatum<text:line-break/></text:p>
      <text:p text:style-name="P1">Hieracium tersum<text:line-break/></text:p>
      <text:p text:style-name="P1">Dendrobium stipiticola<text:line-break/></text:p>
      <text:p text:style-name="P1">Octanema scabrida<text:line-break/></text:p>
      <text:p text:style-name="P1">Delphinium tomentellum<text:line-break/></text:p>
      <text:p text:style-name="P1">Roldana greenmanii<text:line-break/></text:p>
      <text:p text:style-name="P1">Panicum sabulicola<text:line-break/></text:p>
      <text:p text:style-name="P1">Aristida suringarii<text:line-break/></text:p>
      <text:p text:style-name="P1">Opulaster sinensis<text:line-break/></text:p>
      <text:p text:style-name="P1">Althaea sylvestris<text:line-break/></text:p>
      <text:p text:style-name="P1">Heliotropium denticulatum<text:line-break/></text:p>
      <text:p text:style-name="P1">Nepeta amoena<text:line-break/></text:p>
      <text:p text:style-name="P1">Phalangium pauciflorum<text:line-break/></text:p>
      <text:p text:style-name="P1">Selaginella praestans<text:line-break/></text:p>
      <text:p text:style-name="P1">United States of America, Alabama<text:line-break/></text:p>
      <text:p text:style-name="P1">Canada, Ontario<text:line-break/></text:p>
      <text:p text:style-name="P1"><text:soft-page-break/>United States of America, New York<text:line-break/></text:p>
      <text:p text:style-name="P1">United States of America, Georgia<text:line-break/></text:p>
      <text:p text:style-name="P1">Canada, Newfoundland &amp; Labrador<text:line-break/></text:p>
      <text:p text:style-name="P1">United States of America, Arkansas, Lonoke County<text:line-break/></text:p>
      <text:p text:style-name="P1">United States of America, North Carolina, Yancey County<text:line-break/></text:p>
      <text:p text:style-name="P1">United States of America, California, Modoc County<text:line-break/></text:p>
      <text:p text:style-name="P1">United States of America, North Carolina<text:line-break/></text:p>
      <text:p text:style-name="P1">Canada, Saskatchewan<text:line-break/></text:p>
      <text:p text:style-name="P1">United States of America, Missouri, Iron County<text:line-break/></text:p>
      <text:p text:style-name="P1">United States of America, Arizona<text:line-break/></text:p>
      <text:p text:style-name="P1">United States of America, California, Alameda County<text:line-break/></text:p>
      <text:p text:style-name="P1">United States of America, Vermont, Windsor County<text:line-break/></text:p>
      <text:p text:style-name="P1">United States of America, Pennsylvania, Chester County<text:line-break/></text:p>
      <text:p text:style-name="P1">Costa Rica<text:line-break/></text:p>
      <text:p text:style-name="P1">Polygonum psychrophilum<text:line-break/></text:p>
      <text:p text:style-name="P1">Cyathea sunduei<text:line-break/></text:p>
      <text:p text:style-name="P1"><text:soft-page-break/>Trachycarpus martianus<text:line-break/></text:p>
      <text:p text:style-name="P1">Liabum sericolepis<text:line-break/></text:p>
      <text:p text:style-name="P1">Cicerbita favratii<text:line-break/></text:p>
      <text:p text:style-name="P1">Mormodes lentiginosa<text:line-break/></text:p>
      <text:p text:style-name="P1">Cereus yucatanensis<text:line-break/></text:p>
      <text:p text:style-name="P1">Enckea californica<text:line-break/></text:p>
      <text:p text:style-name="P1">Tetranthera utilis<text:line-break/></text:p>
      <text:p text:style-name="P1">Stevia concordiana<text:line-break/></text:p>
      <text:p text:style-name="P1">Fimbristylis bengalensis<text:line-break/></text:p>
      <text:p text:style-name="P1">Nervilia simplex<text:line-break/></text:p>
      <text:p text:style-name="P1">Phenax galeottianus<text:line-break/></text:p>
      <text:p text:style-name="P1">Gymnogramma lathamiae<text:line-break/></text:p>
      <text:p text:style-name="P1">Eugenia anisomischa<text:line-break/></text:p>
      <text:p text:style-name="P1">Brachyscome aculeata<text:line-break/></text:p>
      <text:p text:style-name="P1">United States of America, Massachusetts, Suffolk County<text:line-break/></text:p>
      <text:p text:style-name="P1">United States of America, Rhode Island<text:line-break/></text:p>
      <text:p text:style-name="P1"><text:soft-page-break/>Canada, British Columbia<text:line-break/></text:p>
      <text:p text:style-name="P1">United States of America, Montana<text:line-break/></text:p>
      <text:p text:style-name="P1">Canada<text:line-break/></text:p>
      <text:p text:style-name="P1">United States of America, California, Los Angeles County<text:line-break/></text:p>
      <text:p text:style-name="P1">United States of America, New Hampshire<text:line-break/></text:p>
      <text:p text:style-name="P1">United States of America, Connecticut, Hartford County<text:line-break/></text:p>
      <text:p text:style-name="P1">United States of America, Massachusetts, Middlesex County<text:line-break/></text:p>
      <text:p text:style-name="P1">United States of America, Alaska, Unorganized Borough<text:line-break/></text:p>
      <text:p text:style-name="P1">United States of America, Maine, Aroostook County<text:line-break/></text:p>
      <text:p text:style-name="P1">United States of America, New Mexico, Valencia County<text:line-break/></text:p>
      <text:p text:style-name="P1">United States of America, Vermont, Rutland County<text:line-break/></text:p>
      <text:p text:style-name="P1">United States of America, Massachusetts, Bristol County<text:line-break/></text:p>
      <text:p text:style-name="P1">United States of America, Louisiana, Union County<text:line-break/></text:p>
      <text:p text:style-name="P1">United States of America, Arkansas<text:line-break/></text:p>
      <text:p text:style-name="P1">Riesenbachia racemosa<text:line-break/></text:p>
      <text:p text:style-name="P1">Matonia pectinata<text:line-break/></text:p>
      <text:p text:style-name="P1"><text:soft-page-break/>Prenanthes altissima<text:line-break/></text:p>
      <text:p text:style-name="P1">Carex sennenii<text:line-break/></text:p>
      <text:p text:style-name="P1">Pityrogramma adiantoides<text:line-break/></text:p>
      <text:p text:style-name="P1">Plectronia fenicis<text:line-break/></text:p>
      <text:p text:style-name="P1">Gentiana luteoviridis<text:line-break/></text:p>
      <text:p text:style-name="P1">Aspidostemon insignis<text:line-break/></text:p>
      <text:p text:style-name="P1">Poa incurvata<text:line-break/></text:p>
      <text:p text:style-name="P1">Galatella corymbulosa<text:line-break/></text:p>
      <text:p text:style-name="P1">Tithymalus apiculatus<text:line-break/></text:p>
      <text:p text:style-name="P1">Pedilanthus calcaratus<text:line-break/></text:p>
      <text:p text:style-name="P1">Echinocactus centeterius<text:line-break/></text:p>
      <text:p text:style-name="P1">Sericolea elegans<text:line-break/></text:p>
      <text:p text:style-name="P1">Thrixspermum batuense<text:line-break/></text:p>
      <text:p text:style-name="P1">Conophyllum globosum<text:line-break/></text:p>
      <text:p text:style-name="P1">United States of America, Connecticut<text:line-break/></text:p>
      <text:p text:style-name="P1">United States of America, New Hampshire, Rockingham County<text:line-break/></text:p>
      <text:p text:style-name="P1"><text:soft-page-break/>United States of America, Massachusetts, Franklin County<text:line-break/></text:p>
      <text:p text:style-name="P1">United States of America, California, Mariposa County<text:line-break/></text:p>
      <text:p text:style-name="P1">United States of America, Maine, Penobscot County<text:line-break/></text:p>
      <text:p text:style-name="P1">Mexico, Puebla, Tehuacan<text:line-break/></text:p>
      <text:p text:style-name="P1">United States of America, Maine, Cumberland County<text:line-break/></text:p>
      <text:p text:style-name="P1">United States of America, Massachusetts<text:line-break/></text:p>
      <text:p text:style-name="P1">United States of America, Nevada, Washoe County<text:line-break/></text:p>
      <text:p text:style-name="P1">United States of America, Kansas, Rooks County<text:line-break/></text:p>
      <text:p text:style-name="P1">United States of America, Georgia, Thomas County<text:line-break/></text:p>
      <text:p text:style-name="P1">United States of America, Michigan, Clinton County<text:line-break/></text:p>
      <text:p text:style-name="P1">United States of America, Connecticut, New Haven County<text:line-break/></text:p>
      <text:p text:style-name="P1">United States of America, California, Orange County<text:line-break/></text:p>
      <text:p text:style-name="P1">United States of America, Rhode Island, Washington County<text:line-break/></text:p>
      <text:p text:style-name="P1">United States of America, Missouri<text:line-break/></text:p>
      <text:p text:style-name="P1">Sinocarum pauciradiatum<text:line-break/></text:p>
      <text:p text:style-name="P1">Thesium microcephalum<text:line-break/></text:p>
      <text:p text:style-name="P1"><text:soft-page-break/>Amesia microphylla<text:line-break/></text:p>
      <text:p text:style-name="P1">Uragoga xanthocephala<text:line-break/></text:p>
      <text:p text:style-name="P1">Pyrus yamatensis<text:line-break/></text:p>
      <text:p text:style-name="P1">Flaveria palmeri<text:line-break/></text:p>
      <text:p text:style-name="P1">Pteromonnina weddelliana<text:line-break/></text:p>
      <text:p text:style-name="P1">Hexadesmia fasciculata<text:line-break/></text:p>
      <text:p text:style-name="P1">Spiranthes preslii<text:line-break/></text:p>
      <text:p text:style-name="P1">Mallotus formosanus<text:line-break/></text:p>
      <text:p text:style-name="P1">Draba laxa<text:line-break/></text:p>
      <text:p text:style-name="P1">Morisonia valerabella<text:line-break/></text:p>
      <text:p text:style-name="P1">Bourreria baccata<text:line-break/></text:p>
      <text:p text:style-name="P1">Acanthosyris colombiana<text:line-break/></text:p>
      <text:p text:style-name="P1">Aralia weberbaueri<text:line-break/></text:p>
      <text:p text:style-name="P1">Molina salicifolia<text:line-break/></text:p>
      <text:p text:style-name="P1">Puerto Rico<text:line-break/></text:p>
      <text:p text:style-name="P1">United States of America, Nevada, Elko County<text:line-break/></text:p>
      <text:p text:style-name="P1"><text:soft-page-break/>US and Canada (countries only and not Greenland)<text:line-break/></text:p>
      <text:p text:style-name="P1">Canada, Manitoba<text:line-break/></text:p>
      <text:p text:style-name="P1">Canada, Yukon Territory<text:line-break/></text:p>
      <text:p text:style-name="P1">United States of America, Alaska<text:line-break/></text:p>
      <text:p text:style-name="P1">United States of America, Maine, Oxford County<text:line-break/></text:p>
      <text:p text:style-name="P1">United States of America, Nevada, Clark County<text:line-break/></text:p>
      <text:p text:style-name="P1">United States of America, Texas, Parker County<text:line-break/></text:p>
      <text:p text:style-name="P1">United States of America, Florida, Lake County<text:line-break/></text:p>
      <text:p text:style-name="P1">United States of America, Montana, Madison County<text:line-break/></text:p>
      <text:p text:style-name="P1">United States of America, California<text:line-break/></text:p>
      <text:p text:style-name="P1">United States of America, North Carolina, Jackson County<text:line-break/></text:p>
      <text:p text:style-name="P1">United States of America, South Dakota<text:line-break/></text:p>
      <text:p text:style-name="P1">United States of America, New Hampshire, Carroll County<text:line-break/></text:p>
      <text:p text:style-name="P1">United States of America, Florida, Hillsborough County<text:line-break/></text:p>
      <text:p text:style-name="P1">Phaseolus purpusii<text:line-break/></text:p>
      <text:p text:style-name="P1">Sabulina tortumensis<text:line-break/></text:p>
      <text:p text:style-name="P1"><text:soft-page-break/>Evolvulus corumbaensis<text:line-break/></text:p>
      <text:p text:style-name="P1">Scalia nutans<text:line-break/></text:p>
      <text:p text:style-name="P1">Asplenium melanopus<text:line-break/></text:p>
      <text:p text:style-name="P1">Helicia woxvoldiana<text:line-break/></text:p>
      <text:p text:style-name="P1">Silene korshinskyi<text:line-break/></text:p>
      <text:p text:style-name="P1">Agave venustuliflora<text:line-break/></text:p>
      <text:p text:style-name="P1">Kunzea schaueri<text:line-break/></text:p>
      <text:p text:style-name="P1">Erythronium harperi<text:line-break/></text:p>
      <text:p text:style-name="P1">Carludovica steyermarkii<text:line-break/></text:p>
      <text:p text:style-name="P1">Dolichos stenocarpus<text:line-break/></text:p>
      <text:p text:style-name="P1">Gentiana esquirolii<text:line-break/></text:p>
      <text:p text:style-name="P1">Aeranthes campbelliae<text:line-break/></text:p>
      <text:p text:style-name="P1">Sahagunia colombiana<text:line-break/></text:p>
      <text:p text:style-name="P1">Chymocarpus tricolor<text:line-break/></text:p>
      <text:p text:style-name="P1">United States of America, California, Mendocino County<text:line-break/></text:p>
      <text:p text:style-name="P1">United States of America, Massachusetts, Hampshire County (MA)<text:line-break/></text:p>
      <text:p text:style-name="P1"><text:soft-page-break/>United States of America, Michigan, Emmet County<text:line-break/></text:p>
      <text:p text:style-name="P1">United States of America, Idaho, Cassia County<text:line-break/></text:p>
      <text:p text:style-name="P1">Grenada<text:line-break/></text:p>
      <text:p text:style-name="P1">United States of America, Maine, Hancock County<text:line-break/></text:p>
      <text:p text:style-name="P1">United States of America, Vermont, Orleans County<text:line-break/></text:p>
      <text:p text:style-name="P1">United States of America, Colorado<text:line-break/></text:p>
      <text:p text:style-name="P1">United States of America, Vermont, Windham County<text:line-break/></text:p>
      <text:p text:style-name="P1">United States of America, Louisiana<text:line-break/></text:p>
      <text:p text:style-name="P1">United States of America, Utah, Summit County<text:line-break/></text:p>
      <text:p text:style-name="P1">United States of America, Mississippi, Oktibbeha County<text:line-break/></text:p>
      <text:p text:style-name="P1">United States of America, Vermont, Orange County<text:line-break/></text:p>
      <text:p text:style-name="P1">United States of America, Indiana, Elkhart County<text:line-break/></text:p>
      <text:p text:style-name="P1">United States of America<text:line-break/></text:p>
      <text:p text:style-name="P1">United States of America, Missouri, Bollinger County<text:line-break/></text:p>
      <text:p text:style-name="P1">Ottleya argyraea<text:line-break/></text:p>
      <text:p text:style-name="P1">Sclarea tuberosa<text:line-break/></text:p>
      <text:p text:style-name="P1"><text:soft-page-break/>Mimulus minthodes<text:line-break/></text:p>
      <text:p text:style-name="P1">Campanula frivaldskyi<text:line-break/></text:p>
      <text:p text:style-name="P1">Miconia urbanii<text:line-break/></text:p>
      <text:p text:style-name="P1">Pleurocoronis laphamioides<text:line-break/></text:p>
      <text:p text:style-name="P1">Galanthus angustifolius<text:line-break/></text:p>
      <text:p text:style-name="P1">Erica pallida<text:line-break/></text:p>
      <text:p text:style-name="P1">Justicia acutifolia<text:line-break/></text:p>
      <text:p text:style-name="P1">Peucedanum oblongisectum<text:line-break/></text:p>
      <text:p text:style-name="P1">Impatiens analavelensis<text:line-break/></text:p>
      <text:p text:style-name="P1">Nephrodesmus hochreutineri<text:line-break/></text:p>
      <text:p text:style-name="P1">Phoradendron antillarum<text:line-break/></text:p>
      <text:p text:style-name="P1">Prioria balsamifera<text:line-break/></text:p>
      <text:p text:style-name="P1">Marsdenia dorothyae<text:line-break/></text:p>
      <text:p text:style-name="P1">Dolicholobium moluccense<text:line-break/></text:p>
      <text:p text:style-name="P1">United States of America, Oregon, Lane County<text:line-break/></text:p>
      <text:p text:style-name="P1">United States of America, Texas, Taylor County<text:line-break/></text:p>
      <text:p text:style-name="P1"><text:soft-page-break/>United States of America, Arkansas, Washington County<text:line-break/></text:p>
      <text:p text:style-name="P1">United States of America, Massachusetts, Barnstable County<text:line-break/></text:p>
      <text:p text:style-name="P1">United States of America, California, Contra Costa County<text:line-break/></text:p>
      <text:p text:style-name="P1">United States of America, Massachusetts, Norfolk County<text:line-break/></text:p>
      <text:p text:style-name="P1">United States of America, California, Shasta County<text:line-break/></text:p>
      <text:p text:style-name="P1">Mexico, Zacatecas<text:line-break/></text:p>
      <text:p text:style-name="P1">United States of America, Vermont<text:line-break/></text:p>
      <text:p text:style-name="P1">United States of America, Texas, Travis County<text:line-break/></text:p>
      <text:p text:style-name="P1">United States of America, Minnesota<text:line-break/></text:p>
      <text:p text:style-name="P1">United States of America, Michigan<text:line-break/></text:p>
      <text:p text:style-name="P1">United States of America, Oklahoma, Latimer County<text:line-break/></text:p>
      <text:p text:style-name="P1">United States of America, Florida<text:line-break/></text:p>
      <text:p text:style-name="P1">United States of America, New Hampshire, Grafton County<text:line-break/></text:p>
      <text:p text:style-name="P1">United States of America, Missouri, Howard County<text:line-break/></text:p>
      <text:p text:style-name="P1">Ardisia oligantha<text:line-break/></text:p>
      <text:p text:style-name="P1">Stelis patella<text:line-break/></text:p>
      <text:p text:style-name="P1"><text:soft-page-break/>Cyperus monocephalus<text:line-break/></text:p>
      <text:p text:style-name="P1">Impatiens waldheimiana<text:line-break/></text:p>
      <text:p text:style-name="P1">Stellaria zangnanensis<text:line-break/></text:p>
      <text:p text:style-name="P1">Vittaria caricina<text:line-break/></text:p>
      <text:p text:style-name="P1">Phaeocephalum leptorhynchum<text:line-break/></text:p>
      <text:p text:style-name="P1">Pavonia bracteosa<text:line-break/></text:p>
      <text:p text:style-name="P1">Eupatorium dodonaeifolium<text:line-break/></text:p>
      <text:p text:style-name="P1">Rapuntium puberulum<text:line-break/></text:p>
      <text:p text:style-name="P1">Brahea psilocalyx<text:line-break/></text:p>
      <text:p text:style-name="P1">Calanthe rubens<text:line-break/></text:p>
      <text:p text:style-name="P1">Epipogium tuberosum<text:line-break/></text:p>
      <text:p text:style-name="P1">Stenospermation longifolium<text:line-break/></text:p>
      <text:p text:style-name="P1">Amyris centinelensis<text:line-break/></text:p>
      <text:p text:style-name="P1">Chorizanthe virgata<text:line-break/></text:p>
      <text:p text:style-name="P1">United States of America, California, San Bernardino County<text:line-break/></text:p>
      <text:p text:style-name="P1">United States of America, Missouri, McDonald County<text:line-break/></text:p>
      <text:p text:style-name="P1"><text:soft-page-break/>United States of America, Connecticut, Fairfield County<text:line-break/></text:p>
      <text:p text:style-name="P1">United States of America, Florida, Okaloosa County<text:line-break/></text:p>
      <text:p text:style-name="P1">United States of America, Colorado, Gunnison County<text:line-break/></text:p>
      <text:p text:style-name="P1">United States of America, Minnesota, Becker County<text:line-break/></text:p>
      <text:p text:style-name="P1">United States of America, Arizona, Coconino County<text:line-break/></text:p>
      <text:p text:style-name="P1">United States of America, Nevada<text:line-break/></text:p>
      <text:p text:style-name="P1">Mexico, Oaxaca<text:line-break/></text:p>
      <text:p text:style-name="P1">United States of America, Florida, Citrus County<text:line-break/></text:p>
      <text:p text:style-name="P1">United States of America, California, Inyo County<text:line-break/></text:p>
      <text:p text:style-name="P1">United States of America, Arkansas, Polk County<text:line-break/></text:p>
      <text:p text:style-name="P1">United States of America, Louisiana, Saint Martin County<text:line-break/></text:p>
      <text:p text:style-name="P1">Cuba, Pinar del Rio<text:line-break/></text:p>
      <text:p text:style-name="P1">United States of America, Kentucky, Whitley County<text:line-break/></text:p>
      <text:p text:style-name="P1">United States of America, Illinois<text:line-break/></text:p>
      <text:p text:style-name="P1">Bulbophyllum kirkwoodiae<text:line-break/></text:p>
      <text:p text:style-name="P1">Acacia viscifolia<text:line-break/></text:p>
      <text:p text:style-name="P1"><text:soft-page-break/>Annona pickelii<text:line-break/></text:p>
      <text:p text:style-name="P1">Magnolia caloptila<text:line-break/></text:p>
      <text:p text:style-name="P1">Elaeodendron kamerunense<text:line-break/></text:p>
      <text:p text:style-name="P1">Pamphalea missionum<text:line-break/></text:p>
      <text:p text:style-name="P1">Dendrochilum clemensiae<text:line-break/></text:p>
      <text:p text:style-name="P1">Scirpus pileatus<text:line-break/></text:p>
      <text:p text:style-name="P1">Tulipa corynestemon<text:line-break/></text:p>
      <text:p text:style-name="P1">Epidendrum viridibrunneum<text:line-break/></text:p>
      <text:p text:style-name="P1">Ouratea conrauana<text:line-break/></text:p>
      <text:p text:style-name="P1">Cassia crommyotricha<text:line-break/></text:p>
      <text:p text:style-name="P1">Meliocarpus cilicicus<text:line-break/></text:p>
      <text:p text:style-name="P1">Macaranga griffithiana<text:line-break/></text:p>
      <text:p text:style-name="P1">Pedicularis pennina<text:line-break/></text:p>
      <text:p text:style-name="P1">Marsdenia calichicola<text:line-break/></text:p>
      <text:p text:style-name="P1">United States of America, California, Mono County<text:line-break/></text:p>
      <text:p text:style-name="P1">Dominican Republic, Samana<text:line-break/></text:p>
      <text:p text:style-name="P1"><text:soft-page-break/>United States of America, Oregon, Malheur County<text:line-break/></text:p>
      <text:p text:style-name="P1">United States of America, Tennessee, Hamilton County<text:line-break/></text:p>
      <text:p text:style-name="P1">Canada, Nova Scotia<text:line-break/></text:p>
      <text:p text:style-name="P1">Mexico<text:line-break/></text:p>
      <text:p text:style-name="P1">United States of America, North Carolina, Macon County<text:line-break/></text:p>
      <text:p text:style-name="P1">United States of America, Wyoming<text:line-break/></text:p>
      <text:p text:style-name="P1">United States of America, Massachusetts, Essex County<text:line-break/></text:p>
      <text:p text:style-name="P1">United States of America, Wyoming, Park County<text:line-break/></text:p>
      <text:p text:style-name="P1">United States of America, Alabama, Colbert County<text:line-break/></text:p>
      <text:p text:style-name="P1">Honduras, Francisco Morazan<text:line-break/></text:p>
      <text:p text:style-name="P1">United States of America, Arizona, Graham County<text:line-break/></text:p>
      <text:p text:style-name="P1">United States of America, Arizona, Yuma County<text:line-break/></text:p>
      <text:p text:style-name="P1">United States of America, Michigan, Wayne County<text:line-break/></text:p>
      <text:p text:style-name="P1">Costa Rica, Alajuela<text:line-break/></text:p>
      <text:p text:style-name="P1">Chamaepentas nobilis<text:line-break/></text:p>
      <text:p text:style-name="P1">Dortmanna robusta<text:line-break/></text:p>
      <text:p text:style-name="P1"><text:soft-page-break/>Mentha eschfaelleri<text:line-break/></text:p>
      <text:p text:style-name="P1">Blandfordia flammea<text:line-break/></text:p>
      <text:p text:style-name="P1">Cephalaria aytachii<text:line-break/></text:p>
      <text:p text:style-name="P1">Polyacantha palustris<text:line-break/></text:p>
      <text:p text:style-name="P1">Erica vagans<text:line-break/></text:p>
      <text:p text:style-name="P1">Asplenium elmeri<text:line-break/></text:p>
      <text:p text:style-name="P1">Myrcia chrysophylla<text:line-break/></text:p>
      <text:p text:style-name="P1">Nesaea fruticosa<text:line-break/></text:p>
      <text:p text:style-name="P1">Pyrus hellas<text:line-break/></text:p>
      <text:p text:style-name="P1">Rhipsalis cassytha<text:line-break/></text:p>
      <text:p text:style-name="P1">Pasania cerebrina<text:line-break/></text:p>
      <text:p text:style-name="P1">Lupinus pseudolinearis<text:line-break/></text:p>
      <text:p text:style-name="P1">Satyrium tortum<text:line-break/></text:p>
      <text:p text:style-name="P1">Aloe arborescens<text:line-break/></text:p>
      <text:p text:style-name="P1">United States of America, Pennsylvania, Berks County<text:line-break/></text:p>
      <text:p text:style-name="P1">United States of America, Kansas, Douglas County<text:line-break/></text:p>
      <text:p text:style-name="P1"><text:soft-page-break/>United States of America, California, Marin County<text:line-break/></text:p>
      <text:p text:style-name="P1">Canada, British Columbia, Capital Regional District<text:line-break/></text:p>
      <text:p text:style-name="P1">United States of America, Missouri, Jasper County<text:line-break/></text:p>
      <text:p text:style-name="P1">United States of America, Arizona, Mohave County<text:line-break/></text:p>
      <text:p text:style-name="P1">United States of America, Florida, Gadsden County<text:line-break/></text:p>
      <text:p text:style-name="P1">United States of America, California, Santa Barbara County<text:line-break/></text:p>
      <text:p text:style-name="P1">United States of America, California, Sierra County<text:line-break/></text:p>
      <text:p text:style-name="P1">United States of America, Missouri, Saint Charles County<text:line-break/></text:p>
      <text:p text:style-name="P1">United States of America, Tennessee, Knox County<text:line-break/></text:p>
      <text:p text:style-name="P1">United States of America, North Carolina, Sampson County<text:line-break/></text:p>
      <text:p text:style-name="P1">United States of America, Connecticut, Litchfield County<text:line-break/></text:p>
      <text:p text:style-name="P1">United States of America, Texas, Dallas County<text:line-break/></text:p>
      <text:p text:style-name="P1">United States of America, Mississippi<text:line-break/></text:p>
      <text:p text:style-name="P1">United States of America, Idaho, Valley County<text:line-break/></text:p>
      <text:p text:style-name="P1">Hieracium sparsiflorum<text:line-break/></text:p>
      <text:p text:style-name="P1">Cucullaria rufa<text:line-break/></text:p>
      <text:p text:style-name="P1"><text:soft-page-break/>Ligularia lagotis<text:line-break/></text:p>
      <text:p text:style-name="P1">Weinmannia chryseis<text:line-break/></text:p>
      <text:p text:style-name="P1">Polygala repens<text:line-break/></text:p>
      <text:p text:style-name="P1">Phaeopappus daralagoezicus<text:line-break/></text:p>
      <text:p text:style-name="P1">Sarcanthus pallidus<text:line-break/></text:p>
      <text:p text:style-name="P1">Ammannia japonica<text:line-break/></text:p>
      <text:p text:style-name="P1">Megacarpaea laciniata<text:line-break/></text:p>
      <text:p text:style-name="P1">Dubautia × paludicola<text:line-break/></text:p>
      <text:p text:style-name="P1">Smilax lata<text:line-break/></text:p>
      <text:p text:style-name="P1">Pyrethrum polycephalum<text:line-break/></text:p>
      <text:p text:style-name="P1">Caladenia evanescens<text:line-break/></text:p>
      <text:p text:style-name="P1">Pyrrocoma prionophylla<text:line-break/></text:p>
      <text:p text:style-name="P1">Catha rigida<text:line-break/></text:p>
      <text:p text:style-name="P1">Cercostylos brasiliensis<text:line-break/></text:p>
      <text:p text:style-name="P1">Mexico, Morelos<text:line-break/></text:p>
      <text:p text:style-name="P1">United States of America, Minnesota, Cook County<text:line-break/></text:p>
      <text:p text:style-name="P1"><text:soft-page-break/>United States of America, Florida, Duval County<text:line-break/></text:p>
      <text:p text:style-name="P1">United States of America, California, Lake County<text:line-break/></text:p>
      <text:p text:style-name="P1">United States of America, Texas, Jeff Davis County<text:line-break/></text:p>
      <text:p text:style-name="P1">Canada, New Brunswick, Charlotte County (New Brunswick)<text:line-break/></text:p>
      <text:p text:style-name="P1">Panama, Chiriqui<text:line-break/></text:p>
      <text:p text:style-name="P1">United States of America, New Hampshire, Hillsborough County<text:line-break/></text:p>
      <text:p text:style-name="P1">United States of America, Texas<text:line-break/></text:p>
      <text:p text:style-name="P1">Mexico, Jalisco<text:line-break/></text:p>
      <text:p text:style-name="P1">United States of America, District of Columbia<text:line-break/></text:p>
      <text:p text:style-name="P1">United States of America, South Carolina<text:line-break/></text:p>
      <text:p text:style-name="P1">Canada, Alberta<text:line-break/></text:p>
      <text:p text:style-name="P1">United States of America, Washington, Klickitat County<text:line-break/></text:p>
      <text:p text:style-name="P1">United States of America, Nevada, Nye County<text:line-break/></text:p>
      <text:p text:style-name="P1">United States of America, Texas, Brewster County<text:line-break/></text:p>
      <text:p text:style-name="P1">Mimosa cauliflora<text:line-break/></text:p>
      <text:p text:style-name="P1">Crocus campestris<text:line-break/></text:p>
      <text:p text:style-name="P1"><text:soft-page-break/>Solanum bruecheri<text:line-break/></text:p>
      <text:p text:style-name="P1">Centropogon hypotrichus<text:line-break/></text:p>
      <text:p text:style-name="P1">Hieracium halimium<text:line-break/></text:p>
      <text:p text:style-name="P1">Mesembryanthemum dependens<text:line-break/></text:p>
      <text:p text:style-name="P1">Senecio pinnatus<text:line-break/></text:p>
      <text:p text:style-name="P1">Neonauclea pseudoborneensis<text:line-break/></text:p>
      <text:p text:style-name="P1">Campanula rotunda<text:line-break/></text:p>
      <text:p text:style-name="P1">Barleria polhillii<text:line-break/></text:p>
      <text:p text:style-name="P1">Oxalis tenuicalyculata<text:line-break/></text:p>
      <text:p text:style-name="P1">Cleome serrulata<text:line-break/></text:p>
      <text:p text:style-name="P1">Tabebuia coronata<text:line-break/></text:p>
      <text:p text:style-name="P1">Ditassa itambensis<text:line-break/></text:p>
      <text:p text:style-name="P1">Ophrys magniflora<text:line-break/></text:p>
      <text:p text:style-name="P1">Commiphora holtziana<text:line-break/></text:p>
      <text:p text:style-name="P1">United States of America, Maryland<text:line-break/></text:p>
      <text:p text:style-name="P1">United States of America, Texas, Walker County<text:line-break/></text:p>
      <text:p text:style-name="P1"><text:soft-page-break/>United States of America, Oregon, Union County<text:line-break/></text:p>
      <text:p text:style-name="P1">United States of America, California, Tulare County<text:line-break/></text:p>
      <text:p text:style-name="P1">United States of America, California, Butte County<text:line-break/></text:p>
      <text:p text:style-name="P1">United States of America, California, Kern County<text:line-break/></text:p>
      <text:p text:style-name="P1">United States of America, Massachusetts, Worcester County<text:line-break/></text:p>
      <text:p text:style-name="P1">United States of America, Oregon, Jackson County<text:line-break/></text:p>
      <text:p text:style-name="P1">United States of America, Wisconsin, Brown County<text:line-break/></text:p>
      <text:p text:style-name="P1">Guatemala<text:line-break/></text:p>
      <text:p text:style-name="P1">United States of America, Vermont, Chittenden County<text:line-break/></text:p>
      <text:p text:style-name="P1">United States of America, Washington, Kittitas County<text:line-break/></text:p>
      <text:p text:style-name="P1">United States of America, Maine, Androscoggin County<text:line-break/></text:p>
      <text:p text:style-name="P1">United States of America, California, San Diego County<text:line-break/></text:p>
      <text:p text:style-name="P1">Canada, New Brunswick<text:line-break/></text:p>
      <text:p text:style-name="P1">United States of America, Kansas<text:line-break/></text:p>
      <text:p text:style-name="P1">Salix tinctoria<text:line-break/></text:p>
      <text:p text:style-name="P1">Chingia supraspinigera<text:line-break/></text:p>
      <text:p text:style-name="P1"><text:soft-page-break/>Eugenia samuelssonii<text:line-break/></text:p>
      <text:p text:style-name="P1">Cotyledon rusbyi<text:line-break/></text:p>
      <text:p text:style-name="P1">Begonia beccarii<text:line-break/></text:p>
      <text:p text:style-name="P1">Eriospermum albucoides<text:line-break/></text:p>
      <text:p text:style-name="P1">Cassia frutescens<text:line-break/></text:p>
      <text:p text:style-name="P1">Chambeyronia divaricata<text:line-break/></text:p>
      <text:p text:style-name="P1">Melothria tomentosa<text:line-break/></text:p>
      <text:p text:style-name="P1">Diodia stipulosa<text:line-break/></text:p>
      <text:p text:style-name="P1">Brachystegia bakeriana<text:line-break/></text:p>
      <text:p text:style-name="P1">Heterostemma gracile<text:line-break/></text:p>
      <text:p text:style-name="P1">Parosela palmeri<text:line-break/></text:p>
      <text:p text:style-name="P1">Piper debilicaule<text:line-break/></text:p>
      <text:p text:style-name="P1">Allium pseudowinklerianum<text:line-break/></text:p>
      <text:p text:style-name="P1">Niphobolus pannosus<text:line-break/></text:p>
      <text:p text:style-name="P1">United States of America, Montana, Carbon County<text:line-break/></text:p>
      <text:p text:style-name="P1">United States of America, Florida, Monroe County<text:line-break/></text:p>
      <text:p text:style-name="P1"><text:soft-page-break/>United States of America, Illinois, Cook County<text:line-break/></text:p>
      <text:p text:style-name="P1">United States of America, Maine, Lincoln County<text:line-break/></text:p>
      <text:p text:style-name="P1">United States of America, New Jersey, Burlington County<text:line-break/></text:p>
      <text:p text:style-name="P1">United States of America, California, San Benito County<text:line-break/></text:p>
      <text:p text:style-name="P1">United States of America, Virginia, Charles City County<text:line-break/></text:p>
      <text:p text:style-name="P1">United States of America, Massachusetts, Berkshire County<text:line-break/></text:p>
      <text:p text:style-name="P1">United States of America, Oregon, Jefferson County<text:line-break/></text:p>
      <text:p text:style-name="P1">United States of America, New York, Tompkins County<text:line-break/></text:p>
      <text:p text:style-name="P1">Mexico, Guerrero, Petatlan<text:line-break/></text:p>
      <text:p text:style-name="P1">United States of America, Washington<text:line-break/></text:p>
      <text:p text:style-name="P1">United States of America, Maine, Knox County<text:line-break/></text:p>
      <text:p text:style-name="P1">United States of America, Connecticut, New London County<text:line-break/></text:p>
      <text:p text:style-name="P1">Mexico, Mexico<text:line-break/></text:p>
      <text:p text:style-name="P1">United States of America, New Mexico, Colfax County<text:line-break/></text:p>
      <text:p text:style-name="P1">Masdevallia simula<text:line-break/></text:p>
      <text:p text:style-name="P1">Adenophora jacutica<text:line-break/></text:p>
      <text:p text:style-name="P1"><text:soft-page-break/>Guioa chrysea<text:line-break/></text:p>
      <text:p text:style-name="P1">Hakea raybrownii<text:line-break/></text:p>
      <text:p text:style-name="P1">Myrmechis longii<text:line-break/></text:p>
      <text:p text:style-name="P1">Cyphia scandens<text:line-break/></text:p>
      <text:p text:style-name="P1">Calendula tripterocarpa<text:line-break/></text:p>
      <text:p text:style-name="P1">Satyrium carsonii<text:line-break/></text:p>
      <text:p text:style-name="P1">Conostegia volcanalis<text:line-break/></text:p>
      <text:p text:style-name="P1">Vriesea exaltata<text:line-break/></text:p>
      <text:p text:style-name="P1">Andruris tenella<text:line-break/></text:p>
      <text:p text:style-name="P1">Calamus klossii<text:line-break/></text:p>
      <text:p text:style-name="P1">Cynomarathrum scabrum<text:line-break/></text:p>
      <text:p text:style-name="P1">Uragoga parasitica<text:line-break/></text:p>
      <text:p text:style-name="P1">Paramoltkia doerfleri<text:line-break/></text:p>
      <text:p text:style-name="P1">Hydrocotyle aristeguietae<text:line-break/></text:p>
      <text:p text:style-name="P1">United States of America, Kentucky<text:line-break/></text:p>
      <text:p text:style-name="P1">United States of America, California, Nevada County<text:line-break/></text:p>
      <text:p text:style-name="P1"><text:soft-page-break/>United States of America, North Carolina, Watauga County<text:line-break/></text:p>
      <text:p text:style-name="P1">United States of America, Washington, Yakima County<text:line-break/></text:p>
      <text:p text:style-name="P1">United States of America, Oregon, Klamath County<text:line-break/></text:p>
      <text:p text:style-name="P1">United States of America, Oregon, Hood River County<text:line-break/></text:p>
      <text:p text:style-name="P1">United States of America, Massachusetts, Hampden County<text:line-break/></text:p>
      <text:p text:style-name="P1">United States of America, Delaware, Sussex County<text:line-break/></text:p>
      <text:p text:style-name="P1">United States of America, Florida, Volusia County<text:line-break/></text:p>
      <text:p text:style-name="P1">United States of America, Kentucky, Johnson County<text:line-break/></text:p>
      <text:p text:style-name="P1">United States of America, Rhode Island, Providence County<text:line-break/></text:p>
      <text:p text:style-name="P1">Dominican Republic<text:line-break/></text:p>
      <text:p text:style-name="P1">Cuba<text:line-break/></text:p>
      <text:p text:style-name="P1">United States of America, Louisiana, Allen County<text:line-break/></text:p>
      <text:p text:style-name="P1">United States of America, Arkansas, Pike County<text:line-break/></text:p>
      <text:p text:style-name="P1">Cuba, Camaguey<text:line-break/></text:p>
      <text:p text:style-name="P1">Meringium hosei<text:line-break/></text:p>
      <text:p text:style-name="P1">Scheelea goeldiana<text:line-break/></text:p>
      <text:p text:style-name="P1"><text:soft-page-break/>Hieraciodes achyrophorodes<text:line-break/></text:p>
      <text:p text:style-name="P1">Paspalum riparium<text:line-break/></text:p>
      <text:p text:style-name="P1">Myrsine excelsa<text:line-break/></text:p>
      <text:p text:style-name="P1">Tragus decipiens<text:line-break/></text:p>
      <text:p text:style-name="P1">Acmella spilanthoides<text:line-break/></text:p>
      <text:p text:style-name="P1">Platanthera fimbriata<text:line-break/></text:p>
      <text:p text:style-name="P1">Muricococcum sinense<text:line-break/></text:p>
      <text:p text:style-name="P1">Apacheria chiricahuensis<text:line-break/></text:p>
      <text:p text:style-name="P1">Stangea calchaquina<text:line-break/></text:p>
      <text:p text:style-name="P1">Pygeum henryi<text:line-break/></text:p>
      <text:p text:style-name="P1">Opuntia ganderi<text:line-break/></text:p>
      <text:p text:style-name="P1">Heptapleurum stolleanum<text:line-break/></text:p>
      <text:p text:style-name="P1">Lachenalia bulbifera<text:line-break/></text:p>
      <text:p text:style-name="P1">Olax loranthiformis<text:line-break/></text:p>
      <text:p text:style-name="P1">United States of America, Maine, Washington County<text:line-break/></text:p>
      <text:p text:style-name="P1">United States of America, Texas, Matagordo County<text:line-break/></text:p>
      <text:p text:style-name="P1"><text:soft-page-break/>United States of America, California, Monterey County<text:line-break/></text:p>
      <text:p text:style-name="P1">United States of America, Idaho, Idaho County<text:line-break/></text:p>
      <text:p text:style-name="P1">United States of America, Utah<text:line-break/></text:p>
      <text:p text:style-name="P1">United States of America, Ohio<text:line-break/></text:p>
      <text:p text:style-name="P1">United States of America, Pennsylvania, Perry County<text:line-break/></text:p>
      <text:p text:style-name="P1">United States of America, Utah, Salt Lake County<text:line-break/></text:p>
      <text:p text:style-name="P1">United States of America, Massachusetts, Nantucket County<text:line-break/></text:p>
      <text:p text:style-name="P1">United States of America, Illinois, Peoria County<text:line-break/></text:p>
      <text:p text:style-name="P1">United States of America, Pennsylvania, Blair County<text:line-break/></text:p>
      <text:p text:style-name="P1">United States of America, Utah, Box Elder County<text:line-break/></text:p>
      <text:p text:style-name="P1">United States of America, Pennsylvania, Lancaster County<text:line-break/></text:p>
      <text:p text:style-name="P1">United States of America, Minnesota, Goodhue County<text:line-break/></text:p>
      <text:p text:style-name="P1">United States of America, Minnesota, Saint Louis County (Minnesota)<text:line-break/></text:p>
      <text:p text:style-name="P1">United States of America, Arkansas, Garland County<text:line-break/></text:p>
      <text:p text:style-name="P1">Eulychnia vallenarensis<text:line-break/></text:p>
      <text:p text:style-name="P1">Selago variicalyx<text:line-break/></text:p>
      <text:p text:style-name="P1"><text:soft-page-break/>Byttneria fontis<text:line-break/></text:p>
      <text:p text:style-name="P1">Hypoxis veratrifolia<text:line-break/></text:p>
      <text:p text:style-name="P1">Miconia fragrantissima<text:line-break/></text:p>
      <text:p text:style-name="P1">Phthirusa schneeana<text:line-break/></text:p>
      <text:p text:style-name="P1">Elongatia superbiens<text:line-break/></text:p>
      <text:p text:style-name="P1">Oncidium × wattianum<text:line-break/></text:p>
      <text:p text:style-name="P1">Panicum killipii<text:line-break/></text:p>
      <text:p text:style-name="P1">Vernonia weberbaueri<text:line-break/></text:p>
      <text:p text:style-name="P1">Halenia rhyacophila<text:line-break/></text:p>
      <text:p text:style-name="P1">Rubus croceacanthus<text:line-break/></text:p>
      <text:p text:style-name="P1">Roepera horrida<text:line-break/></text:p>
      <text:p text:style-name="P1">Hypoestes poilanei<text:line-break/></text:p>
      <text:p text:style-name="P1">Oryzopsis trichotoma<text:line-break/></text:p>
      <text:p text:style-name="P1">Graphorkis stachyodes<text:line-break/></text:p>
      <text:p text:style-name="P1">United States of America, New Hampshire, Cheshire County<text:line-break/></text:p>
      <text:p text:style-name="P1">United States of America, New York, Warren County<text:line-break/></text:p>
      <text:p text:style-name="P1"><text:soft-page-break/>United States of America, Maine, Kennebec County<text:line-break/></text:p>
      <text:p text:style-name="P1">Canada, Northwest Territories<text:line-break/></text:p>
      <text:p text:style-name="P1">Greenland<text:line-break/></text:p>
      <text:p text:style-name="P1">United States of America, Vermont, Bennington County<text:line-break/></text:p>
      <text:p text:style-name="P1">United States of America, Texas, Wichita County<text:line-break/></text:p>
      <text:p text:style-name="P1">United States of America, New Mexico, Dona Ana County<text:line-break/></text:p>
      <text:p text:style-name="P1">United States of America, Wyoming, Teton County<text:line-break/></text:p>
      <text:p text:style-name="P1">United States of America, California, Del Norte County<text:line-break/></text:p>
      <text:p text:style-name="P1">United States of America, Oregon<text:line-break/></text:p>
      <text:p text:style-name="P1">United States of America, California, Tuolumne County<text:line-break/></text:p>
      <text:p text:style-name="P1">United States of America, Texas, Marion County<text:line-break/></text:p>
      <text:p text:style-name="P1">United States of America, Vermont, Grand Isle County<text:line-break/></text:p>
      <text:p text:style-name="P1">United States of America, California, Trinity County<text:line-break/></text:p>
      <text:p text:style-name="P1">United States of America, Arizona, Pima County<text:line-break/></text:p>
      <text:p text:style-name="P1">Symplocos peruviana<text:line-break/></text:p>
      <text:p text:style-name="P1">Hoya longicalyx<text:line-break/></text:p>
      <text:p text:style-name="P1"><text:soft-page-break/>Cerastium guatemalense<text:line-break/></text:p>
      <text:p text:style-name="P1">Rhizophora gymnorhiza<text:line-break/></text:p>
      <text:p text:style-name="P1">Bursera obovata<text:line-break/></text:p>
      <text:p text:style-name="P1">Microstylis flavoviridis<text:line-break/></text:p>
      <text:p text:style-name="P1">Polypodium matthewii<text:line-break/></text:p>
      <text:p text:style-name="P1">Pteronia mooreiana<text:line-break/></text:p>
      <text:p text:style-name="P1">Juncus alpinus<text:line-break/></text:p>
      <text:p text:style-name="P1">Simocheilus quadrifidus<text:line-break/></text:p>
      <text:p text:style-name="P1">Viola anagae<text:line-break/></text:p>
      <text:p text:style-name="P1">Helia alpestris<text:line-break/></text:p>
      <text:p text:style-name="P1">Viguiera hirsuta<text:line-break/></text:p>
      <text:p text:style-name="P1">Festuca durissima<text:line-break/></text:p>
      <text:p text:style-name="P1">Kayea rosea<text:line-break/></text:p>
      <text:p text:style-name="P1">Opuntia ficus-indica<text:line-break/></text:p>
      <text:p text:style-name="P1">United States of America, Kansas, Hamilton County<text:line-break/></text:p>
      <text:p text:style-name="P1">United States of America, Colorado, Larimer County<text:line-break/></text:p>
      <text:p text:style-name="P1"><text:soft-page-break/>United States of America, Texas, Tarrant County<text:line-break/></text:p>
      <text:p text:style-name="P1">United States of America, Maine, Piscataquis County<text:line-break/></text:p>
      <text:p text:style-name="P1">United States of America, Pennsylvania, Centre County<text:line-break/></text:p>
      <text:p text:style-name="P1">United States of America, Virginia, Prince George County<text:line-break/></text:p>
      <text:p text:style-name="P1">United States of America, Colorado, Clear Creek County<text:line-break/></text:p>
      <text:p text:style-name="P1">United States of America, Virginia, Middlesex County<text:line-break/></text:p>
      <text:p text:style-name="P1">United States of America, Rhode Island, Newport County<text:line-break/></text:p>
      <text:p text:style-name="P1">Costa Rica, San Jose<text:line-break/></text:p>
      <text:p text:style-name="P1">United States of America, Georgia, Gilmer County<text:line-break/></text:p>
      <text:p text:style-name="P1">United States of America, New Jersey<text:line-break/></text:p>
      <text:p text:style-name="P1">United States of America, North Carolina, Nash County<text:line-break/></text:p>
      <text:p text:style-name="P1">Canada, Quebec Province, Portneuf, MRC<text:line-break/></text:p>
      <text:p text:style-name="P1">United States of America, Texas, Ward County<text:line-break/></text:p>
      <text:p text:style-name="P1">United States of America, California, Placer County<text:line-break/></text:p>
      <text:p text:style-name="P1">Actinidia chrysantha<text:line-break/></text:p>
      <text:p text:style-name="P1">Dinebra nealleyi<text:line-break/></text:p>
      <text:p text:style-name="P1"><text:soft-page-break/>Lessingianthus glaziovianus<text:line-break/></text:p>
      <text:p text:style-name="P1">Piptochaetium cucullatum<text:line-break/></text:p>
      <text:p text:style-name="P1">Jobinia grandis<text:line-break/></text:p>
      <text:p text:style-name="P1">Buena lambertiana<text:line-break/></text:p>
      <text:p text:style-name="P1">Rhipidoglossum philatelicum<text:line-break/></text:p>
      <text:p text:style-name="P1">Odontoglossum praestans<text:line-break/></text:p>
      <text:p text:style-name="P1">Citrus unshiu<text:line-break/></text:p>
      <text:p text:style-name="P1">Marialva guianensis<text:line-break/></text:p>
      <text:p text:style-name="P1">Philadelphus × polyanthus<text:line-break/></text:p>
      <text:p text:style-name="P1">Chromatotriccum argiense<text:line-break/></text:p>
      <text:p text:style-name="P1">Elatinoides brunneri<text:line-break/></text:p>
      <text:p text:style-name="P1">Senecio huallaganus<text:line-break/></text:p>
      <text:p text:style-name="P1">Centaurea brevi-appendiculata<text:line-break/></text:p>
      <text:p text:style-name="P1">Matricaria minima<text:line-break/></text:p>
      <text:p text:style-name="P1">United States of America, California, El Dorado County<text:line-break/></text:p>
      <text:p text:style-name="P1">United States of America, Texas, Webb County<text:line-break/></text:p>
      <text:p text:style-name="P1"><text:soft-page-break/>United States of America, Colorado, Montrose County<text:line-break/></text:p>
      <text:p text:style-name="P1">United States of America, Utah, San Juan County<text:line-break/></text:p>
      <text:p text:style-name="P1">Canada, British Columbia, Columbia-Shuswap Regional District<text:line-break/></text:p>
      <text:p text:style-name="P1">United States of America, Florida, Manatee County<text:line-break/></text:p>
      <text:p text:style-name="P1">United States of America, South Carolina, Beaufort County<text:line-break/></text:p>
      <text:p text:style-name="P1">Mexico, Chihuahua, Chihuahua<text:line-break/></text:p>
      <text:p text:style-name="P1">United States of America, Kentucky, Clark County<text:line-break/></text:p>
      <text:p text:style-name="P1">United States of America, Pennsylvania, McKean County<text:line-break/></text:p>
      <text:p text:style-name="P1">United States of America, California, Madera County<text:line-break/></text:p>
      <text:p text:style-name="P1">United States of America, California, Siskiyou County<text:line-break/></text:p>
      <text:p text:style-name="P1">United States of America, Texas, Crockett County<text:line-break/></text:p>
      <text:p text:style-name="P1">Honduras, Comayagua<text:line-break/></text:p>
      <text:p text:style-name="P1">United States of America, Idaho<text:line-break/></text:p>
      <text:p text:style-name="P1">United States of America, Virginia, Greensville County<text:line-break/></text:p>
      <text:p text:style-name="P1">Gomphia flava<text:line-break/></text:p>
      <text:p text:style-name="P1">Sarratia scariosa<text:line-break/></text:p>
      <text:p text:style-name="P1"><text:soft-page-break/>Argyrolobium krebsianum<text:line-break/></text:p>
      <text:p text:style-name="P1">Echinops tenuisectus<text:line-break/></text:p>
      <text:p text:style-name="P1">Medinilla africana<text:line-break/></text:p>
      <text:p text:style-name="P1">Wehlia coarctata<text:line-break/></text:p>
      <text:p text:style-name="P1">Selerothamnus pentaphyllus<text:line-break/></text:p>
      <text:p text:style-name="P1">Pseudocrupina arabica<text:line-break/></text:p>
      <text:p text:style-name="P1">Magnolia yajlachhi<text:line-break/></text:p>
      <text:p text:style-name="P1">Feuilleea bella<text:line-break/></text:p>
      <text:p text:style-name="P1">Adelphia hiraea<text:line-break/></text:p>
      <text:p text:style-name="P1">Oenothera compacta<text:line-break/></text:p>
      <text:p text:style-name="P1">Mezobromelia capituligera<text:line-break/></text:p>
      <text:p text:style-name="P1">Salvia haitiensis<text:line-break/></text:p>
      <text:p text:style-name="P1">Philodendron tenuipes<text:line-break/></text:p>
      <text:p text:style-name="P1">Mimosa hebeclada<text:line-break/></text:p>
      <text:p text:style-name="P1">United States of America, Alabama, Tuscaloosa County<text:line-break/></text:p>
      <text:p text:style-name="P1">United States of America, South Carolina, Richland County<text:line-break/></text:p>
      <text:p text:style-name="P1"><text:soft-page-break/>United States of America, Texas, Galveston County<text:line-break/></text:p>
      <text:p text:style-name="P1">United States of America, Virginia, Sussex County<text:line-break/></text:p>
      <text:p text:style-name="P1">United States of America, Arizona, Yavapai County<text:line-break/></text:p>
      <text:p text:style-name="P1">United States of America, Wisconsin, Dane County<text:line-break/></text:p>
      <text:p text:style-name="P1">United States of America, Colorado, Delta County<text:line-break/></text:p>
      <text:p text:style-name="P1">United States of America, Texas, Zavala County<text:line-break/></text:p>
      <text:p text:style-name="P1">Honduras, Yoro<text:line-break/></text:p>
      <text:p text:style-name="P1">United States of America, Vermont, Lamoille County<text:line-break/></text:p>
      <text:p text:style-name="P1">United States of America, Wyoming, Johnson County<text:line-break/></text:p>
      <text:p text:style-name="P1">United States of America, Massachusetts, Dukes County<text:line-break/></text:p>
      <text:p text:style-name="P1">United States of America, California, Amador County<text:line-break/></text:p>
      <text:p text:style-name="P1">United States of America, Virginia, Rockbridge County<text:line-break/></text:p>
      <text:p text:style-name="P1">United States of America, New Mexico, Lincoln County<text:line-break/></text:p>
      <text:p text:style-name="P1">United States of America, Mississippi, Monroe County<text:line-break/></text:p>
      <text:p text:style-name="P1">Aspidium subcaudatum<text:line-break/></text:p>
      <text:p text:style-name="P1">Aconitum jacquinianum<text:line-break/></text:p>
      <text:p text:style-name="P1"><text:soft-page-break/>Panicum pennisetum<text:line-break/></text:p>
      <text:p text:style-name="P1">Sasa meakensis<text:line-break/></text:p>
      <text:p text:style-name="P1">Sida paradoxa<text:line-break/></text:p>
      <text:p text:style-name="P1">Ochthocosmus africanus<text:line-break/></text:p>
      <text:p text:style-name="P1">Tecoma papyrophloios<text:line-break/></text:p>
      <text:p text:style-name="P1">Knautia diodon<text:line-break/></text:p>
      <text:p text:style-name="P1">Melica parishii<text:line-break/></text:p>
      <text:p text:style-name="P1">Quercus tinctoria<text:line-break/></text:p>
      <text:p text:style-name="P1">Lucuma laurifolia<text:line-break/></text:p>
      <text:p text:style-name="P1">Pavonia aspera<text:line-break/></text:p>
      <text:p text:style-name="P1">Coleus igniarius<text:line-break/></text:p>
      <text:p text:style-name="P1">Augustea moreirana<text:line-break/></text:p>
      <text:p text:style-name="P1">Clematis buchananiana<text:line-break/></text:p>
      <text:p text:style-name="P1">Peperomia malmeana<text:line-break/></text:p>
      <text:p text:style-name="P1">United States of America, Texas, Brazoria County<text:line-break/></text:p>
      <text:p text:style-name="P1">United States of America, New Jersey, Essex County<text:line-break/></text:p>
      <text:p text:style-name="P1"><text:soft-page-break/>Virgin Islands (United States of America), Saint Thomas<text:line-break/></text:p>
      <text:p text:style-name="P1">United States of America, Texas, El Paso County<text:line-break/></text:p>
      <text:p text:style-name="P1">United States of America, Michigan, Marquette County<text:line-break/></text:p>
      <text:p text:style-name="P1">United States of America, Texas, Gonzales County<text:line-break/></text:p>
      <text:p text:style-name="P1">United States of America, Maine, Franklin County<text:line-break/></text:p>
      <text:p text:style-name="P1">Canada, Nunavut, Qikiqtaaluk Region (Nunavut)<text:line-break/></text:p>
      <text:p text:style-name="P1">United States of America, Maine, Somerset County<text:line-break/></text:p>
      <text:p text:style-name="P1">United States of America, Alaska, Lake and Peninsula Borough<text:line-break/></text:p>
      <text:p text:style-name="P1">United States of America, Alaska, Kodiak Island Borough<text:line-break/></text:p>
      <text:p text:style-name="P1">United States of America, Texas, Borden County<text:line-break/></text:p>
      <text:p text:style-name="P1">United States of America, Pennsylvania, Bucks County<text:line-break/></text:p>
      <text:p text:style-name="P1">Mexico, Michoacan<text:line-break/></text:p>
      <text:p text:style-name="P1">United States of America, Virginia, Smyth County<text:line-break/></text:p>
      <text:p text:style-name="P1">United States of America, Nevada, Esmeralda County<text:line-break/></text:p>
      <text:p text:style-name="P1">Leucohyle mutica<text:line-break/></text:p>
      <text:p text:style-name="P1">Chomelia pallidula<text:line-break/></text:p>
      <text:p text:style-name="P1"><text:soft-page-break/>Phelypaea pareyssi<text:line-break/></text:p>
      <text:p text:style-name="P1">Pseudodracontium kuznetsovii<text:line-break/></text:p>
      <text:p text:style-name="P1">Luxemburgia angustifolia<text:line-break/></text:p>
      <text:p text:style-name="P1">Jasione bovei<text:line-break/></text:p>
      <text:p text:style-name="P1">Magnolia peruviana<text:line-break/></text:p>
      <text:p text:style-name="P1">Verbesina cayucensis<text:line-break/></text:p>
      <text:p text:style-name="P1">Platymiscium speciosum<text:line-break/></text:p>
      <text:p text:style-name="P1">Carthamus helenioides<text:line-break/></text:p>
      <text:p text:style-name="P1">Stathmostelma stipitatum<text:line-break/></text:p>
      <text:p text:style-name="P1">Albizia stipulata<text:line-break/></text:p>
      <text:p text:style-name="P1">Justicia nummulus<text:line-break/></text:p>
      <text:p text:style-name="P1">Brachionidium galeatum<text:line-break/></text:p>
      <text:p text:style-name="P1">Crataegus patrum<text:line-break/></text:p>
      <text:p text:style-name="P1">Tillaea saginoides<text:line-break/></text:p>
      <text:p text:style-name="P1">United States of America, North Carolina, Polk County<text:line-break/></text:p>
      <text:p text:style-name="P1">United States of America, Arizona, Navajo County<text:line-break/></text:p>
      <text:p text:style-name="P1"><text:soft-page-break/>United States of America, New York, Rensselaer County<text:line-break/></text:p>
      <text:p text:style-name="P1">United States of America, Oklahoma, Carter County<text:line-break/></text:p>
      <text:p text:style-name="P1">United States of America, Georgia, Sumter County<text:line-break/></text:p>
      <text:p text:style-name="P1">United States of America, Ohio, Hamilton County<text:line-break/></text:p>
      <text:p text:style-name="P1">United States of America, Florida, Levy County<text:line-break/></text:p>
      <text:p text:style-name="P1">United States of America, North Carolina, Orange County<text:line-break/></text:p>
      <text:p text:style-name="P1">United States of America, Oklahoma<text:line-break/></text:p>
      <text:p text:style-name="P1">United States of America, Florida, Jefferson County<text:line-break/></text:p>
      <text:p text:style-name="P1">Canada, New Brunswick, Gloucester County (New Brunswick)<text:line-break/></text:p>
      <text:p text:style-name="P1">United States of America, Texas, Bowie County<text:line-break/></text:p>
      <text:p text:style-name="P1">United States of America, California, San Francisco County<text:line-break/></text:p>
      <text:p text:style-name="P1">United States of America, Colorado, El Paso County<text:line-break/></text:p>
      <text:p text:style-name="P1">United States of America, Georgia, Emanuel County<text:line-break/></text:p>
      <text:p text:style-name="P1">United States of America, Ohio, Butler County<text:line-break/></text:p>
      <text:p text:style-name="P1">Helianthemum distachyos<text:line-break/></text:p>
      <text:p text:style-name="P1">Thelypteris boridensis<text:line-break/></text:p>
      <text:p text:style-name="P1"><text:soft-page-break/>Enydra sessilifolia<text:line-break/></text:p>
      <text:p text:style-name="P1">Microtis atrata<text:line-break/></text:p>
      <text:p text:style-name="P1">Syzygium lineatum<text:line-break/></text:p>
      <text:p text:style-name="P1">Holcus densus<text:line-break/></text:p>
      <text:p text:style-name="P1">Miconia buchtienii<text:line-break/></text:p>
      <text:p text:style-name="P1">Quamoclit lobata<text:line-break/></text:p>
      <text:p text:style-name="P1">Aria subochracea<text:line-break/></text:p>
      <text:p text:style-name="P1">Soldanella crenata<text:line-break/></text:p>
      <text:p text:style-name="P1">Ribes divaricatum<text:line-break/></text:p>
      <text:p text:style-name="P1">Podosemum foliosum<text:line-break/></text:p>
      <text:p text:style-name="P1">Lycopsis longifolia<text:line-break/></text:p>
      <text:p text:style-name="P1">Gireoudia pilifera<text:line-break/></text:p>
      <text:p text:style-name="P1">Otholobium dreweae<text:line-break/></text:p>
      <text:p text:style-name="P1">Neottianthe ovata<text:line-break/></text:p>
      <text:p text:style-name="P1">United States of America, Vermont, Addison County<text:line-break/></text:p>
      <text:p text:style-name="P1">United States of America, North Carolina, Swain County<text:line-break/></text:p>
      <text:p text:style-name="P1"><text:soft-page-break/>United States of America, Minnesota, Cass County (Minnesota)<text:line-break/></text:p>
      <text:p text:style-name="P1">United States of America, Utah, Kane County<text:line-break/></text:p>
      <text:p text:style-name="P1">United States of America, Texas, Tom Green County<text:line-break/></text:p>
      <text:p text:style-name="P1">United States of America, Iowa, Decatur County<text:line-break/></text:p>
      <text:p text:style-name="P1">United States of America, Idaho, Nez Perce County<text:line-break/></text:p>
      <text:p text:style-name="P1">United States of America, Ohio, Washington County<text:line-break/></text:p>
      <text:p text:style-name="P1">United States of America, Nevada, White Pine County<text:line-break/></text:p>
      <text:p text:style-name="P1">Mexico, San Luis Potosi<text:line-break/></text:p>
      <text:p text:style-name="P1">United States of America, Virginia<text:line-break/></text:p>
      <text:p text:style-name="P1">United States of America, Georgia, Muscogee County<text:line-break/></text:p>
      <text:p text:style-name="P1">United States of America, New Mexico<text:line-break/></text:p>
      <text:p text:style-name="P1">United States of America, California, Santa Clara County<text:line-break/></text:p>
      <text:p text:style-name="P1">United States of America, Rhode Island, Bristol County<text:line-break/></text:p>
      <text:p text:style-name="P1">United States of America, Delaware, Kent County<text:line-break/></text:p>
      <text:p text:style-name="P1">Coprosma cuspidifolia<text:line-break/></text:p>
      <text:p text:style-name="P1">Bulbophyllum lipochilum<text:line-break/></text:p>
      <text:p text:style-name="P1"><text:soft-page-break/>Abutilon myrianthum<text:line-break/></text:p>
      <text:p text:style-name="P1">Nierembergia scoparia<text:line-break/></text:p>
      <text:p text:style-name="P1">Aster frostii<text:line-break/></text:p>
      <text:p text:style-name="P1">Xylopia javanica<text:line-break/></text:p>
      <text:p text:style-name="P1">Dimorpholepis serrata<text:line-break/></text:p>
      <text:p text:style-name="P1">Begonia hastata<text:line-break/></text:p>
      <text:p text:style-name="P1">Colocasia heterochroma<text:line-break/></text:p>
      <text:p text:style-name="P1">Lamyra afra<text:line-break/></text:p>
      <text:p text:style-name="P1">Arctotis pusilla<text:line-break/></text:p>
      <text:p text:style-name="P1">Vaccinium scalarinervium<text:line-break/></text:p>
      <text:p text:style-name="P1">Sporobolus seineri<text:line-break/></text:p>
      <text:p text:style-name="P1">Alternanthera tetramera<text:line-break/></text:p>
      <text:p text:style-name="P1">Pinguicula conzattii<text:line-break/></text:p>
      <text:p text:style-name="P1">Blepharidachne benthamiana<text:line-break/></text:p>
      <text:p text:style-name="P1">United States of America, Georgia, Mitchell County<text:line-break/></text:p>
      <text:p text:style-name="P1">United States of America, South Carolina, Laurens County<text:line-break/></text:p>
      <text:p text:style-name="P1"><text:soft-page-break/>United States of America, Florida, Jackson County<text:line-break/></text:p>
      <text:p text:style-name="P1">United States of America, Idaho, Blaine County<text:line-break/></text:p>
      <text:p text:style-name="P1">Canada, Nunavut<text:line-break/></text:p>
      <text:p text:style-name="P1">United States of America, Connecticut, Windham County<text:line-break/></text:p>
      <text:p text:style-name="P1">United States of America, Michigan, Ingham County<text:line-break/></text:p>
      <text:p text:style-name="P1">United States of America, Louisiana, Jefferson County<text:line-break/></text:p>
      <text:p text:style-name="P1">United States of America, Idaho, Jefferson County<text:line-break/></text:p>
      <text:p text:style-name="P1">United States of America, New York, Albany County<text:line-break/></text:p>
      <text:p text:style-name="P1">United States of America, New Jersey, Bergen County<text:line-break/></text:p>
      <text:p text:style-name="P1">United States of America, Texas, Randall County<text:line-break/></text:p>
      <text:p text:style-name="P1">United States of America, Washington, Grays Harbor County<text:line-break/></text:p>
      <text:p text:style-name="P1">United States of America, North Carolina, Haywood County<text:line-break/></text:p>
      <text:p text:style-name="P1">Canada, Nova Scotia, Lunenburg County (Nova Scotia)<text:line-break/></text:p>
      <text:p text:style-name="P1">United States of America, Idaho, Oneida County<text:line-break/></text:p>
      <text:p text:style-name="P1">Diospyros verrucosa<text:line-break/></text:p>
      <text:p text:style-name="P1">Bionia rigida<text:line-break/></text:p>
      <text:p text:style-name="P1"><text:soft-page-break/>Monella ventricosa<text:line-break/></text:p>
      <text:p text:style-name="P1">Opuntia boldinghii<text:line-break/></text:p>
      <text:p text:style-name="P1">Antirrhinum purpureum<text:line-break/></text:p>
      <text:p text:style-name="P1">Pogostemon chinensis<text:line-break/></text:p>
      <text:p text:style-name="P1">Mananthes lianshanica<text:line-break/></text:p>
      <text:p text:style-name="P1">Sphaeralcea sandemanii<text:line-break/></text:p>
      <text:p text:style-name="P1">Dasystephana linearis<text:line-break/></text:p>
      <text:p text:style-name="P1">Blyxa caulescens<text:line-break/></text:p>
      <text:p text:style-name="P1">Vavaea pachyphylla<text:line-break/></text:p>
      <text:p text:style-name="P1">Rondeletia amoena<text:line-break/></text:p>
      <text:p text:style-name="P1">Impatiens mairei<text:line-break/></text:p>
      <text:p text:style-name="P1">Armeria macrophylla<text:line-break/></text:p>
      <text:p text:style-name="P1">Feijoa sellowiana<text:line-break/></text:p>
      <text:p text:style-name="P1">Calamagrostis macloviana<text:line-break/></text:p>
      <text:p text:style-name="P1">United States of America, Washington, Skagit County<text:line-break/></text:p>
      <text:p text:style-name="P1">Canada, Northwest Territories, South Slave Region (Northwest Territories)<text:line-break/></text:p>
      <text:p text:style-name="P1"><text:soft-page-break/>United States of America, Delaware<text:line-break/></text:p>
      <text:p text:style-name="P1">United States of America, Montana, Park County<text:line-break/></text:p>
      <text:p text:style-name="P1">United States of America, California, Solano County<text:line-break/></text:p>
      <text:p text:style-name="P1">United States of America, Georgia, Dougherty County<text:line-break/></text:p>
      <text:p text:style-name="P1">Canada, Quebec Province, La Matapedia, MRC<text:line-break/></text:p>
      <text:p text:style-name="P1">United States of America, Alaska, Sitka County<text:line-break/></text:p>
      <text:p text:style-name="P1">United States of America, Missouri, Vernon County<text:line-break/></text:p>
      <text:p text:style-name="P1">United States of America, California, Napa County<text:line-break/></text:p>
      <text:p text:style-name="P1">United States of America, Texas, Smith County<text:line-break/></text:p>
      <text:p text:style-name="P1">United States of America, North Carolina, Jones County<text:line-break/></text:p>
      <text:p text:style-name="P1">United States of America, Indiana, Jasper County<text:line-break/></text:p>
      <text:p text:style-name="P1">United States of America, California, Riverside County<text:line-break/></text:p>
      <text:p text:style-name="P1">Mexico, Puebla<text:line-break/></text:p>
      <text:p text:style-name="P1">United States of America, California, Santa Cruz County<text:line-break/></text:p>
      <text:p text:style-name="P1">Hydrocotyle fusca<text:line-break/></text:p>
      <text:p text:style-name="P1">Tephrosia myrtifolia<text:line-break/></text:p>
      <text:p text:style-name="P1"><text:soft-page-break/>Sampera pichinchensis<text:line-break/></text:p>
      <text:p text:style-name="P1">Hieracium confluens<text:line-break/></text:p>
      <text:p text:style-name="P1">Strychnos buettneri<text:line-break/></text:p>
      <text:p text:style-name="P1">Brossaea vernalis<text:line-break/></text:p>
      <text:p text:style-name="P1">Ixora manila<text:line-break/></text:p>
      <text:p text:style-name="P1">Cynopaema androsaemifolium<text:line-break/></text:p>
      <text:p text:style-name="P1">Arachnothryx capitellata<text:line-break/></text:p>
      <text:p text:style-name="P1">Feuilleea glyphoxylon<text:line-break/></text:p>
      <text:p text:style-name="P1">Blaeria glanduligera<text:line-break/></text:p>
      <text:p text:style-name="P1">Erisma niveum<text:line-break/></text:p>
      <text:p text:style-name="P1">Cryptocarya glaucocarpa<text:line-break/></text:p>
      <text:p text:style-name="P1">Buchnera orgyalis<text:line-break/></text:p>
      <text:p text:style-name="P1">Araucaria albospica<text:line-break/></text:p>
      <text:p text:style-name="P1">Neolitsea archboldiana<text:line-break/></text:p>
      <text:p text:style-name="P1">United States of America, Alaska, Juneau Borough<text:line-break/></text:p>
      <text:p text:style-name="P1">Saint Lucia<text:line-break/></text:p>
      <text:p text:style-name="P1"><text:soft-page-break/>United States of America, Kentucky, Harlan County<text:line-break/></text:p>
      <text:p text:style-name="P1">United States of America, Mississippi, Bolivar County<text:line-break/></text:p>
      <text:p text:style-name="P1">United States of America, Florida, Brevard County<text:line-break/></text:p>
      <text:p text:style-name="P1">United States of America, California, Sonoma County<text:line-break/></text:p>
      <text:p text:style-name="P1">United States of America, Oregon, Linn County<text:line-break/></text:p>
      <text:p text:style-name="P1">United States of America, Florida, Saint Johns County<text:line-break/></text:p>
      <text:p text:style-name="P1">United States of America, Texas, Karnes County<text:line-break/></text:p>
      <text:p text:style-name="P1">United States of America, Iowa<text:line-break/></text:p>
      <text:p text:style-name="P1">United States of America, Idaho, Canyon County<text:line-break/></text:p>
      <text:p text:style-name="P1">United States of America, Virginia, Giles County<text:line-break/></text:p>
      <text:p text:style-name="P1">United States of America, Maine, Sagadahoc County<text:line-break/></text:p>
      <text:p text:style-name="P1">United States of America, Washington, Grant County<text:line-break/></text:p>
      <text:p text:style-name="P1">United States of America, Alaska, North Slope<text:line-break/></text:p>
      <text:p text:style-name="P1">United States of America, Tennessee<text:line-break/></text:p>
      <text:p text:style-name="P1">Becium cameronii<text:line-break/></text:p>
      <text:p text:style-name="P1">Ocotea laetevirens<text:line-break/></text:p>
      <text:p text:style-name="P1"><text:soft-page-break/>Notocactus haselbergii<text:line-break/></text:p>
      <text:p text:style-name="P1">Microtoena delavayi<text:line-break/></text:p>
      <text:p text:style-name="P1">Montia erythrophylla<text:line-break/></text:p>
      <text:p text:style-name="P1">Pinus nobilis<text:line-break/></text:p>
      <text:p text:style-name="P1">Calamagrostis coarctata<text:line-break/></text:p>
      <text:p text:style-name="P1">Viscum humbertii<text:line-break/></text:p>
      <text:p text:style-name="P1">Polypodium tijuccanum<text:line-break/></text:p>
      <text:p text:style-name="P1">Cypripedium × lathamii<text:line-break/></text:p>
      <text:p text:style-name="P1">Polypogon magellanicus<text:line-break/></text:p>
      <text:p text:style-name="P1">Geranium jainii<text:line-break/></text:p>
      <text:p text:style-name="P1">Carex mainensis<text:line-break/></text:p>
      <text:p text:style-name="P1">Hypericum leprosum<text:line-break/></text:p>
      <text:p text:style-name="P1">Styloglossum chrysanthum<text:line-break/></text:p>
      <text:p text:style-name="P1">Cirsium oleraceum<text:line-break/></text:p>
      <text:p text:style-name="P1">United States of America, Massachusetts, Plymouth County<text:line-break/></text:p>
      <text:p text:style-name="P1">United States of America, North Carolina, Harnett County<text:line-break/></text:p>
      <text:p text:style-name="P1"><text:soft-page-break/>United States of America, South Carolina, Darlington County<text:line-break/></text:p>
      <text:p text:style-name="P1">United States of America, New York, St. Lawrence County<text:line-break/></text:p>
      <text:p text:style-name="P1">United States of America, Tennessee, Marshall County<text:line-break/></text:p>
      <text:p text:style-name="P1">United States of America, Ohio, Lucas County<text:line-break/></text:p>
      <text:p text:style-name="P1">Panama<text:line-break/></text:p>
      <text:p text:style-name="P1">Mexico, Guanajuato<text:line-break/></text:p>
      <text:p text:style-name="P1">United States of America, South Carolina, Charleston County<text:line-break/></text:p>
      <text:p text:style-name="P1">United States of America, Vermont, Essex County<text:line-break/></text:p>
      <text:p text:style-name="P1">El Salvador<text:line-break/></text:p>
      <text:p text:style-name="P1">United States of America, Missouri, Benton County<text:line-break/></text:p>
      <text:p text:style-name="P1">United States of America, Utah, Sevier County<text:line-break/></text:p>
      <text:p text:style-name="P1">United States of America, Wyoming, Carbon County<text:line-break/></text:p>
      <text:p text:style-name="P1">United States of America, California, Calaveras County<text:line-break/></text:p>
      <text:p text:style-name="P1">Odontoglossum punctulatum<text:line-break/></text:p>
      <text:p text:style-name="P1">Eutrochium dubium<text:line-break/></text:p>
      <text:p text:style-name="P1">Aulomyrcia dictyophylla<text:line-break/></text:p>
      <text:p text:style-name="P1"><text:soft-page-break/>Oncidium humboldtii<text:line-break/></text:p>
      <text:p text:style-name="P1">Cucurbita purpurea<text:line-break/></text:p>
      <text:p text:style-name="P1">Hydrocotyle racemosa<text:line-break/></text:p>
      <text:p text:style-name="P1">Lindelofia benthamii<text:line-break/></text:p>
      <text:p text:style-name="P1">Crataegus × berolinensis<text:line-break/></text:p>
      <text:p text:style-name="P1">Dendrophyllanthus hypospodius<text:line-break/></text:p>
      <text:p text:style-name="P1">Ivesia callida<text:line-break/></text:p>
      <text:p text:style-name="P1">Combretum copaliferum<text:line-break/></text:p>
      <text:p text:style-name="P1">Acacia umbellata<text:line-break/></text:p>
      <text:p text:style-name="P1">Otoglossum luerorum<text:line-break/></text:p>
      <text:p text:style-name="P1">Ouratea microdonta<text:line-break/></text:p>
      <text:p text:style-name="P1">Oncidium plicigerum<text:line-break/></text:p>
      <text:p text:style-name="P1">Palicourea triphylla<text:line-break/></text:p>
      <text:p text:style-name="P1">Canada, Prince Edward Island, Prince County (Prince Edward Island)<text:line-break/></text:p>
      <text:p text:style-name="P1">Mexico, Veracruz<text:line-break/></text:p>
      <text:p text:style-name="P1">United States of America, Nebraska, Rock County<text:line-break/></text:p>
      <text:p text:style-name="P1"><text:soft-page-break/>United States of America, Virginia, Augusta County<text:line-break/></text:p>
      <text:p text:style-name="P1">Trinidad and Tobago, Trinidad<text:line-break/></text:p>
      <text:p text:style-name="P1">United States of America, New York, Essex County<text:line-break/></text:p>
      <text:p text:style-name="P1">Mexico, Sinaloa<text:line-break/></text:p>
      <text:p text:style-name="P1">United States of America, Ohio, Fairfield County<text:line-break/></text:p>
      <text:p text:style-name="P1">United States of America, Texas, Victoria County<text:line-break/></text:p>
      <text:p text:style-name="P1">United States of America, New Jersey, Ocean County<text:line-break/></text:p>
      <text:p text:style-name="P1">United States of America, Virginia, Shenandoah County<text:line-break/></text:p>
      <text:p text:style-name="P1">United States of America, Texas, Armstrong County<text:line-break/></text:p>
      <text:p text:style-name="P1">United States of America, Oregon, Morrow County<text:line-break/></text:p>
      <text:p text:style-name="P1">United States of America, Colorado, Boulder County<text:line-break/></text:p>
      <text:p text:style-name="P1">United States of America, Vermont, Caledonia County<text:line-break/></text:p>
      <text:p text:style-name="P1">Jamaica<text:line-break/></text:p>
      <text:p text:style-name="P1">Bonafousia pendula<text:line-break/></text:p>
      <text:p text:style-name="P1">Scaevola geniculata<text:line-break/></text:p>
      <text:p text:style-name="P1">Indocalamus quadratus<text:line-break/></text:p>
      <text:p text:style-name="P1"><text:soft-page-break/>Rosa elongatifrons<text:line-break/></text:p>
      <text:p text:style-name="P1">Amomum monophyllum<text:line-break/></text:p>
      <text:p text:style-name="P1">Mesosphaerum alpestre<text:line-break/></text:p>
      <text:p text:style-name="P1">Lastrea ptarmiciformis<text:line-break/></text:p>
      <text:p text:style-name="P1">Stemodiacra palustris<text:line-break/></text:p>
      <text:p text:style-name="P1">Calonemorchis patersonii<text:line-break/></text:p>
      <text:p text:style-name="P1">Claoxylon caerulescens<text:line-break/></text:p>
      <text:p text:style-name="P1">Mitrephora multiovulata<text:line-break/></text:p>
      <text:p text:style-name="P1">Hieraciodes corniculata<text:line-break/></text:p>
      <text:p text:style-name="P1">Erythroxylum skutchii<text:line-break/></text:p>
      <text:p text:style-name="P1">Gendarussa orchioides<text:line-break/></text:p>
      <text:p text:style-name="P1">Opilia latifolia<text:line-break/></text:p>
      <text:p text:style-name="P1">Aechmea filicaulis<text:line-break/></text:p>
      <text:p text:style-name="P1">United States of America, Indiana, Perry County<text:line-break/></text:p>
      <text:p text:style-name="P1">United States of America, Arkansas, Scott County<text:line-break/></text:p>
      <text:p text:style-name="P1">United States of America, West Virginia, Preston County<text:line-break/></text:p>
      <text:p text:style-name="P1"><text:soft-page-break/>Mexico, Morelos, Cuernavaca<text:line-break/></text:p>
      <text:p text:style-name="P1">Costa Rica, Guanacaste<text:line-break/></text:p>
      <text:p text:style-name="P1">United States of America, Oklahoma, Harmon County<text:line-break/></text:p>
      <text:p text:style-name="P1">United States of America, Arizona, Pinal County<text:line-break/></text:p>
      <text:p text:style-name="P1">United States of America, Virginia, Nansemond County<text:line-break/></text:p>
      <text:p text:style-name="P1">United States of America, West Virginia, Pocahontas County<text:line-break/></text:p>
      <text:p text:style-name="P1">United States of America, Nebraska, Cherry County<text:line-break/></text:p>
      <text:p text:style-name="P1">United States of America, Florida, Alachua County<text:line-break/></text:p>
      <text:p text:style-name="P1">United States of America, Pennsylvania, Northampton County<text:line-break/></text:p>
      <text:p text:style-name="P1">United States of America, Florida, Marion County<text:line-break/></text:p>
      <text:p text:style-name="P1">United States of America, Virginia, Arlington County<text:line-break/></text:p>
      <text:p text:style-name="P1">United States of America, Florida, Indian River County<text:line-break/></text:p>
      <text:p text:style-name="P1">Canada, Manitoba, Portage la Prairie, Rural Municipality of<text:line-break/></text:p>
      <text:p text:style-name="P1">Hypopitys americana<text:line-break/></text:p>
      <text:p text:style-name="P1">Arisaema loureiroi<text:line-break/></text:p>
      <text:p text:style-name="P1">Homalium tongaense<text:line-break/></text:p>
      <text:p text:style-name="P1"><text:soft-page-break/>Gaertnera guillotii<text:line-break/></text:p>
      <text:p text:style-name="P1">Phoradendron eduardi<text:line-break/></text:p>
      <text:p text:style-name="P1">Tabernaemontana bovina<text:line-break/></text:p>
      <text:p text:style-name="P1">Colchicum tessulatum<text:line-break/></text:p>
      <text:p text:style-name="P1">Marsdenia incisa<text:line-break/></text:p>
      <text:p text:style-name="P1">Vachellia bavazzanoi<text:line-break/></text:p>
      <text:p text:style-name="P1">Lepanthopsis domingensis<text:line-break/></text:p>
      <text:p text:style-name="P1">Dasylepis thomasii<text:line-break/></text:p>
      <text:p text:style-name="P1">Helminthotheca comosa<text:line-break/></text:p>
      <text:p text:style-name="P1">Condaliopsis rigida<text:line-break/></text:p>
      <text:p text:style-name="P1">Gesneria lindmanii<text:line-break/></text:p>
      <text:p text:style-name="P1">Agathosma pusilla<text:line-break/></text:p>
      <text:p text:style-name="P1">Meibomia nitida<text:line-break/></text:p>
      <text:p text:style-name="P1">United States of America, Nevada, Eureka County<text:line-break/></text:p>
      <text:p text:style-name="P1">United States of America, Washington, Okanogan County<text:line-break/></text:p>
      <text:p text:style-name="P1">United States of America, Montana, Lake County<text:line-break/></text:p>
      <text:p text:style-name="P1"><text:soft-page-break/>United States of America, California, Humboldt County<text:line-break/></text:p>
      <text:p text:style-name="P1">United States of America, Texas, Bexar County<text:line-break/></text:p>
      <text:p text:style-name="P1">United States of America, North Carolina, Madison County<text:line-break/></text:p>
      <text:p text:style-name="P1">United States of America, Pennsylvania<text:line-break/></text:p>
      <text:p text:style-name="P1">United States of America, Florida, Leon County<text:line-break/></text:p>
      <text:p text:style-name="P1">United States of America, Oklahoma, Johnston County<text:line-break/></text:p>
      <text:p text:style-name="P1">Canada, Nova Scotia, Yarmouth County (Nova Scotia)<text:line-break/></text:p>
      <text:p text:style-name="P1">United States of America, Virginia, Surry County<text:line-break/></text:p>
      <text:p text:style-name="P1">Mexico, Chiapas<text:line-break/></text:p>
      <text:p text:style-name="P1">United States of America, New Mexico, Sierra County<text:line-break/></text:p>
      <text:p text:style-name="P1">Costa Rica, Heredia<text:line-break/></text:p>
      <text:p text:style-name="P1">United States of America, Colorado, Mesa County<text:line-break/></text:p>
      <text:p text:style-name="P1">United States of America, New Hampshire, Strafford County<text:line-break/></text:p>
      <text:p text:style-name="P1">Hieracium linearifolium<text:line-break/></text:p>
      <text:p text:style-name="P1">Achyranthes lanaiensis<text:line-break/></text:p>
      <text:p text:style-name="P1">Abelmoschus caillei<text:line-break/></text:p>
      <text:p text:style-name="P1"><text:soft-page-break/>Leuzea palmeilana<text:line-break/></text:p>
      <text:p text:style-name="P1">Agapetes prostrata<text:line-break/></text:p>
      <text:p text:style-name="P1">Zaluzianskya africana<text:line-break/></text:p>
      <text:p text:style-name="P1">Irlbachia phelpsiana<text:line-break/></text:p>
      <text:p text:style-name="P1">Belvala dodecandra<text:line-break/></text:p>
      <text:p text:style-name="P1">Encyclia guentheriana<text:line-break/></text:p>
      <text:p text:style-name="P1">Monechma ukambense<text:line-break/></text:p>
      <text:p text:style-name="P1">Filaginella palustris<text:line-break/></text:p>
      <text:p text:style-name="P1">Callista clavipes<text:line-break/></text:p>
      <text:p text:style-name="P1">Uragoga neurotricha<text:line-break/></text:p>
      <text:p text:style-name="P1">Erysimum brachycarpum<text:line-break/></text:p>
      <text:p text:style-name="P1">Walsura glabra<text:line-break/></text:p>
      <text:p text:style-name="P1">Pentas oncostipula<text:line-break/></text:p>
      <text:p text:style-name="P1">United States of America, Ohio, Franklin County<text:line-break/></text:p>
      <text:p text:style-name="P1">United States of America, Oregon, Harney County<text:line-break/></text:p>
      <text:p text:style-name="P1">United States of America, Idaho, Latah County<text:line-break/></text:p>
      <text:p text:style-name="P1"><text:soft-page-break/>United States of America, California, San Mateo County<text:line-break/></text:p>
      <text:p text:style-name="P1">United States of America, Louisiana, Orleans County<text:line-break/></text:p>
      <text:p text:style-name="P1">United States of America, Oklahoma, Seminole County<text:line-break/></text:p>
      <text:p text:style-name="P1">United States of America, Texas, Jackson County<text:line-break/></text:p>
      <text:p text:style-name="P1">United States of America, New York, Greene County<text:line-break/></text:p>
      <text:p text:style-name="P1">Canada, British Columbia, Regional District of Nanaimo<text:line-break/></text:p>
      <text:p text:style-name="P1">United States of America, Florida, Orange County<text:line-break/></text:p>
      <text:p text:style-name="P1">United States of America, California, Lassen County<text:line-break/></text:p>
      <text:p text:style-name="P1">Dominica<text:line-break/></text:p>
      <text:p text:style-name="P1">Canada, Ontario, Regional Municipality of Waterloo<text:line-break/></text:p>
      <text:p text:style-name="P1">United States of America, Alabama, Mobile County<text:line-break/></text:p>
      <text:p text:style-name="P1">United States of America, California, Yuba County<text:line-break/></text:p>
      <text:p text:style-name="P1">United States of America, Montana, Powell County<text:line-break/></text:p>
      <text:p text:style-name="P1">Sapindus thurstonii<text:line-break/></text:p>
      <text:p text:style-name="P1">Coleosanthus thyrsiflorus<text:line-break/></text:p>
      <text:p text:style-name="P1">Potentilla pilosa<text:line-break/></text:p>
      <text:p text:style-name="P1"><text:soft-page-break/>Taraxacum belonodens<text:line-break/></text:p>
      <text:p text:style-name="P1">Purpureostemon ciliatus<text:line-break/></text:p>
      <text:p text:style-name="P1">Rubus rubiginosus<text:line-break/></text:p>
      <text:p text:style-name="P1">Elaeagnus cyanea<text:line-break/></text:p>
      <text:p text:style-name="P1">Salix torrentis<text:line-break/></text:p>
      <text:p text:style-name="P1">Stelis tricolor<text:line-break/></text:p>
      <text:p text:style-name="P1">Panicum orthostachys<text:line-break/></text:p>
      <text:p text:style-name="P1">Centaurodes stricta<text:line-break/></text:p>
      <text:p text:style-name="P1">Chondrilla gibbirostris<text:line-break/></text:p>
      <text:p text:style-name="P1">Panicum metzii<text:line-break/></text:p>
      <text:p text:style-name="P1">Aristolochia arenicola<text:line-break/></text:p>
      <text:p text:style-name="P1">Didymosperma hastata<text:line-break/></text:p>
      <text:p text:style-name="P1">Ludwigia martii<text:line-break/></text:p>
      <text:p text:style-name="P1">United States of America, Nebraska<text:line-break/></text:p>
      <text:p text:style-name="P1">United States of America, Wisconsin, Marquette County<text:line-break/></text:p>
      <text:p text:style-name="P1">Mexico, Tabasco, Huimanguillo<text:line-break/></text:p>
      <text:p text:style-name="P1"><text:soft-page-break/>Canada, Quebec Province, Rimouski-Neigette, MRC<text:line-break/></text:p>
      <text:p text:style-name="P1">United States of America, Michigan, Lake County<text:line-break/></text:p>
      <text:p text:style-name="P1">United States of America, New York, Erie County<text:line-break/></text:p>
      <text:p text:style-name="P1">United States of America, Texas, Harris County<text:line-break/></text:p>
      <text:p text:style-name="P1">United States of America, Tennessee, Polk County<text:line-break/></text:p>
      <text:p text:style-name="P1">United States of America, Texas, Val Verde County<text:line-break/></text:p>
      <text:p text:style-name="P1">United States of America, Vermont, Franklin County<text:line-break/></text:p>
      <text:p text:style-name="P1">United States of America, New Hampshire, Sullivan County<text:line-break/></text:p>
      <text:p text:style-name="P1">United States of America, Mississippi, Tishomingo County<text:line-break/></text:p>
      <text:p text:style-name="P1">United States of America, Oklahoma, Beckham County<text:line-break/></text:p>
      <text:p text:style-name="P1">United States of America, Alaska, Kenai Peninsula Borough<text:line-break/></text:p>
      <text:p text:style-name="P1">United States of America, Louisiana, Rapides County<text:line-break/></text:p>
      <text:p text:style-name="P1">United States of America, New York, Delaware County<text:line-break/></text:p>
      <text:p text:style-name="P1">Rhododendron × cartonianum<text:line-break/></text:p>
      <text:p text:style-name="P1">Ephedra podostylax<text:line-break/></text:p>
      <text:p text:style-name="P1">Potamogeton × undulatus<text:line-break/></text:p>
      <text:p text:style-name="P1"><text:soft-page-break/>Sinningia harleyi<text:line-break/></text:p>
      <text:p text:style-name="P1">Senecio balansae<text:line-break/></text:p>
      <text:p text:style-name="P1">Tetraneuris trinervata<text:line-break/></text:p>
      <text:p text:style-name="P1">Justicia squalida<text:line-break/></text:p>
      <text:p text:style-name="P1">Alyssum spinosum<text:line-break/></text:p>
      <text:p text:style-name="P1">Eulophia campanulata<text:line-break/></text:p>
      <text:p text:style-name="P1">Eufragia vivianii<text:line-break/></text:p>
      <text:p text:style-name="P1">Tephrosia karkarensis<text:line-break/></text:p>
      <text:p text:style-name="P1">Pepo oblongus<text:line-break/></text:p>
      <text:p text:style-name="P1">Angelica tsinlingensis<text:line-break/></text:p>
      <text:p text:style-name="P1">Clematis pseudoalpina<text:line-break/></text:p>
      <text:p text:style-name="P1">Bulbophyllum migueldavidii<text:line-break/></text:p>
      <text:p text:style-name="P1">Nageia gnidioides<text:line-break/></text:p>
      <text:p text:style-name="P1">United States of America, New York, Sullivan County<text:line-break/></text:p>
      <text:p text:style-name="P1">United States of America, North Carolina, Buncombe County<text:line-break/></text:p>
      <text:p text:style-name="P1">United States of America, Michigan, Muskegon County<text:line-break/></text:p>
      <text:p text:style-name="P1"><text:soft-page-break/>United States of America, Michigan, Keweenaw County<text:line-break/></text:p>
      <text:p text:style-name="P1">United States of America, Missouri, Barry County<text:line-break/></text:p>
      <text:p text:style-name="P1">United States of America, Idaho, Lemhi County<text:line-break/></text:p>
      <text:p text:style-name="P1">United States of America, Wyoming, Sublette County<text:line-break/></text:p>
      <text:p text:style-name="P1">Guatemala, Quiche<text:line-break/></text:p>
      <text:p text:style-name="P1">United States of America, Nebraska, Dawes County<text:line-break/></text:p>
      <text:p text:style-name="P1">United States of America, New Hampshire, Belknap County<text:line-break/></text:p>
      <text:p text:style-name="P1">United States of America, Oregon, Deschutes County<text:line-break/></text:p>
      <text:p text:style-name="P1">United States of America, Louisiana, Vermillion County<text:line-break/></text:p>
      <text:p text:style-name="P1">United States of America, Mississippi, Jackson County<text:line-break/></text:p>
      <text:p text:style-name="P1">United States of America, Alaska, Denali Borough<text:line-break/></text:p>
      <text:p text:style-name="P1">United States of America, Rhode Island, Kent County<text:line-break/></text:p>
      <text:p text:style-name="P1">United States of America, Arizona, Maricopa County<text:line-break/></text:p>
      <text:p text:style-name="P1">Argythamnia illimaniensis<text:line-break/></text:p>
      <text:p text:style-name="P1">Medica inermis<text:line-break/></text:p>
      <text:p text:style-name="P1">Hosta polyneuron<text:line-break/></text:p>
      <text:p text:style-name="P1"><text:soft-page-break/>Gagea hypoxioides<text:line-break/></text:p>
      <text:p text:style-name="P1">Talauma gloriensis<text:line-break/></text:p>
      <text:p text:style-name="P1">Raddia portoi<text:line-break/></text:p>
      <text:p text:style-name="P1">Copaifera epunctata<text:line-break/></text:p>
      <text:p text:style-name="P1">Bouzetia maritima<text:line-break/></text:p>
      <text:p text:style-name="P1">Taeckholmia regis-jubae<text:line-break/></text:p>
      <text:p text:style-name="P1">Calytrix warburtonensis<text:line-break/></text:p>
      <text:p text:style-name="P1">Linociera parvifolia<text:line-break/></text:p>
      <text:p text:style-name="P1">Glochidion symphoricarpoides<text:line-break/></text:p>
      <text:p text:style-name="P1">Urophyllum creaghii<text:line-break/></text:p>
      <text:p text:style-name="P1">Plazia herzogiana<text:line-break/></text:p>
      <text:p text:style-name="P1">Gaultheria suborbicularis<text:line-break/></text:p>
      <text:p text:style-name="P1">Butneria occidentalis<text:line-break/></text:p>
      <text:p text:style-name="P1">United States of America, Montana, Flathead County<text:line-break/></text:p>
      <text:p text:style-name="P1">United States of America, Florida, Polk County<text:line-break/></text:p>
      <text:p text:style-name="P1">United States of America, Kansas, Sheridan County<text:line-break/></text:p>
      <text:p text:style-name="P1"><text:soft-page-break/>Canada, Quebec Province, Communaute maritime des Iles-de-la-Madeleine agglomeration<text:line-break/></text:p>
      <text:p text:style-name="P1">United States of America, California, Fresno County<text:line-break/></text:p>
      <text:p text:style-name="P1">United States of America, Virginia, Norfolk County<text:line-break/></text:p>
      <text:p text:style-name="P1">United States of America, Pennsylvania, Delaware County<text:line-break/></text:p>
      <text:p text:style-name="P1">United States of America, Missouri, Stone County<text:line-break/></text:p>
      <text:p text:style-name="P1">United States of America, Oklahoma, Blaine County<text:line-break/></text:p>
      <text:p text:style-name="P1">United States of America, Arkansas, Prairie County<text:line-break/></text:p>
      <text:p text:style-name="P1">United States of America, West Virginia<text:line-break/></text:p>
      <text:p text:style-name="P1">United States of America, Arkansas, Phillips County<text:line-break/></text:p>
      <text:p text:style-name="P1">United States of America, Iowa, Davis County<text:line-break/></text:p>
      <text:p text:style-name="P1">United States of America, Indiana, Whitley County<text:line-break/></text:p>
      <text:p text:style-name="P1">Mexico, Nuevo Leon, Monterrey<text:line-break/></text:p>
      <text:p text:style-name="P1">United States of America, Indiana, Wells County<text:line-break/></text:p>
      <text:p text:style-name="P1">Dichaea cachacoensis<text:line-break/></text:p>
      <text:p text:style-name="P1">Beschorneria pubescens<text:line-break/></text:p>
      <text:p text:style-name="P1">Polypodium flagelliforme<text:line-break/></text:p>
      <text:p text:style-name="P1"><text:soft-page-break/>Maxillaria encyclioides<text:line-break/></text:p>
      <text:p text:style-name="P1">Indigofera barbata<text:line-break/></text:p>
      <text:p text:style-name="P1">Timoron dichotomum<text:line-break/></text:p>
      <text:p text:style-name="P1">Pleurothallis polyliria<text:line-break/></text:p>
      <text:p text:style-name="P1">Stegnogramma leptogrammoides<text:line-break/></text:p>
      <text:p text:style-name="P1">Maesa stenophylla<text:line-break/></text:p>
      <text:p text:style-name="P1">Phyllactis mexicana<text:line-break/></text:p>
      <text:p text:style-name="P1">Saussurea katochaetoides<text:line-break/></text:p>
      <text:p text:style-name="P1">Nolletia annetjieae<text:line-break/></text:p>
      <text:p text:style-name="P1">Acinolis elliptica<text:line-break/></text:p>
      <text:p text:style-name="P1">Globulostylis rammelooana<text:line-break/></text:p>
      <text:p text:style-name="P1">Liatris walteri<text:line-break/></text:p>
      <text:p text:style-name="P1">Elatostema pellionioides<text:line-break/></text:p>
      <text:p text:style-name="P1">United States of America, Pennsylvania, Pike County<text:line-break/></text:p>
      <text:p text:style-name="P1">United States of America, Colorado, Costilla County<text:line-break/></text:p>
      <text:p text:style-name="P1">United States of America, Pennsylvania, Carbon County<text:line-break/></text:p>
      <text:p text:style-name="P1"><text:soft-page-break/>United States of America, Nebraska, Cass County<text:line-break/></text:p>
      <text:p text:style-name="P1">Panama, Colon<text:line-break/></text:p>
      <text:p text:style-name="P1">United States of America, New Mexico, Eddy County<text:line-break/></text:p>
      <text:p text:style-name="P1">United States of America, Arkansas, Crawford County<text:line-break/></text:p>
      <text:p text:style-name="P1">Canada, Quebec Province, La Cote-de-Gaspe, MRC (Quebec)<text:line-break/></text:p>
      <text:p text:style-name="P1">United States of America, Virginia, James City County<text:line-break/></text:p>
      <text:p text:style-name="P1">Cuba, Santiago de Cuba<text:line-break/></text:p>
      <text:p text:style-name="P1">United States of America, Ohio, Portage County<text:line-break/></text:p>
      <text:p text:style-name="P1">Canada, Quebec Province, Saguenay<text:line-break/></text:p>
      <text:p text:style-name="P1">United States of America, New York, Onondaga County<text:line-break/></text:p>
      <text:p text:style-name="P1">United States of America, Arizona, Gila County<text:line-break/></text:p>
      <text:p text:style-name="P1">United States of America, Wisconsin, Sawyer County<text:line-break/></text:p>
      <text:p text:style-name="P1">United States of America, Louisiana, Vernon County<text:line-break/></text:p>
      <text:p text:style-name="P1">Pharbitis speciosa<text:line-break/></text:p>
      <text:p text:style-name="P1">Dudleya rusbyi<text:line-break/></text:p>
      <text:p text:style-name="P1">Dioscorea angustiflora<text:line-break/></text:p>
      <text:p text:style-name="P1"><text:soft-page-break/>Plagiocarpus axillaris<text:line-break/></text:p>
      <text:p text:style-name="P1">Swertia baicalensis<text:line-break/></text:p>
      <text:p text:style-name="P1">Ctenopterella gabonensis<text:line-break/></text:p>
      <text:p text:style-name="P1">Eremogone polycnemifolia<text:line-break/></text:p>
      <text:p text:style-name="P1">Trichasma calycinum<text:line-break/></text:p>
      <text:p text:style-name="P1">Amblovenatum pseudostenobasis<text:line-break/></text:p>
      <text:p text:style-name="P1">Randia tubericollis<text:line-break/></text:p>
      <text:p text:style-name="P1">Dolichos obliquifolius<text:line-break/></text:p>
      <text:p text:style-name="P1">Piper monostachyum<text:line-break/></text:p>
      <text:p text:style-name="P1">Cacalia warmingiana<text:line-break/></text:p>
      <text:p text:style-name="P1">Arctostaphylos cordifolia<text:line-break/></text:p>
      <text:p text:style-name="P1">Crataegus vailiae<text:line-break/></text:p>
      <text:p text:style-name="P1">Aeschynanthus lamponga<text:line-break/></text:p>
      <text:p text:style-name="P1">United States of America, California, Yolo County<text:line-break/></text:p>
      <text:p text:style-name="P1">United States of America, Texas, Howard County<text:line-break/></text:p>
      <text:p text:style-name="P1">United States of America, Tennessee, Sevier County<text:line-break/></text:p>
      <text:p text:style-name="P1"><text:soft-page-break/>United States of America, Michigan, Washtenaw County<text:line-break/></text:p>
      <text:p text:style-name="P1">United States of America, North Dakota<text:line-break/></text:p>
      <text:p text:style-name="P1">United States of America, California, Ventura County<text:line-break/></text:p>
      <text:p text:style-name="P1">United States of America, Texas, Kerr County<text:line-break/></text:p>
      <text:p text:style-name="P1">United States of America, Vermont, Washington County<text:line-break/></text:p>
      <text:p text:style-name="P1">United States of America, Virginia, Nelson County<text:line-break/></text:p>
      <text:p text:style-name="P1">United States of America, Arkansas, Saline County<text:line-break/></text:p>
      <text:p text:style-name="P1">United States of America, Nevada, Lyon County<text:line-break/></text:p>
      <text:p text:style-name="P1">United States of America, Alaska, Fairbanks North Star<text:line-break/></text:p>
      <text:p text:style-name="P1">United States of America, New York, Ontario County<text:line-break/></text:p>
      <text:p text:style-name="P1">United States of America, Colorado, Rio Blanco County<text:line-break/></text:p>
      <text:p text:style-name="P1">United States of America, Kentucky, Union County<text:line-break/></text:p>
      <text:p text:style-name="P1">United States of America, Idaho, Fremont County<text:lin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ian SC" svg:font-family="'Libian SC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30T02:33:04.884062703</dc:date>
    <meta:editing-duration>PT7M5S</meta:editing-duration>
    <meta:editing-cycles>20</meta:editing-cycles>
    <meta:generator>LibreOffice/7.5.4.2$MacOSX_AARCH64 LibreOffice_project/36ccfdc35048b057fd9854c757a8b67ec53977b6</meta:generator>
    <meta:document-statistic meta:table-count="0" meta:image-count="0" meta:object-count="0" meta:page-count="252" meta:paragraph-count="4029" meta:word-count="12488" meta:character-count="104472" meta:non-whitespace-character-count="91984"/>
  </office:meta>
</office:document-meta>
</file>